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35cm" svg:stroke-color="#d1ed9c" draw:stroke-linejoin="round" svg:stroke-linecap="butt" draw:fill="solid" draw:fill-color="#d1ed9c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97d5a4" draw:stroke-linejoin="round" svg:stroke-linecap="butt" draw:fill="solid" draw:fill-color="#97d5a4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solid" svg:stroke-width="0.035cm" svg:stroke-color="#ee6445" draw:stroke-linejoin="round" svg:stroke-linecap="butt" draw:fill="solid" draw:fill-color="#ee6445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d0384e" draw:stroke-linejoin="round" svg:stroke-linecap="butt" draw:fill="solid" draw:fill-color="#d0384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d0384e"/>
    </style:style>
    <style:style style:name="gr9" style:family="graphic" style:parent-style-name="standard">
      <style:graphic-properties draw:stroke="solid" svg:stroke-width="0.035cm" svg:stroke-color="#d0384e" draw:stroke-linejoin="round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fa9b58" draw:stroke-linejoin="round" svg:stroke-linecap="butt" draw:fill="solid" draw:fill-color="#fa9b58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f4faad" draw:stroke-linejoin="round" svg:stroke-linecap="butt" draw:fill="solid" draw:fill-color="#f4faad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3682ba" draw:stroke-linejoin="round" svg:stroke-linecap="butt" draw:fill="solid" draw:fill-color="#3682ba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f1a8" draw:stroke-linejoin="round" svg:stroke-linecap="butt" draw:fill="solid" draw:fill-color="#fff1a8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5cb7aa" draw:stroke-linejoin="round" svg:stroke-linecap="butt" draw:fill="solid" draw:fill-color="#5cb7aa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solid" draw:fill-color="#fece7c"/>
    </style:style>
    <style:style style:name="gr16" style:family="graphic" style:parent-style-name="standard">
      <style:graphic-properties draw:stroke="solid" svg:stroke-width="0.035cm" svg:stroke-color="#fece7c" draw:stroke-linejoin="round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fece7c" draw:stroke-linejoin="round" svg:stroke-linecap="butt" draw:fill="solid" draw:fill-color="#fece7c" fo:padding-top="0.017cm" fo:padding-bottom="0.017cm" fo:padding-left="0.017cm" fo:padding-right="0.017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d1ed9c"/>
    </style:style>
    <style:style style:name="P4" style:family="paragraph">
      <loext:graphic-properties draw:fill="solid" draw:fill-color="#97d5a4"/>
    </style:style>
    <style:style style:name="P5" style:family="paragraph">
      <loext:graphic-properties draw:fill="none"/>
    </style:style>
    <style:style style:name="P6" style:family="paragraph">
      <loext:graphic-properties draw:fill="solid" draw:fill-color="#ee6445"/>
    </style:style>
    <style:style style:name="P7" style:family="paragraph">
      <loext:graphic-properties draw:fill="solid" draw:fill-color="#d0384e"/>
    </style:style>
    <style:style style:name="P8" style:family="paragraph">
      <loext:graphic-properties draw:fill="solid" draw:fill-color="#fa9b58"/>
    </style:style>
    <style:style style:name="P9" style:family="paragraph">
      <loext:graphic-properties draw:fill="solid" draw:fill-color="#f4faad"/>
    </style:style>
    <style:style style:name="P10" style:family="paragraph">
      <loext:graphic-properties draw:fill="solid" draw:fill-color="#3682ba"/>
    </style:style>
    <style:style style:name="P11" style:family="paragraph">
      <loext:graphic-properties draw:fill="solid" draw:fill-color="#fff1a8"/>
    </style:style>
    <style:style style:name="P12" style:family="paragraph">
      <loext:graphic-properties draw:fill="solid" draw:fill-color="#5cb7aa"/>
    </style:style>
    <style:style style:name="P13" style:family="paragraph">
      <loext:graphic-properties draw:fill="solid" draw:fill-color="#fece7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36cm" svg:height="0.303cm" svg:x="0.269cm" svg:y="14.607cm" svg:viewBox="0 0 361 304" svg:d="M40 255h281v-59c0-49-11-85-34-109-23-22-59-34-107-34-49 0-84 12-107 34-22 24-33 60-33 109zM0 304v-100c0-70 15-121 43-154 29-33 75-50 137-50s108 17 137 51c30 32 44 84 44 153v100z">
          <text:p/>
        </draw:path>
        <draw:path draw:style-name="gr1" draw:text-style-name="P1" draw:layer="layout" svg:width="0.375cm" svg:height="0.045cm" svg:x="0.254cm" svg:y="14.487cm" svg:viewBox="0 0 376 46" svg:d="M105 46v-46h271v46zM0 46v-46h56v46z">
          <text:p/>
        </draw:path>
        <draw:path draw:style-name="gr1" draw:text-style-name="P1" draw:layer="layout" svg:width="0.277cm" svg:height="0.394cm" svg:x="0.352cm" svg:y="14.002cm" svg:viewBox="0 0 278 395" svg:d="M59 182c-20-11-34-24-44-39-10-16-15-34-15-55 0-28 10-50 30-65s49-23 85-23h163v44h-162c-25 0-45 5-58 14-13 10-19 23-19 42 0 23 8 42 24 55 15 13 36 20 62 20h153v44h-162c-25 0-45 5-58 14s-19 24-19 42c0 23 8 41 24 55 15 13 36 20 62 20h153v45h-271v-45h42c-17-10-29-23-37-37s-12-31-12-50c0-20 5-36 15-50s25-24 44-31z">
          <text:p/>
        </draw:path>
        <draw:path draw:style-name="gr1" draw:text-style-name="P1" draw:layer="layout" svg:width="0.367cm" svg:height="0.229cm" svg:x="0.262cm" svg:y="13.538cm" svg:viewBox="0 0 368 230" svg:d="M327 171v-171h41v230h-41c-19-18-46-44-78-76-32-31-53-52-62-60-18-16-32-27-45-33-12-6-24-9-36-9-19 0-34 7-46 20-12 14-19 31-19 53 0 15 3 31 8 48 6 17 14 35 25 54h-50c-8-19-14-38-18-54-4-17-6-33-6-47 0-37 10-67 29-89 18-24 43-35 74-35 15 0 29 3 42 8 13 6 29 16 47 32 5 4 18 16 41 38 22 22 53 52 94 91z">
          <text:p/>
        </draw:path>
        <draw:path draw:style-name="gr1" draw:text-style-name="P1" draw:layer="layout" svg:width="0.36cm" svg:height="0.303cm" svg:x="0.269cm" svg:y="35.943cm" svg:viewBox="0 0 361 304" svg:d="M40 255h281v-59c0-50-11-86-34-110-23-22-59-34-107-34-49 0-84 12-107 34-22 24-33 60-33 110zM0 304v-100c0-71 15-122 43-155 29-32 75-49 137-49s108 17 137 50c30 32 44 84 44 154v100z">
          <text:p/>
        </draw:path>
        <draw:path draw:style-name="gr1" draw:text-style-name="P1" draw:layer="layout" svg:width="0.375cm" svg:height="0.045cm" svg:x="0.254cm" svg:y="35.823cm" svg:viewBox="0 0 376 46" svg:d="M105 46v-46h271v46zM0 46v-46h56v46z">
          <text:p/>
        </draw:path>
        <draw:path draw:style-name="gr1" draw:text-style-name="P1" draw:layer="layout" svg:width="0.277cm" svg:height="0.394cm" svg:x="0.352cm" svg:y="35.338cm" svg:viewBox="0 0 278 395" svg:d="M59 182c-20-11-34-24-44-39-10-16-15-34-15-55 0-28 10-50 30-65s49-23 85-23h163v44h-162c-25 0-45 5-58 14-13 10-19 23-19 42 0 23 8 42 24 55 15 13 36 20 62 20h153v44h-162c-25 0-45 5-58 14s-19 24-19 42c0 23 8 41 24 56 15 13 36 20 62 20h153v44h-271v-44h42c-17-10-29-23-37-38-8-14-12-31-12-50 0-20 5-36 15-50s25-24 44-31z">
          <text:p/>
        </draw:path>
        <draw:path draw:style-name="gr1" draw:text-style-name="P1" draw:layer="layout" svg:width="0.367cm" svg:height="0.229cm" svg:x="0.262cm" svg:y="34.874cm" svg:viewBox="0 0 368 230" svg:d="M327 171v-171h41v230h-41c-19-18-46-44-78-76s-53-53-62-61c-18-16-32-27-45-33-12-6-24-9-36-9-19 0-34 7-46 20-12 14-19 31-19 54 0 15 3 31 8 48 6 17 14 35 25 54h-50c-8-19-14-38-18-54-4-17-6-33-6-47 0-38 10-68 29-90 18-23 43-34 74-34 15 0 29 3 42 8 13 6 29 16 47 31 5 4 18 16 41 38 22 22 53 53 94 92z">
          <text:p/>
        </draw:path>
        <draw:g>
          <draw:polygon draw:style-name="gr2" draw:text-style-name="P2" draw:layer="layout" svg:width="16.97cm" svg:height="15.309cm" svg:x="2.45cm" svg:y="6.925cm" svg:viewBox="0 0 16971 15310" draw:points="0,15310 16971,15310 16971,0 0,0">
            <text:p/>
          </draw:polygon>
          <draw:path draw:style-name="gr3" draw:text-style-name="P3" draw:layer="layout" svg:width="0.789cm" svg:height="0.789cm" svg:x="13.387cm" svg:y="18.516cm" svg:viewBox="0 0 790 790" svg:d="M395 790c105 0 205-42 279-116s116-174 116-279-42-206-116-280c-74-73-174-115-279-115-104 0-206 42-280 115-74 74-115 175-115 280s41 205 115 279 176 116 280 116z">
            <text:p/>
          </draw:path>
          <draw:path draw:style-name="gr4" draw:text-style-name="P4" draw:layer="layout" svg:width="0.788cm" svg:height="0.789cm" svg:x="8.178cm" svg:y="20.051cm" svg:viewBox="0 0 789 790" svg:d="M394 790c105 0 205-42 279-116s116-174 116-279-42-205-116-279-174-116-279-116-205 42-279 116-115 174-115 279 41 205 115 279 174 116 279 116z">
            <text:p/>
          </draw:path>
          <draw:path draw:style-name="gr4" draw:text-style-name="P4" draw:layer="layout" svg:width="0.789cm" svg:height="0.789cm" svg:x="15.997cm" svg:y="17.098cm" svg:viewBox="0 0 790 790" svg:d="M395 790c105 0 205-41 279-115s116-175 116-279c0-105-42-206-116-280s-174-116-279-116c-104 0-205 42-279 116s-116 175-116 280c0 104 42 205 116 279s175 115 279 115z">
            <text:p/>
          </draw:path>
          <draw:path draw:style-name="gr4" draw:text-style-name="P4" draw:layer="layout" svg:width="0.789cm" svg:height="0.789cm" svg:x="7.725cm" svg:y="16.641cm" svg:viewBox="0 0 790 790" svg:d="M394 790c106 0 206-42 280-116 74-75 116-175 116-280 0-104-42-205-116-279s-174-115-280-115c-104 0-205 41-279 115s-115 175-115 279c0 105 41 205 115 280 74 74 175 116 279 116z">
            <text:p/>
          </draw:path>
          <draw:path draw:style-name="gr4" draw:text-style-name="P4" draw:layer="layout" svg:width="0.789cm" svg:height="0.789cm" svg:x="3.47cm" svg:y="14.747cm" svg:viewBox="0 0 790 790" svg:d="M394 790c105 0 205-42 279-116 75-74 117-174 117-279 0-104-42-205-117-280-74-74-174-115-279-115-104 0-205 41-279 115-74 75-115 176-115 280 0 105 41 205 115 279s175 116 279 116z">
            <text:p/>
          </draw:path>
          <draw:path draw:style-name="gr4" draw:text-style-name="P4" draw:layer="layout" svg:width="0.789cm" svg:height="0.789cm" svg:x="8.638cm" svg:y="10.822cm" svg:viewBox="0 0 790 790" svg:d="M395 790c105 0 205-41 279-115s116-175 116-279c0-105-42-205-116-280-74-74-174-116-279-116s-205 42-279 116c-74 75-116 175-116 280 0 104 42 205 116 279s174 115 279 115z">
            <text:p/>
          </draw:path>
          <draw:path draw:style-name="gr4" draw:text-style-name="P4" draw:layer="layout" svg:width="0.789cm" svg:height="0.789cm" svg:x="13.221cm" svg:y="14.263cm" svg:viewBox="0 0 790 790" svg:d="M394 790c106 0 206-41 280-115 74-75 116-176 116-280 0-105-42-205-116-279s-174-116-280-116c-104 0-205 42-279 116-73 74-115 174-115 279 0 104 42 205 115 280 74 74 175 115 279 115z">
            <text:p/>
          </draw:path>
          <draw:path draw:style-name="gr4" draw:text-style-name="P4" draw:layer="layout" svg:width="0.789cm" svg:height="0.789cm" svg:x="14.921cm" svg:y="12.287cm" svg:viewBox="0 0 790 790" svg:d="M395 790c105 0 205-41 279-115s116-175 116-279c0-105-42-206-116-280s-174-116-279-116-206 42-280 116-115 175-115 280c0 104 41 205 115 279s175 115 280 115z">
            <text:p/>
          </draw:path>
          <draw:path draw:style-name="gr4" draw:text-style-name="P4" draw:layer="layout" svg:width="0.789cm" svg:height="0.789cm" svg:x="10.495cm" svg:y="13.211cm" svg:viewBox="0 0 790 790" svg:d="M396 790c104 0 205-42 278-116 74-74 116-174 116-279 0-104-42-205-116-280-73-74-174-115-278-115-105 0-205 41-279 115-74 75-117 176-117 280 0 105 43 205 117 279s174 116 279 116z">
            <text:p/>
          </draw:path>
          <draw:path draw:style-name="gr4" draw:text-style-name="P4" draw:layer="layout" svg:width="0.789cm" svg:height="0.789cm" svg:x="9.608cm" svg:y="15.755cm" svg:viewBox="0 0 790 790" svg:d="M396 790c104 0 204-43 278-117s116-174 116-279c0-104-42-205-116-279s-174-115-278-115c-105 0-205 41-280 115-74 74-116 175-116 279 0 105 42 205 116 279 75 74 175 117 280 117z">
            <text:p/>
          </draw:path>
          <draw:path draw:style-name="gr4" draw:text-style-name="P4" draw:layer="layout" svg:width="0.789cm" svg:height="0.789cm" svg:x="10.01cm" svg:y="18.728cm" svg:viewBox="0 0 790 790" svg:d="M395 790c104 0 205-42 279-116s116-174 116-279c0-104-42-205-116-280-74-74-175-115-279-115-105 0-205 41-279 115-74 75-116 176-116 280 0 105 42 205 116 279s174 116 279 116z">
            <text:p/>
          </draw:path>
          <draw:path draw:style-name="gr4" draw:text-style-name="P4" draw:layer="layout" svg:width="0.789cm" svg:height="0.788cm" svg:x="12.09cm" svg:y="17.747cm" svg:viewBox="0 0 790 789" svg:d="M396 789c104 0 205-41 279-115s115-174 115-279c0-106-41-206-115-280s-175-115-279-115c-105 0-205 41-279 115s-117 174-117 280c0 105 43 205 117 279s174 115 279 115z">
            <text:p/>
          </draw:path>
          <draw:path draw:style-name="gr4" draw:text-style-name="P4" draw:layer="layout" svg:width="0.789cm" svg:height="0.789cm" svg:x="13.788cm" svg:y="15.666cm" svg:viewBox="0 0 790 790" svg:d="M394 790c105 0 205-42 280-116 74-74 116-174 116-279 0-104-42-205-116-279-75-75-175-116-280-116-104 0-205 41-279 116-74 74-115 175-115 279 0 105 41 205 115 279s175 116 279 116z">
            <text:p/>
          </draw:path>
          <draw:path draw:style-name="gr4" draw:text-style-name="P4" draw:layer="layout" svg:width="0.789cm" svg:height="0.789cm" svg:x="10.458cm" svg:y="11.642cm" svg:viewBox="0 0 790 790" svg:d="M395 790c105 0 205-41 279-115s116-175 116-279c0-105-42-205-116-280-74-74-174-116-279-116-104 0-205 42-279 116-75 75-116 175-116 280 0 104 41 205 116 279 74 74 175 115 279 115z">
            <text:p/>
          </draw:path>
          <draw:path draw:style-name="gr4" draw:text-style-name="P4" draw:layer="layout" svg:width="0.789cm" svg:height="0.789cm" svg:x="13.279cm" svg:y="19.21cm" svg:viewBox="0 0 790 790" svg:d="M396 790c104 0 205-42 279-116s115-174 115-280c0-104-41-205-115-279-74-73-175-115-279-115-106 0-206 42-280 115-74 74-116 175-116 279 0 106 42 206 116 280s174 116 280 116z">
            <text:p/>
          </draw:path>
          <draw:path draw:style-name="gr4" draw:text-style-name="P4" draw:layer="layout" svg:width="0.788cm" svg:height="0.788cm" svg:x="9.463cm" svg:y="10.214cm" svg:viewBox="0 0 789 789" svg:d="M395 789c105 0 205-42 279-116s115-174 115-279-41-205-115-279-174-115-279-115-206 41-280 115-115 174-115 279 41 205 115 279 175 116 280 116z">
            <text:p/>
          </draw:path>
          <draw:path draw:style-name="gr4" draw:text-style-name="P4" draw:layer="layout" svg:width="0.789cm" svg:height="0.789cm" svg:x="4.644cm" svg:y="12.279cm" svg:viewBox="0 0 790 790" svg:d="M395 790c105 0 205-42 279-116s116-174 116-279-42-206-116-280-174-115-279-115-206 41-280 115-115 175-115 280 41 205 115 279 175 116 280 116z">
            <text:p/>
          </draw:path>
          <draw:path draw:style-name="gr4" draw:text-style-name="P4" draw:layer="layout" svg:width="0.789cm" svg:height="0.789cm" svg:x="10.899cm" svg:y="20.169cm" svg:viewBox="0 0 790 790" svg:d="M394 790c106 0 206-42 280-116s116-174 116-279c0-104-42-206-116-280s-174-115-280-115c-104 0-205 41-279 115s-115 176-115 280c0 105 41 205 115 279s175 116 279 116z">
            <text:p/>
          </draw:path>
          <draw:path draw:style-name="gr4" draw:text-style-name="P4" draw:layer="layout" svg:width="0.789cm" svg:height="0.789cm" svg:x="6.762cm" svg:y="18.753cm" svg:viewBox="0 0 790 790" svg:d="M394 790c105 0 205-42 280-116 74-74 116-174 116-279 0-104-42-205-116-280-75-74-175-115-280-115-104 0-205 41-279 115-73 75-115 176-115 280 0 105 42 205 115 279 74 74 175 116 279 116z">
            <text:p/>
          </draw:path>
          <draw:path draw:style-name="gr4" draw:text-style-name="P4" draw:layer="layout" svg:width="0.789cm" svg:height="0.789cm" svg:x="16.835cm" svg:y="12.931cm" svg:viewBox="0 0 790 790" svg:d="M395 790c104 0 205-42 279-116s116-174 116-280c0-104-42-204-116-278s-175-116-279-116c-105 0-205 42-279 116s-116 174-116 278c0 106 42 206 116 280s174 116 279 116z">
            <text:p/>
          </draw:path>
          <draw:path draw:style-name="gr4" draw:text-style-name="P4" draw:layer="layout" svg:width="0.789cm" svg:height="0.789cm" svg:x="12.851cm" svg:y="15.362cm" svg:viewBox="0 0 790 790" svg:d="M396 790c104 0 204-41 278-115s116-175 116-279c0-106-42-206-116-280s-174-116-278-116c-105 0-205 42-279 116s-117 174-117 280c0 104 43 205 117 279s174 115 279 115z">
            <text:p/>
          </draw:path>
          <draw:path draw:style-name="gr4" draw:text-style-name="P4" draw:layer="layout" svg:width="0.789cm" svg:height="0.789cm" svg:x="9.091cm" svg:y="19.962cm" svg:viewBox="0 0 790 790" svg:d="M395 790c104 0 205-41 280-115 74-74 115-175 115-280s-41-205-115-279c-75-74-176-116-280-116-105 0-205 42-279 116s-116 174-116 279 42 206 116 280 174 115 279 115z">
            <text:p/>
          </draw:path>
          <draw:path draw:style-name="gr4" draw:text-style-name="P4" draw:layer="layout" svg:width="0.788cm" svg:height="0.789cm" svg:x="9.801cm" svg:y="16.725cm" svg:viewBox="0 0 789 790" svg:d="M394 790c105 0 205-41 279-115 75-74 116-176 116-280 0-105-41-205-116-279-74-74-174-116-279-116s-205 42-279 116-115 174-115 279c0 104 41 206 115 280s174 115 279 115z">
            <text:p/>
          </draw:path>
          <draw:path draw:style-name="gr4" draw:text-style-name="P4" draw:layer="layout" svg:width="0.789cm" svg:height="0.789cm" svg:x="14.155cm" svg:y="9.555cm" svg:viewBox="0 0 790 790" svg:d="M396 790c104 0 205-42 279-116 74-75 115-175 115-280 0-104-41-205-115-279s-175-115-279-115c-106 0-206 41-280 115s-116 175-116 279c0 105 42 205 116 280 74 74 174 116 280 116z">
            <text:p/>
          </draw:path>
          <draw:path draw:style-name="gr4" draw:text-style-name="P4" draw:layer="layout" svg:width="0.789cm" svg:height="0.789cm" svg:x="15.347cm" svg:y="10.567cm" svg:viewBox="0 0 790 790" svg:d="M394 790c105 0 205-41 279-115 75-74 117-175 117-280s-42-205-117-279c-74-74-174-116-279-116-104 0-204 42-278 116s-116 174-116 279 42 206 116 280 174 115 278 115z">
            <text:p/>
          </draw:path>
          <draw:polygon draw:style-name="gr4" draw:text-style-name="P4" draw:layer="layout" svg:width="0.789cm" svg:height="0.788cm" svg:x="9.77cm" svg:y="19.362cm" svg:viewBox="0 0 790 789" draw:points="395,0 0,789 790,789">
            <text:p/>
          </draw:polygon>
          <draw:polygon draw:style-name="gr4" draw:text-style-name="P4" draw:layer="layout" svg:width="0.789cm" svg:height="0.789cm" svg:x="6.082cm" svg:y="15.602cm" svg:viewBox="0 0 790 790" draw:points="395,0 0,790 790,790">
            <text:p/>
          </draw:polygon>
          <draw:polygon draw:style-name="gr4" draw:text-style-name="P4" draw:layer="layout" svg:width="0.789cm" svg:height="0.788cm" svg:x="3.897cm" svg:y="15.345cm" svg:viewBox="0 0 790 789" draw:points="395,0 0,789 790,789">
            <text:p/>
          </draw:polygon>
          <draw:polygon draw:style-name="gr4" draw:text-style-name="P4" draw:layer="layout" svg:width="0.789cm" svg:height="0.789cm" svg:x="8.046cm" svg:y="13.063cm" svg:viewBox="0 0 790 790" draw:points="396,0 0,790 790,790">
            <text:p/>
          </draw:polygon>
          <draw:polygon draw:style-name="gr4" draw:text-style-name="P4" draw:layer="layout" svg:width="0.789cm" svg:height="0.788cm" svg:x="15.095cm" svg:y="13.059cm" svg:viewBox="0 0 790 789" draw:points="395,0 0,789 790,789">
            <text:p/>
          </draw:polygon>
          <draw:polygon draw:style-name="gr4" draw:text-style-name="P4" draw:layer="layout" svg:width="0.789cm" svg:height="0.789cm" svg:x="11.007cm" svg:y="13.242cm" svg:viewBox="0 0 790 790" draw:points="396,0 0,790 790,790">
            <text:p/>
          </draw:polygon>
          <draw:polygon draw:style-name="gr4" draw:text-style-name="P4" draw:layer="layout" svg:width="0.789cm" svg:height="0.788cm" svg:x="11.486cm" svg:y="17.957cm" svg:viewBox="0 0 790 789" draw:points="394,0 0,789 790,789">
            <text:p/>
          </draw:polygon>
          <draw:polygon draw:style-name="gr4" draw:text-style-name="P4" draw:layer="layout" svg:width="0.789cm" svg:height="0.788cm" svg:x="9.457cm" svg:y="12.032cm" svg:viewBox="0 0 790 789" draw:points="395,0 0,789 790,789">
            <text:p/>
          </draw:polygon>
          <draw:polygon draw:style-name="gr4" draw:text-style-name="P4" draw:layer="layout" svg:width="0.789cm" svg:height="0.788cm" svg:x="4.15cm" svg:y="9.806cm" svg:viewBox="0 0 790 789" draw:points="396,0 0,789 790,789">
            <text:p/>
          </draw:polygon>
          <draw:polygon draw:style-name="gr4" draw:text-style-name="P4" draw:layer="layout" svg:width="0.789cm" svg:height="0.789cm" svg:x="14.588cm" svg:y="16.579cm" svg:viewBox="0 0 790 790" draw:points="394,0 0,790 790,790">
            <text:p/>
          </draw:polygon>
          <draw:polygon draw:style-name="gr4" draw:text-style-name="P4" draw:layer="layout" svg:width="0.789cm" svg:height="0.789cm" svg:x="9.915cm" svg:y="17.721cm" svg:viewBox="0 0 790 790" draw:points="395,0 0,790 790,790">
            <text:p/>
          </draw:polygon>
          <draw:polygon draw:style-name="gr4" draw:text-style-name="P4" draw:layer="layout" svg:width="0.789cm" svg:height="0.789cm" svg:x="13.213cm" svg:y="17.382cm" svg:viewBox="0 0 790 790" draw:points="394,0 0,790 790,790">
            <text:p/>
          </draw:polygon>
          <draw:polygon draw:style-name="gr4" draw:text-style-name="P4" draw:layer="layout" svg:width="0.789cm" svg:height="0.789cm" svg:x="10.142cm" svg:y="17.186cm" svg:viewBox="0 0 790 790" draw:points="396,0 0,790 790,790">
            <text:p/>
          </draw:polygon>
          <draw:polygon draw:style-name="gr4" draw:text-style-name="P4" draw:layer="layout" svg:width="0.789cm" svg:height="0.789cm" svg:x="10.262cm" svg:y="20.564cm" svg:viewBox="0 0 790 790" draw:points="395,0 0,790 790,790">
            <text:p/>
          </draw:polygon>
          <draw:polygon draw:style-name="gr4" draw:text-style-name="P4" draw:layer="layout" svg:width="0.789cm" svg:height="0.789cm" svg:x="14.932cm" svg:y="17.727cm" svg:viewBox="0 0 790 790" draw:points="396,0 0,790 790,790">
            <text:p/>
          </draw:polygon>
          <draw:polygon draw:style-name="gr4" draw:text-style-name="P4" draw:layer="layout" svg:width="0.789cm" svg:height="0.788cm" svg:x="11.378cm" svg:y="15.039cm" svg:viewBox="0 0 790 789" draw:points="394,0 0,789 790,789">
            <text:p/>
          </draw:polygon>
          <draw:polygon draw:style-name="gr4" draw:text-style-name="P4" draw:layer="layout" svg:width="0.789cm" svg:height="0.789cm" svg:x="7.528cm" svg:y="17.722cm" svg:viewBox="0 0 790 790" draw:points="395,0 0,790 790,790">
            <text:p/>
          </draw:polygon>
          <draw:polygon draw:style-name="gr4" draw:text-style-name="P4" draw:layer="layout" svg:width="0.789cm" svg:height="0.789cm" svg:x="14.18cm" svg:y="16.107cm" svg:viewBox="0 0 790 790" draw:points="395,0 0,790 790,790">
            <text:p/>
          </draw:polygon>
          <draw:polygon draw:style-name="gr4" draw:text-style-name="P4" draw:layer="layout" svg:width="0.789cm" svg:height="0.789cm" svg:x="11.812cm" svg:y="16.885cm" svg:viewBox="0 0 790 790" draw:points="396,0 0,790 790,790">
            <text:p/>
          </draw:polygon>
          <draw:polygon draw:style-name="gr4" draw:text-style-name="P4" draw:layer="layout" svg:width="0.788cm" svg:height="0.789cm" svg:x="7.513cm" svg:y="11.485cm" svg:viewBox="0 0 789 790" draw:points="394,0 0,790 789,790">
            <text:p/>
          </draw:polygon>
          <draw:polygon draw:style-name="gr4" draw:text-style-name="P4" draw:layer="layout" svg:width="0.788cm" svg:height="0.789cm" svg:x="13.979cm" svg:y="15.099cm" svg:viewBox="0 0 789 790" draw:points="394,0 0,790 789,790">
            <text:p/>
          </draw:polygon>
          <draw:polygon draw:style-name="gr4" draw:text-style-name="P4" draw:layer="layout" svg:width="0.789cm" svg:height="0.789cm" svg:x="6.022cm" svg:y="7.806cm" svg:viewBox="0 0 790 790" draw:points="394,0 0,790 790,790">
            <text:p/>
          </draw:polygon>
          <draw:polygon draw:style-name="gr4" draw:text-style-name="P4" draw:layer="layout" svg:width="0.789cm" svg:height="0.789cm" svg:x="6.626cm" svg:y="20.095cm" svg:viewBox="0 0 790 790" draw:points="395,0 0,790 790,790">
            <text:p/>
          </draw:polygon>
          <draw:polygon draw:style-name="gr4" draw:text-style-name="P4" draw:layer="layout" svg:width="0.789cm" svg:height="0.789cm" svg:x="17.611cm" svg:y="15.327cm" svg:viewBox="0 0 790 790" draw:points="395,0 0,790 790,790">
            <text:p/>
          </draw:polygon>
          <draw:polygon draw:style-name="gr4" draw:text-style-name="P4" draw:layer="layout" svg:width="0.789cm" svg:height="0.789cm" svg:x="5.061cm" svg:y="16.942cm" svg:viewBox="0 0 790 790" draw:points="395,0 0,790 790,790">
            <text:p/>
          </draw:polygon>
          <draw:path draw:style-name="gr1" draw:text-style-name="P1" draw:layer="layout" svg:width="0.303cm" svg:height="0.36cm" svg:x="10.248cm" svg:y="22.514cm" svg:viewBox="0 0 304 361" svg:d="M49 40v280h59c50 0 87-11 110-33 23-23 35-59 35-107s-12-83-35-106c-23-22-60-34-110-34zM0 0h101c70 0 122 15 154 44 33 29 49 74 49 136s-17 108-49 137c-33 30-84 44-154 44h-101z">
            <text:p/>
          </draw:path>
          <draw:path draw:style-name="gr1" draw:text-style-name="P1" draw:layer="layout" svg:width="0.044cm" svg:height="0.375cm" svg:x="10.627cm" svg:y="22.499cm" svg:viewBox="0 0 45 376" svg:d="M0 105h45v271h-45zM0 0h45v56h-45z">
            <text:p/>
          </draw:path>
          <draw:path draw:style-name="gr1" draw:text-style-name="P1" draw:layer="layout" svg:width="0.395cm" svg:height="0.276cm" svg:x="10.762cm" svg:y="22.598cm" svg:viewBox="0 0 396 277" svg:d="M212 58c11-20 24-34 40-44 15-9 33-14 55-14 27 0 50 10 65 29 16 20 24 48 24 84v164h-45v-162c0-26-5-45-15-58-9-12-23-19-42-19-23 0-41 8-55 23-13 16-19 36-19 63v153h-45v-162c0-26-5-45-14-58-9-12-23-19-42-19-23 0-41 8-54 23-14 16-20 36-20 63v153h-45v-271h45v42c10-16 22-29 36-36 14-8 31-12 51-12s36 5 50 14c13 10 23 25 30 44z">
            <text:p/>
          </draw:path>
          <draw:polygon draw:style-name="gr1" draw:text-style-name="P1" draw:layer="layout" svg:width="0.214cm" svg:height="0.36cm" svg:x="11.41cm" svg:y="22.514cm" svg:viewBox="0 0 215 361" draw:points="7,319 86,319 86,45 0,62 0,17 86,0 135,0 135,319 215,319 215,361 7,361">
            <text:p/>
          </draw:polygon>
          <draw:line draw:style-name="gr5" draw:text-style-name="P5" draw:layer="layout" svg:x1="2.45cm" svg:y1="22.234cm" svg:x2="2.45cm" svg:y2="6.925cm">
            <text:p/>
          </draw:line>
          <draw:line draw:style-name="gr5" draw:text-style-name="P5" draw:layer="layout" svg:x1="19.42cm" svg:y1="22.234cm" svg:x2="19.42cm" svg:y2="6.925cm">
            <text:p/>
          </draw:line>
          <draw:line draw:style-name="gr5" draw:text-style-name="P5" draw:layer="layout" svg:x1="2.45cm" svg:y1="22.234cm" svg:x2="19.42cm" svg:y2="22.234cm">
            <text:p/>
          </draw:line>
          <draw:line draw:style-name="gr5" draw:text-style-name="P5" draw:layer="layout" svg:x1="2.45cm" svg:y1="6.925cm" svg:x2="19.42cm" svg:y2="6.925cm">
            <text:p/>
          </draw:line>
          <draw:path draw:style-name="gr1" draw:text-style-name="P1" draw:layer="layout" svg:width="0.199cm" svg:height="0.309cm" svg:x="9.68cm" svg:y="6.404cm" svg:viewBox="0 0 200 310" svg:d="M43 35v116h52c20 0 34-5 45-15s16-25 16-43c0-19-5-33-16-43s-25-15-45-15zM0 0h95c34 0 61 8 78 24 18 16 27 39 27 69s-9 53-27 69c-17 15-44 23-78 23h-52v125h-43z">
            <text:p/>
          </draw:path>
          <draw:path draw:style-name="gr1" draw:text-style-name="P1" draw:layer="layout" svg:width="0.135cm" svg:height="0.237cm" svg:x="9.925cm" svg:y="6.476cm" svg:viewBox="0 0 136 238" svg:d="M136 41c-4-2-9-4-14-5s-10-2-16-2c-23 0-39 7-51 21s-17 34-17 60v123h-38v-233h38v36c8-14 18-24 31-31 12-7 28-10 48-10 2 0 5 0 9 0 3 1 6 1 10 2z">
            <text:p/>
          </draw:path>
          <draw:path draw:style-name="gr1" draw:text-style-name="P1" draw:layer="layout" svg:width="0.214cm" svg:height="0.243cm" svg:x="10.075cm" svg:y="6.476cm" svg:viewBox="0 0 215 244" svg:d="M215 113v18h-175c1 27 10 47 24 60 14 14 34 21 59 21 14 0 29-2 42-5 14-4 28-9 41-17v36c-13 6-27 11-41 13-15 3-30 5-44 5-37 0-67-11-89-32s-32-51-32-87c0-38 10-68 30-92 22-22 49-33 84-33 32 0 56 10 74 30s27 48 27 83zM177 102c0-21-6-38-17-50-12-13-27-20-45-20-22 0-38 7-51 18-13 13-22 30-23 52z">
            <text:p/>
          </draw:path>
          <draw:path draw:style-name="gr1" draw:text-style-name="P1" draw:layer="layout" svg:width="0.207cm" svg:height="0.328cm" svg:x="10.335cm" svg:y="6.391cm" svg:viewBox="0 0 208 329" svg:d="M170 127v-127h38v323h-38v-35c-8 14-18 24-30 31-13 6-28 10-45 10-28 0-51-11-69-33-17-22-26-52-26-89 0-36 9-65 26-88 18-22 41-33 69-33 17 0 32 3 45 10 12 7 22 17 30 31zM39 207c0 28 6 50 17 67 12 16 27 23 48 23s37-7 49-23c11-17 17-39 17-67 0-27-6-49-17-65-12-16-28-24-49-24s-36 8-48 24c-11 16-17 38-17 65z">
            <text:p/>
          </draw:path>
          <draw:path draw:style-name="gr1" draw:text-style-name="P1" draw:layer="layout" svg:width="0.249cm" svg:height="0.32cm" svg:x="10.739cm" svg:y="6.399cm" svg:viewBox="0 0 250 321" svg:d="M250 29v44c-15-13-29-22-45-29-17-6-33-10-51-10-35 0-62 11-81 33-19 21-28 52-28 93 0 42 9 73 28 95 19 21 46 32 81 32 18 0 34-3 51-10 16-6 30-16 45-29v43c-15 11-31 18-47 22-16 5-33 8-51 8-47 0-84-14-111-43-28-28-41-67-41-118 0-50 13-89 41-117 27-29 64-43 111-43 18 0 36 2 52 7s31 12 46 22z">
            <text:p/>
          </draw:path>
          <draw:polygon draw:style-name="gr1" draw:text-style-name="P1" draw:layer="layout" svg:width="0.038cm" svg:height="0.322cm" svg:x="11.051cm" svg:y="6.391cm" svg:viewBox="0 0 39 323" draw:points="0,323 39,323 39,0 0,0">
            <text:p/>
          </draw:polygon>
          <draw:path draw:style-name="gr1" draw:text-style-name="P1" draw:layer="layout" svg:width="0.195cm" svg:height="0.243cm" svg:x="11.154cm" svg:y="6.476cm" svg:viewBox="0 0 196 244" svg:d="M120 122c-31 0-52 3-64 10s-18 19-18 36c0 14 4 25 13 32 9 8 21 12 36 12 22 0 39-7 51-22 14-15 20-35 20-60v-8zM196 106v132h-38v-35c-9 14-21 24-33 31-13 6-29 10-48 10-23 0-42-7-56-20s-21-31-21-53c0-26 8-46 26-59 17-13 43-20 78-20h54v-4c0-17-6-31-18-41s-28-15-48-15c-14 0-27 2-39 5-13 4-25 8-36 15v-36c13-5 27-9 40-12 13-2 26-4 38-4 34 0 60 9 76 26 17 18 25 45 25 80z">
            <text:p/>
          </draw:path>
          <draw:path draw:style-name="gr1" draw:text-style-name="P1" draw:layer="layout" svg:width="0.177cm" svg:height="0.243cm" svg:x="11.411cm" svg:y="6.476cm" svg:viewBox="0 0 178 244" svg:d="M165 12v36c-12-5-23-9-34-12-12-3-24-4-36-4-19 0-33 3-43 9-9 6-14 15-14 26 0 9 4 16 10 21 7 5 21 10 41 15l13 3c27 5 46 14 58 24 12 11 18 25 18 44 0 22-9 39-27 51-17 13-40 19-70 19-13 0-25-2-39-4-13-2-27-5-42-10v-40c14 8 28 13 41 17 14 4 27 5 41 5 18 0 32-3 41-9 10-6 15-14 15-26 0-10-4-18-11-24-7-5-22-11-46-16l-13-3c-23-5-41-12-51-23-10-10-16-24-16-42 0-22 8-39 23-51 16-12 38-18 66-18 14 0 27 1 40 3 12 2 24 5 35 9z">
            <text:p/>
          </draw:path>
          <draw:path draw:style-name="gr1" draw:text-style-name="P1" draw:layer="layout" svg:width="0.177cm" svg:height="0.243cm" svg:x="11.631cm" svg:y="6.476cm" svg:viewBox="0 0 178 244" svg:d="M166 12v36c-11-5-22-9-33-12-12-3-25-4-37-4-19 0-34 3-43 9s-14 15-14 26c0 9 3 16 10 21s20 10 41 15l13 3c28 5 47 14 58 24 11 11 17 25 17 44 0 22-8 39-25 51-17 13-42 19-71 19-13 0-26-2-39-4-14-2-28-5-43-10v-40c14 8 28 13 42 17 13 4 27 5 40 5 18 0 32-3 43-9 9-6 14-14 14-26 0-10-3-18-10-24-7-5-23-11-47-16l-13-3c-24-5-41-12-51-23-11-10-16-24-16-42 0-22 8-39 23-51s37-18 66-18c14 0 27 1 41 3 12 2 23 5 34 9z">
            <text:p/>
          </draw:path>
          <draw:polygon draw:style-name="gr1" draw:text-style-name="P1" draw:layer="layout" svg:width="0.184cm" svg:height="0.309cm" svg:x="12.01cm" svg:y="6.404cm" svg:viewBox="0 0 185 310" draw:points="6,275 74,275 74,39 0,53 0,15 74,0 116,0 116,275 185,275 185,310 6,310">
            <text:p/>
          </draw:polygon>
          <draw:polygon draw:style-name="gr2" draw:text-style-name="P2" draw:layer="layout" svg:width="16.97cm" svg:height="15.841cm" svg:x="22.814cm" svg:y="6.659cm" svg:viewBox="0 0 16971 15842" draw:points="0,15842 16971,15842 16971,0 0,0">
            <text:p/>
          </draw:polygon>
          <draw:path draw:style-name="gr3" draw:text-style-name="P3" draw:layer="layout" svg:width="0.788cm" svg:height="0.788cm" svg:x="27.368cm" svg:y="9.858cm" svg:viewBox="0 0 789 789" svg:d="M394 789c106 0 206-41 280-115s115-174 115-279c0-106-41-206-115-280s-174-115-280-115c-105 0-205 41-279 115s-115 174-115 280c0 105 41 205 115 279s174 115 279 115z">
            <text:p/>
          </draw:path>
          <draw:path draw:style-name="gr3" draw:text-style-name="P3" draw:layer="layout" svg:width="0.788cm" svg:height="0.789cm" svg:x="32.508cm" svg:y="18.711cm" svg:viewBox="0 0 789 790" svg:d="M395 790c105 0 205-42 279-116s115-174 115-279c0-104-41-205-115-280-74-74-174-115-279-115s-205 41-279 115c-75 75-116 176-116 280 0 105 41 205 116 279 74 74 174 116 279 116z">
            <text:p/>
          </draw:path>
          <draw:path draw:style-name="gr3" draw:text-style-name="P3" draw:layer="layout" svg:width="0.788cm" svg:height="0.789cm" svg:x="34.898cm" svg:y="18.488cm" svg:viewBox="0 0 789 790" svg:d="M395 790c105 0 205-42 279-116s115-174 115-279-41-206-115-280-174-115-279-115-205 41-279 115c-75 74-116 175-116 280s41 205 116 279c74 74 174 116 279 116z">
            <text:p/>
          </draw:path>
          <draw:path draw:style-name="gr3" draw:text-style-name="P3" draw:layer="layout" svg:width="0.789cm" svg:height="0.789cm" svg:x="26.421cm" svg:y="20.786cm" svg:viewBox="0 0 790 790" svg:d="M395 790c104 0 204-42 279-116 74-74 116-174 116-280 0-104-42-205-116-279-75-74-175-115-279-115-105 0-205 41-279 115s-116 175-116 279c0 106 42 206 116 280s174 116 279 116z">
            <text:p/>
          </draw:path>
          <draw:path draw:style-name="gr3" draw:text-style-name="P3" draw:layer="layout" svg:width="0.789cm" svg:height="0.789cm" svg:x="35.523cm" svg:y="16.634cm" svg:viewBox="0 0 790 790" svg:d="M396 790c105 0 205-41 279-115 74-75 115-176 115-280 0-105-41-205-115-279s-174-116-279-116-206 42-280 116-116 174-116 279c0 104 42 205 116 280 74 74 175 115 280 115z">
            <text:p/>
          </draw:path>
          <draw:path draw:style-name="gr3" draw:text-style-name="P3" draw:layer="layout" svg:width="0.788cm" svg:height="0.789cm" svg:x="31.232cm" svg:y="11.101cm" svg:viewBox="0 0 789 790" svg:d="M394 790c105 0 206-41 280-116 74-74 115-175 115-279 0-105-41-205-115-279s-175-116-280-116-205 42-279 116-115 174-115 279c0 104 41 205 115 279 74 75 174 116 279 116z">
            <text:p/>
          </draw:path>
          <draw:path draw:style-name="gr3" draw:text-style-name="P3" draw:layer="layout" svg:width="0.789cm" svg:height="0.789cm" svg:x="26.83cm" svg:y="19.435cm" svg:viewBox="0 0 790 790" svg:d="M396 790c104 0 205-42 279-116s115-174 115-279c0-104-41-206-115-280s-175-115-279-115c-105 0-206 41-280 115s-116 176-116 280c0 105 42 205 116 279s175 116 280 116z">
            <text:p/>
          </draw:path>
          <draw:path draw:style-name="gr3" draw:text-style-name="P3" draw:layer="layout" svg:width="0.789cm" svg:height="0.789cm" svg:x="29.938cm" svg:y="15.011cm" svg:viewBox="0 0 790 790" svg:d="M396 790c104 0 205-41 279-116 74-74 115-175 115-279 0-105-41-205-115-279s-175-116-279-116c-105 0-206 42-280 116s-116 174-116 279c0 104 42 205 116 279 74 75 175 116 280 116z">
            <text:p/>
          </draw:path>
          <draw:path draw:style-name="gr3" draw:text-style-name="P3" draw:layer="layout" svg:width="0.789cm" svg:height="0.789cm" svg:x="32.463cm" svg:y="17.106cm" svg:viewBox="0 0 790 790" svg:d="M395 790c105 0 205-42 279-115 74-74 116-175 116-279 0-105-42-206-116-280s-174-116-279-116c-104 0-204 42-279 116-74 74-116 175-116 280 0 104 42 205 116 279 75 73 175 115 279 115z">
            <text:p/>
          </draw:path>
          <draw:path draw:style-name="gr3" draw:text-style-name="P3" draw:layer="layout" svg:width="0.789cm" svg:height="0.789cm" svg:x="31.71cm" svg:y="16.205cm" svg:viewBox="0 0 790 790" svg:d="M395 790c105 0 205-41 279-115s116-175 116-279c0-106-42-206-116-280s-174-116-279-116c-104 0-205 42-279 116-75 74-116 174-116 280 0 104 41 205 116 279 74 74 175 115 279 115z">
            <text:p/>
          </draw:path>
          <draw:path draw:style-name="gr3" draw:text-style-name="P3" draw:layer="layout" svg:width="0.789cm" svg:height="0.789cm" svg:x="29.204cm" svg:y="19.446cm" svg:viewBox="0 0 790 790" svg:d="M396 790c104 0 205-42 279-116 74-73 115-174 115-278 0-105-41-206-115-280s-175-116-279-116c-105 0-206 42-280 116s-116 175-116 280c0 104 42 205 116 278 74 74 175 116 280 116z">
            <text:p/>
          </draw:path>
          <draw:path draw:style-name="gr3" draw:text-style-name="P3" draw:layer="layout" svg:width="0.789cm" svg:height="0.789cm" svg:x="33.392cm" svg:y="19.645cm" svg:viewBox="0 0 790 790" svg:d="M395 790c104 0 205-42 279-116 74-73 116-174 116-278 0-105-42-205-116-279s-175-117-279-117c-105 0-205 43-279 117s-116 174-116 279c0 104 42 205 116 278 74 74 174 116 279 116z">
            <text:p/>
          </draw:path>
          <draw:path draw:style-name="gr3" draw:text-style-name="P3" draw:layer="layout" svg:width="0.789cm" svg:height="0.789cm" svg:x="26.55cm" svg:y="16.33cm" svg:viewBox="0 0 790 790" svg:d="M394 790c105 0 206-42 280-116 74-73 116-174 116-278 0-105-42-205-116-280-74-74-175-116-280-116-104 0-205 42-279 116-74 75-115 175-115 280 0 104 41 205 115 278 74 74 175 116 279 116z">
            <text:p/>
          </draw:path>
          <draw:path draw:style-name="gr3" draw:text-style-name="P3" draw:layer="layout" svg:width="0.789cm" svg:height="0.789cm" svg:x="31.344cm" svg:y="8.453cm" svg:viewBox="0 0 790 790" svg:d="M394 790c106 0 206-42 280-116s116-174 116-279c0-104-42-205-116-280-74-74-174-115-280-115-104 0-205 41-279 115-74 75-115 176-115 280 0 105 41 205 115 279s175 116 279 116z">
            <text:p/>
          </draw:path>
          <draw:path draw:style-name="gr3" draw:text-style-name="P3" draw:layer="layout" svg:width="0.788cm" svg:height="0.789cm" svg:x="28.879cm" svg:y="11.849cm" svg:viewBox="0 0 789 790" svg:d="M394 790c105 0 206-42 280-117 74-74 115-174 115-278 0-105-41-205-115-279s-175-116-280-116-205 42-279 116-115 174-115 279c0 104 41 204 115 278 74 75 174 117 279 117z">
            <text:p/>
          </draw:path>
          <draw:path draw:style-name="gr3" draw:text-style-name="P3" draw:layer="layout" svg:width="0.789cm" svg:height="0.789cm" svg:x="35.967cm" svg:y="20.663cm" svg:viewBox="0 0 790 790" svg:d="M395 790c104 0 206-41 280-115s115-176 115-280c0-105-41-205-115-279s-176-116-280-116c-105 0-205 42-279 116s-116 174-116 279c0 104 42 206 116 280s174 115 279 115z">
            <text:p/>
          </draw:path>
          <draw:path draw:style-name="gr3" draw:text-style-name="P3" draw:layer="layout" svg:width="0.789cm" svg:height="0.789cm" svg:x="24.003cm" svg:y="13.649cm" svg:viewBox="0 0 790 790" svg:d="M395 790c104 0 205-42 279-116 75-74 116-174 116-280 0-104-41-205-116-279-74-74-175-115-279-115-105 0-205 41-279 115s-116 175-116 279c0 106 42 206 116 280s174 116 279 116z">
            <text:p/>
          </draw:path>
          <draw:path draw:style-name="gr3" draw:text-style-name="P3" draw:layer="layout" svg:width="0.789cm" svg:height="0.788cm" svg:x="24.935cm" svg:y="13.52cm" svg:viewBox="0 0 790 789" svg:d="M395 789c104 0 206-41 280-115 74-75 115-175 115-280s-41-205-115-279-176-115-280-115c-105 0-205 41-279 115s-116 174-116 279 42 205 116 280c74 74 174 115 279 115z">
            <text:p/>
          </draw:path>
          <draw:path draw:style-name="gr3" draw:text-style-name="P3" draw:layer="layout" svg:width="0.789cm" svg:height="0.789cm" svg:x="29.491cm" svg:y="9.37cm" svg:viewBox="0 0 790 790" svg:d="M394 790c105 0 205-42 279-116 75-74 117-174 117-279 0-104-42-205-117-279-74-75-174-116-279-116-104 0-205 41-279 116-74 74-115 175-115 279 0 105 41 205 115 279s175 116 279 116z">
            <text:p/>
          </draw:path>
          <draw:path draw:style-name="gr3" draw:text-style-name="P3" draw:layer="layout" svg:width="0.788cm" svg:height="0.789cm" svg:x="37.553cm" svg:y="17.94cm" svg:viewBox="0 0 789 790" svg:d="M394 790c105 0 206-42 280-116s115-174 115-279c0-104-41-205-115-280-74-74-175-115-280-115s-205 41-279 115c-74 75-115 176-115 280 0 105 41 205 115 279s174 116 279 116z">
            <text:p/>
          </draw:path>
          <draw:path draw:style-name="gr3" draw:text-style-name="P3" draw:layer="layout" svg:width="0.789cm" svg:height="0.789cm" svg:x="29.081cm" svg:y="20.653cm" svg:viewBox="0 0 790 790" svg:d="M396 790c104 0 205-42 279-116 73-74 115-175 115-280 0-104-42-205-115-279-74-74-175-115-279-115-106 0-206 41-280 115s-116 175-116 279c0 105 42 206 116 280s174 116 280 116z">
            <text:p/>
          </draw:path>
          <draw:path draw:style-name="gr3" draw:text-style-name="P3" draw:layer="layout" svg:width="0.789cm" svg:height="0.789cm" svg:x="29.947cm" svg:y="17.264cm" svg:viewBox="0 0 790 790" svg:d="M395 790c105 0 205-41 279-115s116-175 116-279c0-105-42-205-116-279s-174-117-279-117c-104 0-206 43-280 117s-115 174-115 279c0 104 41 205 115 279s176 115 280 115z">
            <text:p/>
          </draw:path>
          <draw:path draw:style-name="gr3" draw:text-style-name="P3" draw:layer="layout" svg:width="0.789cm" svg:height="0.789cm" svg:x="30.395cm" svg:y="14.602cm" svg:viewBox="0 0 790 790" svg:d="M395 790c104 0 205-41 280-115 74-74 115-174 115-279 0-106-41-206-115-280-75-74-176-116-280-116-105 0-205 42-279 116s-116 174-116 280c0 105 42 205 116 279s174 115 279 115z">
            <text:p/>
          </draw:path>
          <draw:path draw:style-name="gr3" draw:text-style-name="P3" draw:layer="layout" svg:width="0.789cm" svg:height="0.789cm" svg:x="35.265cm" svg:y="14.116cm" svg:viewBox="0 0 790 790" svg:d="M395 790c105 0 206-42 280-116s115-174 115-279c0-104-41-205-115-279s-175-116-280-116-205 42-279 116-116 175-116 279c0 105 42 205 116 279s174 116 279 116z">
            <text:p/>
          </draw:path>
          <draw:path draw:style-name="gr4" draw:text-style-name="P4" draw:layer="layout" svg:width="0.789cm" svg:height="0.789cm" svg:x="24.56cm" svg:y="19.086cm" svg:viewBox="0 0 790 790" svg:d="M396 790c104 0 205-42 279-116 74-73 115-175 115-279 0-105-41-205-115-279s-175-116-279-116c-105 0-205 42-280 116-74 74-116 174-116 279 0 104 42 206 116 279 75 74 175 116 280 116z">
            <text:p/>
          </draw:path>
          <draw:polygon draw:style-name="gr3" draw:text-style-name="P3" draw:layer="layout" svg:width="0.789cm" svg:height="0.789cm" svg:x="32.094cm" svg:y="18.222cm" svg:viewBox="0 0 790 790" draw:points="394,0 0,790 790,790">
            <text:p/>
          </draw:polygon>
          <draw:polygon draw:style-name="gr3" draw:text-style-name="P3" draw:layer="layout" svg:width="0.789cm" svg:height="0.788cm" svg:x="36.722cm" svg:y="13.341cm" svg:viewBox="0 0 790 789" draw:points="395,0 0,789 790,789">
            <text:p/>
          </draw:polygon>
          <draw:polygon draw:style-name="gr3" draw:text-style-name="P3" draw:layer="layout" svg:width="0.789cm" svg:height="0.789cm" svg:x="34.508cm" svg:y="16.291cm" svg:viewBox="0 0 790 790" draw:points="394,0 0,790 790,790">
            <text:p/>
          </draw:polygon>
          <draw:polygon draw:style-name="gr3" draw:text-style-name="P3" draw:layer="layout" svg:width="0.789cm" svg:height="0.789cm" svg:x="25.054cm" svg:y="16.535cm" svg:viewBox="0 0 790 790" draw:points="395,0 0,790 790,790">
            <text:p/>
          </draw:polygon>
          <draw:polygon draw:style-name="gr3" draw:text-style-name="P3" draw:layer="layout" svg:width="0.789cm" svg:height="0.789cm" svg:x="29.492cm" svg:y="12.082cm" svg:viewBox="0 0 790 790" draw:points="394,0 0,790 790,790">
            <text:p/>
          </draw:polygon>
          <draw:polygon draw:style-name="gr3" draw:text-style-name="P3" draw:layer="layout" svg:width="0.789cm" svg:height="0.789cm" svg:x="36.57cm" svg:y="19.377cm" svg:viewBox="0 0 790 790" draw:points="395,0 0,790 790,790">
            <text:p/>
          </draw:polygon>
          <draw:polygon draw:style-name="gr3" draw:text-style-name="P3" draw:layer="layout" svg:width="0.789cm" svg:height="0.789cm" svg:x="34.089cm" svg:y="9.02cm" svg:viewBox="0 0 790 790" draw:points="395,0 0,790 790,790">
            <text:p/>
          </draw:polygon>
          <draw:polygon draw:style-name="gr3" draw:text-style-name="P3" draw:layer="layout" svg:width="0.789cm" svg:height="0.788cm" svg:x="29.674cm" svg:y="8.606cm" svg:viewBox="0 0 790 789" draw:points="394,0 0,789 790,789">
            <text:p/>
          </draw:polygon>
          <draw:polygon draw:style-name="gr3" draw:text-style-name="P3" draw:layer="layout" svg:width="0.789cm" svg:height="0.789cm" svg:x="27.979cm" svg:y="15.591cm" svg:viewBox="0 0 790 790" draw:points="395,0 0,790 790,790">
            <text:p/>
          </draw:polygon>
          <draw:polygon draw:style-name="gr3" draw:text-style-name="P3" draw:layer="layout" svg:width="0.789cm" svg:height="0.789cm" svg:x="32.478cm" svg:y="15.556cm" svg:viewBox="0 0 790 790" draw:points="396,0 0,790 790,790">
            <text:p/>
          </draw:polygon>
          <draw:polygon draw:style-name="gr3" draw:text-style-name="P3" draw:layer="layout" svg:width="0.788cm" svg:height="0.789cm" svg:x="27.347cm" svg:y="18.982cm" svg:viewBox="0 0 789 790" draw:points="394,0 0,790 789,790">
            <text:p/>
          </draw:polygon>
          <draw:polygon draw:style-name="gr3" draw:text-style-name="P3" draw:layer="layout" svg:width="0.789cm" svg:height="0.789cm" svg:x="28.504cm" svg:y="14.107cm" svg:viewBox="0 0 790 790" draw:points="395,0 0,790 790,790">
            <text:p/>
          </draw:polygon>
          <draw:polygon draw:style-name="gr3" draw:text-style-name="P3" draw:layer="layout" svg:width="0.789cm" svg:height="0.789cm" svg:x="33.12cm" svg:y="7.584cm" svg:viewBox="0 0 790 790" draw:points="395,0 0,790 790,790">
            <text:p/>
          </draw:polygon>
          <draw:polygon draw:style-name="gr3" draw:text-style-name="P3" draw:layer="layout" svg:width="0.789cm" svg:height="0.789cm" svg:x="37.975cm" svg:y="18.581cm" svg:viewBox="0 0 790 790" draw:points="395,0 0,790 790,790">
            <text:p/>
          </draw:polygon>
          <draw:polygon draw:style-name="gr3" draw:text-style-name="P3" draw:layer="layout" svg:width="0.789cm" svg:height="0.79cm" svg:x="33.176cm" svg:y="10.993cm" svg:viewBox="0 0 790 791" draw:points="395,0 0,791 790,791">
            <text:p/>
          </draw:polygon>
          <draw:polygon draw:style-name="gr3" draw:text-style-name="P3" draw:layer="layout" svg:width="0.789cm" svg:height="0.789cm" svg:x="32.292cm" svg:y="16.102cm" svg:viewBox="0 0 790 790" draw:points="395,0 0,790 790,790">
            <text:p/>
          </draw:polygon>
          <draw:polygon draw:style-name="gr3" draw:text-style-name="P3" draw:layer="layout" svg:width="0.789cm" svg:height="0.789cm" svg:x="32.196cm" svg:y="11.656cm" svg:viewBox="0 0 790 790" draw:points="396,0 0,790 790,790">
            <text:p/>
          </draw:polygon>
          <draw:polygon draw:style-name="gr3" draw:text-style-name="P3" draw:layer="layout" svg:width="0.789cm" svg:height="0.789cm" svg:x="28.185cm" svg:y="16.795cm" svg:viewBox="0 0 790 790" draw:points="394,0 0,790 790,790">
            <text:p/>
          </draw:polygon>
          <draw:polygon draw:style-name="gr3" draw:text-style-name="P3" draw:layer="layout" svg:width="0.788cm" svg:height="0.789cm" svg:x="34.76cm" svg:y="13.806cm" svg:viewBox="0 0 789 790" draw:points="395,0 0,790 789,790">
            <text:p/>
          </draw:polygon>
          <draw:polygon draw:style-name="gr3" draw:text-style-name="P3" draw:layer="layout" svg:width="0.789cm" svg:height="0.789cm" svg:x="33.491cm" svg:y="17.504cm" svg:viewBox="0 0 790 790" draw:points="395,0 0,790 790,790">
            <text:p/>
          </draw:polygon>
          <draw:polygon draw:style-name="gr3" draw:text-style-name="P3" draw:layer="layout" svg:width="0.788cm" svg:height="0.789cm" svg:x="35.701cm" svg:y="8.601cm" svg:viewBox="0 0 789 790" draw:points="395,0 0,790 789,790">
            <text:p/>
          </draw:polygon>
          <draw:polygon draw:style-name="gr3" draw:text-style-name="P3" draw:layer="layout" svg:width="0.789cm" svg:height="0.789cm" svg:x="34.109cm" svg:y="17.427cm" svg:viewBox="0 0 790 790" draw:points="396,0 0,790 790,790">
            <text:p/>
          </draw:polygon>
          <draw:polygon draw:style-name="gr3" draw:text-style-name="P3" draw:layer="layout" svg:width="0.789cm" svg:height="0.789cm" svg:x="35.322cm" svg:y="18.987cm" svg:viewBox="0 0 790 790" draw:points="395,0 0,790 790,790">
            <text:p/>
          </draw:polygon>
          <draw:polygon draw:style-name="gr3" draw:text-style-name="P3" draw:layer="layout" svg:width="0.788cm" svg:height="0.789cm" svg:x="28.356cm" svg:y="15.125cm" svg:viewBox="0 0 789 790" draw:points="395,0 0,790 789,790">
            <text:p/>
          </draw:polygon>
          <draw:polygon draw:style-name="gr3" draw:text-style-name="P3" draw:layer="layout" svg:width="0.788cm" svg:height="0.789cm" svg:x="23.834cm" svg:y="18.468cm" svg:viewBox="0 0 789 790" draw:points="395,0 0,790 789,790">
            <text:p/>
          </draw:polygon>
          <draw:path draw:style-name="gr1" draw:text-style-name="P1" draw:layer="layout" svg:width="0.303cm" svg:height="0.36cm" svg:x="30.612cm" svg:y="22.78cm" svg:viewBox="0 0 304 361" svg:d="M49 40v281h59c49 0 86-11 109-33 23-23 34-59 34-107s-11-83-34-107c-23-22-60-34-109-34zM0 0h100c70 0 121 15 154 44s50 75 50 137-18 108-51 137c-32 29-84 43-153 43h-100z">
            <text:p/>
          </draw:path>
          <draw:path draw:style-name="gr1" draw:text-style-name="P1" draw:layer="layout" svg:width="0.045cm" svg:height="0.375cm" svg:x="30.99cm" svg:y="22.765cm" svg:viewBox="0 0 46 376" svg:d="M0 105h46v271h-46zM0 0h46v56h-46z">
            <text:p/>
          </draw:path>
          <draw:path draw:style-name="gr1" draw:text-style-name="P1" draw:layer="layout" svg:width="0.394cm" svg:height="0.276cm" svg:x="31.126cm" svg:y="22.864cm" svg:viewBox="0 0 395 277" svg:d="M213 58c11-20 24-34 40-44 15-9 33-14 54-14 28 0 50 10 65 29 15 20 23 48 23 84v164h-44v-162c0-26-5-45-14-58-9-12-23-19-42-19-23 0-41 8-55 23-13 16-20 37-20 63v153h-44v-162c0-26-5-45-14-58-9-12-24-19-42-19-23 0-41 8-56 23-13 16-19 37-19 63v153h-45v-271h45v42c10-16 22-29 37-36 14-8 31-12 51-12 19 0 36 5 49 15 14 9 24 24 31 43z">
            <text:p/>
          </draw:path>
          <draw:polygon draw:style-name="gr1" draw:text-style-name="P1" draw:layer="layout" svg:width="0.214cm" svg:height="0.36cm" svg:x="31.774cm" svg:y="22.78cm" svg:viewBox="0 0 215 361" draw:points="7,320 86,320 86,45 0,62 0,18 86,0 135,0 135,320 215,320 215,361 7,361">
            <text:p/>
          </draw:polygon>
          <draw:path draw:style-name="gr1" draw:text-style-name="P1" draw:layer="layout" svg:width="0.36cm" svg:height="0.303cm" svg:x="22.087cm" svg:y="14.963cm" svg:viewBox="0 0 361 304" svg:d="M40 255h281v-59c0-49-11-85-34-109-23-22-58-34-107-34-48 0-83 12-106 34-23 24-34 60-34 109zM0 304v-100c0-70 14-121 43-154 30-33 76-50 137-50 63 0 108 17 137 51 29 32 44 84 44 153v100z">
            <text:p/>
          </draw:path>
          <draw:path draw:style-name="gr1" draw:text-style-name="P1" draw:layer="layout" svg:width="0.376cm" svg:height="0.045cm" svg:x="22.071cm" svg:y="14.843cm" svg:viewBox="0 0 377 46" svg:d="M106 46v-46h271v46zM0 46v-46h57v46z">
            <text:p/>
          </draw:path>
          <draw:path draw:style-name="gr1" draw:text-style-name="P1" draw:layer="layout" svg:width="0.277cm" svg:height="0.394cm" svg:x="22.17cm" svg:y="14.358cm" svg:viewBox="0 0 278 395" svg:d="M58 182c-19-11-34-24-44-39-9-16-14-34-14-55 0-28 10-50 30-65 19-15 48-23 84-23h164v44h-163c-26 0-45 5-58 14-12 10-18 23-18 42 0 23 8 42 23 55s36 20 63 20h153v44h-163c-26 0-45 5-58 14-12 9-18 24-18 42 0 23 8 41 23 55 15 13 36 20 63 20h153v45h-271v-45h41c-16-10-28-23-36-37s-12-31-12-50c0-20 5-36 15-50s25-24 43-31z">
            <text:p/>
          </draw:path>
          <draw:path draw:style-name="gr1" draw:text-style-name="P1" draw:layer="layout" svg:width="0.367cm" svg:height="0.229cm" svg:x="22.08cm" svg:y="13.894cm" svg:viewBox="0 0 368 230" svg:d="M327 171v-171h41v230h-41c-19-18-45-44-77-76-32-31-53-52-63-60-17-16-32-27-44-33s-24-9-36-9c-19 0-35 7-47 20-12 14-19 31-19 53 0 15 3 31 8 48 7 17 14 35 25 54h-50c-8-19-14-38-18-54-4-17-6-33-6-47 0-37 10-67 28-89 19-24 45-35 76-35 15 0 29 3 42 8 13 6 29 16 47 32 5 4 18 16 40 38 23 22 54 52 94 91z">
            <text:p/>
          </draw:path>
          <draw:line draw:style-name="gr5" draw:text-style-name="P5" draw:layer="layout" svg:x1="22.814cm" svg:y1="22.5cm" svg:x2="22.814cm" svg:y2="6.659cm">
            <text:p/>
          </draw:line>
          <draw:line draw:style-name="gr5" draw:text-style-name="P5" draw:layer="layout" svg:x1="39.784cm" svg:y1="22.5cm" svg:x2="39.784cm" svg:y2="6.659cm">
            <text:p/>
          </draw:line>
          <draw:line draw:style-name="gr5" draw:text-style-name="P5" draw:layer="layout" svg:x1="22.814cm" svg:y1="22.5cm" svg:x2="39.784cm" svg:y2="22.5cm">
            <text:p/>
          </draw:line>
          <draw:line draw:style-name="gr5" draw:text-style-name="P5" draw:layer="layout" svg:x1="22.814cm" svg:y1="6.659cm" svg:x2="39.784cm" svg:y2="6.659cm">
            <text:p/>
          </draw:line>
          <draw:path draw:style-name="gr1" draw:text-style-name="P1" draw:layer="layout" svg:width="0.2cm" svg:height="0.309cm" svg:x="30.043cm" svg:y="6.138cm" svg:viewBox="0 0 201 310" svg:d="M42 35v116h53c19 0 34-5 45-15 10-10 16-25 16-43 0-19-6-33-16-43-11-10-26-15-45-15zM0 0h95c34 0 60 8 79 24 18 16 27 39 27 69s-9 53-27 69c-19 15-45 23-79 23h-53v125h-42z">
            <text:p/>
          </draw:path>
          <draw:path draw:style-name="gr1" draw:text-style-name="P1" draw:layer="layout" svg:width="0.135cm" svg:height="0.237cm" svg:x="30.289cm" svg:y="6.21cm" svg:viewBox="0 0 136 238" svg:d="M136 41c-4-3-9-4-15-6-5 0-10-1-16-1-22 0-39 7-50 21-12 14-17 34-17 60v123h-38v-233h38v36c7-14 18-24 31-31 12-7 28-10 47-10 2 0 5 0 9 0 3 1 7 1 11 2z">
            <text:p/>
          </draw:path>
          <draw:path draw:style-name="gr1" draw:text-style-name="P1" draw:layer="layout" svg:width="0.214cm" svg:height="0.242cm" svg:x="30.439cm" svg:y="6.21cm" svg:viewBox="0 0 215 243" svg:d="M215 113v18h-175c2 27 10 47 24 60 14 14 33 21 59 21 14 0 29-2 42-5 14-4 28-9 41-17v36c-13 6-27 11-42 13-14 3-29 4-43 4-38 0-67-10-88-31-23-21-33-51-33-87 0-38 10-69 31-92 20-22 48-33 83-33 31 0 56 10 74 30s27 48 27 83zM177 102c0-21-6-39-17-51-12-13-27-19-46-19-21 0-38 6-50 18-13 12-21 30-22 52z">
            <text:p/>
          </draw:path>
          <draw:path draw:style-name="gr1" draw:text-style-name="P1" draw:layer="layout" svg:width="0.207cm" svg:height="0.327cm" svg:x="30.699cm" svg:y="6.125cm" svg:viewBox="0 0 208 328" svg:d="M170 126v-126h38v323h-38v-35c-8 14-18 24-31 31-12 6-26 9-43 9-28 0-52-11-70-33-18-23-26-52-26-89 0-36 8-65 26-88 18-22 42-33 70-33 17 0 31 3 43 10 13 7 23 17 31 31zM39 206c0 28 6 50 18 66 12 18 27 25 48 25 20 0 36-7 47-25 12-16 18-38 18-66s-6-49-18-65c-11-16-27-24-47-24-21 0-36 8-48 24s-18 37-18 65z">
            <text:p/>
          </draw:path>
          <draw:path draw:style-name="gr1" draw:text-style-name="P1" draw:layer="layout" svg:width="0.249cm" svg:height="0.319cm" svg:x="31.103cm" svg:y="6.133cm" svg:viewBox="0 0 250 320" svg:d="M250 29v44c-16-13-31-22-47-29-16-6-32-10-50-10-36 0-63 11-81 33-19 21-28 52-28 94 0 41 9 72 28 93 18 22 45 33 81 33 18 0 34-3 50-10 16-6 31-16 47-29v43c-16 10-32 18-48 22-16 5-33 7-52 7-46 0-83-13-110-42-27-28-40-67-40-117 0-51 13-90 40-118 27-29 64-43 110-43 19 0 36 2 53 7 16 5 31 12 47 22z">
            <text:p/>
          </draw:path>
          <draw:polygon draw:style-name="gr1" draw:text-style-name="P1" draw:layer="layout" svg:width="0.038cm" svg:height="0.322cm" svg:x="31.414cm" svg:y="6.125cm" svg:viewBox="0 0 39 323" draw:points="0,323 39,323 39,0 0,0">
            <text:p/>
          </draw:polygon>
          <draw:path draw:style-name="gr1" draw:text-style-name="P1" draw:layer="layout" svg:width="0.195cm" svg:height="0.242cm" svg:x="31.518cm" svg:y="6.21cm" svg:viewBox="0 0 196 243" svg:d="M120 122c-31 0-52 3-65 10-11 7-17 19-17 36 0 14 4 25 13 32 9 8 22 12 37 12 21 0 38-7 51-22s19-35 19-60v-8zM196 106v132h-38v-35c-9 14-20 24-33 31-12 6-28 9-47 9-25 0-44-6-58-19s-20-31-20-53c0-26 8-46 26-59 17-13 44-20 79-20h53v-4c0-18-6-32-17-42-12-9-28-14-49-14-13 0-26 2-39 5-13 4-25 8-36 14v-35c13-5 27-9 40-12 14-2 27-4 39-4 34 0 59 9 75 26 17 18 25 44 25 80z">
            <text:p/>
          </draw:path>
          <draw:path draw:style-name="gr1" draw:text-style-name="P1" draw:layer="layout" svg:width="0.177cm" svg:height="0.242cm" svg:x="31.775cm" svg:y="6.21cm" svg:viewBox="0 0 178 243" svg:d="M165 12v36c-11-5-22-9-33-12-12-3-24-4-36-4-19 0-34 3-43 9-9 5-15 14-15 25 0 10 4 17 11 22s21 10 41 15l13 2c27 6 46 15 58 25 11 11 17 25 17 44 0 22-9 39-26 51-17 13-41 18-70 18-13 0-26-1-39-3-15-2-29-5-43-10v-40c14 8 27 13 42 17 14 3 27 5 41 5 17 0 31-3 41-9 9-6 15-15 15-26 0-10-4-18-11-24-7-5-22-11-46-16l-13-3c-24-5-42-12-52-23-11-10-16-24-16-43 0-22 8-38 23-50 16-12 38-18 67-18 14 0 27 1 40 3 12 2 24 5 34 9z">
            <text:p/>
          </draw:path>
          <draw:path draw:style-name="gr1" draw:text-style-name="P1" draw:layer="layout" svg:width="0.177cm" svg:height="0.242cm" svg:x="31.995cm" svg:y="6.21cm" svg:viewBox="0 0 178 243" svg:d="M165 12v36c-11-5-22-9-34-12s-23-4-36-4c-19 0-33 3-42 9-10 5-14 14-14 25 0 10 3 17 10 22s20 10 40 15l14 2c27 6 46 15 57 25 11 11 18 25 18 44 0 22-9 39-26 51-17 13-41 18-71 18-12 0-25-1-39-3-13-2-27-5-42-10v-40c14 8 28 13 42 17 13 3 27 5 40 5 18 0 32-3 42-9 9-6 14-15 14-26 0-10-4-18-10-24-7-5-22-11-46-16l-13-3c-24-5-41-12-52-23-10-10-15-24-15-43 0-22 7-38 23-50 15-12 37-18 66-18 14 0 27 1 40 3 12 2 23 5 34 9z">
            <text:p/>
          </draw:path>
          <draw:path draw:style-name="gr1" draw:text-style-name="P1" draw:layer="layout" svg:width="0.196cm" svg:height="0.314cm" svg:x="32.358cm" svg:y="6.133cm" svg:viewBox="0 0 197 315" svg:d="M51 280h146v35h-197v-35c16-16 38-38 65-66s45-45 52-54c13-14 23-27 28-38 5-10 8-20 8-31 0-16-6-29-18-39-11-10-26-16-44-16-14 0-28 3-42 7s-30 11-47 21v-44c17-7 33-12 47-15 15-3 28-5 41-5 31 0 57 8 77 24 19 17 29 38 29 65 0 13-3 25-8 36-4 11-13 25-25 40-5 4-16 16-34 35-19 19-45 46-78 80z">
            <text:p/>
          </draw:path>
          <draw:polygon draw:style-name="gr2" draw:text-style-name="P2" draw:layer="layout" svg:width="16.969cm" svg:height="16.781cm" svg:x="43.178cm" svg:y="6.189cm" svg:viewBox="0 0 16970 16782" draw:points="0,16782 16970,16782 16970,0 0,0">
            <text:p/>
          </draw:polygon>
          <draw:path draw:style-name="gr6" draw:text-style-name="P6" draw:layer="layout" svg:width="0.789cm" svg:height="0.789cm" svg:x="48.112cm" svg:y="12.129cm" svg:viewBox="0 0 790 790" svg:d="M395 790c105 0 205-42 279-116s116-174 116-280c0-104-42-205-116-279-74-73-174-115-279-115-104 0-206 42-280 115-74 74-115 175-115 279 0 106 41 206 115 280s176 116 280 116z">
            <text:p/>
          </draw:path>
          <draw:path draw:style-name="gr6" draw:text-style-name="P6" draw:layer="layout" svg:width="0.789cm" svg:height="0.788cm" svg:x="50.215cm" svg:y="18.727cm" svg:viewBox="0 0 790 789" svg:d="M395 789c105 0 206-41 280-115s115-174 115-279-41-205-115-280c-74-74-175-115-280-115s-205 41-279 115c-74 75-116 175-116 280s42 205 116 279 174 115 279 115z">
            <text:p/>
          </draw:path>
          <draw:path draw:style-name="gr6" draw:text-style-name="P6" draw:layer="layout" svg:width="0.789cm" svg:height="0.788cm" svg:x="51.415cm" svg:y="11.64cm" svg:viewBox="0 0 790 789" svg:d="M396 789c104 0 204-41 278-115s116-174 116-279-42-205-116-280c-74-74-174-115-278-115-105 0-205 41-279 115-75 75-117 175-117 280s42 205 117 279c74 74 174 115 279 115z">
            <text:p/>
          </draw:path>
          <draw:path draw:style-name="gr6" draw:text-style-name="P6" draw:layer="layout" svg:width="0.789cm" svg:height="0.789cm" svg:x="52.415cm" svg:y="12.594cm" svg:viewBox="0 0 790 790" svg:d="M394 790c105 0 205-43 280-116 74-74 116-175 116-279 0-105-42-205-116-279-75-74-175-116-280-116-104 0-205 42-279 116s-115 174-115 279c0 104 41 205 115 279 74 73 175 116 279 116z">
            <text:p/>
          </draw:path>
          <draw:path draw:style-name="gr6" draw:text-style-name="P6" draw:layer="layout" svg:width="0.789cm" svg:height="0.789cm" svg:x="49.497cm" svg:y="14.967cm" svg:viewBox="0 0 790 790" svg:d="M394 790c106 0 206-43 280-117s116-174 116-279c0-104-42-205-116-279-74-73-174-115-280-115-104 0-205 42-279 115-74 74-115 175-115 279 0 105 41 205 115 279s175 117 279 117z">
            <text:p/>
          </draw:path>
          <draw:path draw:style-name="gr6" draw:text-style-name="P6" draw:layer="layout" svg:width="0.789cm" svg:height="0.789cm" svg:x="48.517cm" svg:y="15.242cm" svg:viewBox="0 0 790 790" svg:d="M395 790c104 0 205-42 280-116 74-74 115-174 115-280 0-104-41-205-115-279-75-74-176-115-280-115-105 0-205 41-279 115s-116 175-116 279c0 106 42 206 116 280s174 116 279 116z">
            <text:p/>
          </draw:path>
          <draw:path draw:style-name="gr6" draw:text-style-name="P6" draw:layer="layout" svg:width="0.789cm" svg:height="0.789cm" svg:x="48.925cm" svg:y="19.934cm" svg:viewBox="0 0 790 790" svg:d="M395 790c105 0 205-41 279-115s116-176 116-280c0-105-42-205-116-279s-174-116-279-116-206 42-280 116-115 174-115 279c0 104 41 206 115 280s175 115 280 115z">
            <text:p/>
          </draw:path>
          <draw:path draw:style-name="gr6" draw:text-style-name="P6" draw:layer="layout" svg:width="0.789cm" svg:height="0.789cm" svg:x="52.89cm" svg:y="16.326cm" svg:viewBox="0 0 790 790" svg:d="M396 790c104 0 205-42 279-116 73-74 115-174 115-279 0-104-42-205-115-280-74-74-175-115-279-115-105 0-205 41-280 115-74 75-116 176-116 280 0 105 42 205 116 279 75 74 175 116 280 116z">
            <text:p/>
          </draw:path>
          <draw:path draw:style-name="gr6" draw:text-style-name="P6" draw:layer="layout" svg:width="0.789cm" svg:height="0.789cm" svg:x="46.206cm" svg:y="11.513cm" svg:viewBox="0 0 790 790" svg:d="M395 790c104 0 206-42 280-116s115-174 115-278c0-105-41-206-115-280s-176-116-280-116c-105 0-205 42-279 116s-116 175-116 280c0 104 42 204 116 278s174 116 279 116z">
            <text:p/>
          </draw:path>
          <draw:path draw:style-name="gr6" draw:text-style-name="P6" draw:layer="layout" svg:width="0.789cm" svg:height="0.789cm" svg:x="47.726cm" svg:y="13.62cm" svg:viewBox="0 0 790 790" svg:d="M394 790c105 0 205-42 280-116 74-74 116-175 116-280 0-104-42-205-116-278-75-74-175-116-280-116-104 0-205 42-279 116-74 73-115 174-115 278 0 105 41 206 115 280s175 116 279 116z">
            <text:p/>
          </draw:path>
          <draw:path draw:style-name="gr6" draw:text-style-name="P6" draw:layer="layout" svg:width="0.789cm" svg:height="0.788cm" svg:x="54.988cm" svg:y="12.918cm" svg:viewBox="0 0 790 789" svg:d="M394 789c106 0 206-41 280-115s116-174 116-280c0-105-42-205-116-279s-174-115-280-115c-104 0-204 41-278 115s-116 174-116 279c0 106 42 206 116 280s174 115 278 115z">
            <text:p/>
          </draw:path>
          <draw:path draw:style-name="gr6" draw:text-style-name="P6" draw:layer="layout" svg:width="0.789cm" svg:height="0.789cm" svg:x="56.106cm" svg:y="18.234cm" svg:viewBox="0 0 790 790" svg:d="M395 790c105 0 205-42 279-116 74-75 116-175 116-280 0-104-42-204-116-278s-174-116-279-116c-104 0-205 42-279 116-75 74-116 174-116 278 0 105 41 205 116 280 74 74 175 116 279 116z">
            <text:p/>
          </draw:path>
          <draw:path draw:style-name="gr6" draw:text-style-name="P6" draw:layer="layout" svg:width="0.789cm" svg:height="0.789cm" svg:x="53.453cm" svg:y="16.243cm" svg:viewBox="0 0 790 790" svg:d="M395 790c105 0 205-42 279-116s116-174 116-279c0-104-42-206-116-280s-174-115-279-115-205 41-279 115-116 176-116 280c0 105 42 205 116 279s174 116 279 116z">
            <text:p/>
          </draw:path>
          <draw:path draw:style-name="gr6" draw:text-style-name="P6" draw:layer="layout" svg:width="0.789cm" svg:height="0.789cm" svg:x="47.593cm" svg:y="16.05cm" svg:viewBox="0 0 790 790" svg:d="M395 790c105 0 205-42 279-116 75-73 116-174 116-279s-41-205-116-279c-74-74-174-116-279-116s-205 42-279 116-116 174-116 279 42 206 116 279c74 74 174 116 279 116z">
            <text:p/>
          </draw:path>
          <draw:path draw:style-name="gr6" draw:text-style-name="P6" draw:layer="layout" svg:width="0.789cm" svg:height="0.789cm" svg:x="50.685cm" svg:y="13.8cm" svg:viewBox="0 0 790 790" svg:d="M396 790c104 0 205-42 279-116s115-174 115-279-41-206-115-280-175-115-279-115c-105 0-205 41-279 115s-117 175-117 280 43 205 117 279 174 116 279 116z">
            <text:p/>
          </draw:path>
          <draw:path draw:style-name="gr6" draw:text-style-name="P6" draw:layer="layout" svg:width="0.789cm" svg:height="0.789cm" svg:x="47.452cm" svg:y="10.341cm" svg:viewBox="0 0 790 790" svg:d="M395 790c105 0 205-41 279-115 74-75 116-176 116-280 0-105-42-205-116-279s-174-116-279-116c-104 0-205 42-278 116-75 74-117 174-117 279 0 104 42 205 117 280 73 74 174 115 278 115z">
            <text:p/>
          </draw:path>
          <draw:path draw:style-name="gr6" draw:text-style-name="P6" draw:layer="layout" svg:width="0.789cm" svg:height="0.789cm" svg:x="53.459cm" svg:y="19.402cm" svg:viewBox="0 0 790 790" svg:d="M395 790c105 0 206-42 280-116s115-174 115-279c0-104-41-206-115-280s-175-115-280-115-205 41-279 115-116 176-116 280c0 105 42 205 116 279s174 116 279 116z">
            <text:p/>
          </draw:path>
          <draw:path draw:style-name="gr6" draw:text-style-name="P6" draw:layer="layout" svg:width="0.789cm" svg:height="0.789cm" svg:x="56.096cm" svg:y="7.711cm" svg:viewBox="0 0 790 790" svg:d="M396 790c104 0 205-42 279-116 73-74 115-174 115-279 0-104-42-205-115-279-74-74-175-116-279-116-105 0-205 42-280 116-74 74-116 175-116 279 0 105 42 205 116 279 75 74 175 116 280 116z">
            <text:p/>
          </draw:path>
          <draw:path draw:style-name="gr6" draw:text-style-name="P6" draw:layer="layout" svg:width="0.789cm" svg:height="0.789cm" svg:x="56.675cm" svg:y="14.651cm" svg:viewBox="0 0 790 790" svg:d="M396 790c104 0 205-41 279-115s115-175 115-279c0-105-41-206-115-280s-175-116-279-116c-106 0-206 42-280 116s-116 175-116 280c0 104 42 205 116 279s174 115 280 115z">
            <text:p/>
          </draw:path>
          <draw:path draw:style-name="gr6" draw:text-style-name="P6" draw:layer="layout" svg:width="0.789cm" svg:height="0.789cm" svg:x="47.874cm" svg:y="9.829cm" svg:viewBox="0 0 790 790" svg:d="M394 790c106 0 206-41 280-115s116-175 116-279c0-106-42-206-116-280s-174-116-280-116c-104 0-205 42-279 116s-115 174-115 280c0 104 41 205 115 279s175 115 279 115z">
            <text:p/>
          </draw:path>
          <draw:path draw:style-name="gr6" draw:text-style-name="P6" draw:layer="layout" svg:width="0.788cm" svg:height="0.789cm" svg:x="50.21cm" svg:y="8.968cm" svg:viewBox="0 0 789 790" svg:d="M394 790c106 0 206-42 280-116s115-174 115-280c0-104-41-205-115-279s-174-115-280-115c-105 0-205 41-279 115s-115 175-115 279c0 106 41 206 115 280s174 116 279 116z">
            <text:p/>
          </draw:path>
          <draw:path draw:style-name="gr6" draw:text-style-name="P6" draw:layer="layout" svg:width="0.789cm" svg:height="0.789cm" svg:x="52.674cm" svg:y="9.974cm" svg:viewBox="0 0 790 790" svg:d="M395 790c105 0 205-42 279-116s116-174 116-279c0-104-42-206-116-280-74-73-174-115-279-115s-206 42-280 115c-74 74-115 176-115 280 0 105 41 205 115 279s175 116 280 116z">
            <text:p/>
          </draw:path>
          <draw:path draw:style-name="gr6" draw:text-style-name="P6" draw:layer="layout" svg:width="0.789cm" svg:height="0.789cm" svg:x="53.612cm" svg:y="10.41cm" svg:viewBox="0 0 790 790" svg:d="M396 790c104 0 205-42 279-116s115-175 115-280c0-104-41-205-115-279s-175-115-279-115c-105 0-206 41-280 115s-116 175-116 279c0 105 42 206 116 280s175 116 280 116z">
            <text:p/>
          </draw:path>
          <draw:path draw:style-name="gr6" draw:text-style-name="P6" draw:layer="layout" svg:width="0.789cm" svg:height="0.789cm" svg:x="51.983cm" svg:y="7.193cm" svg:viewBox="0 0 790 790" svg:d="M396 790c104 0 205-42 279-116 74-75 115-175 115-280 0-104-41-205-115-279s-175-115-279-115c-106 0-206 41-280 115s-116 175-116 279c0 105 42 205 116 280 74 74 174 116 280 116z">
            <text:p/>
          </draw:path>
          <draw:path draw:style-name="gr6" draw:text-style-name="P6" draw:layer="layout" svg:width="0.788cm" svg:height="0.788cm" svg:x="52.461cm" svg:y="11.512cm" svg:viewBox="0 0 789 789" svg:d="M394 789c105 0 205-41 280-115 74-74 115-174 115-279s-41-206-115-280c-75-74-175-115-280-115s-205 41-279 115-115 175-115 280 41 205 115 279 174 115 279 115z">
            <text:p/>
          </draw:path>
          <draw:polygon draw:style-name="gr6" draw:text-style-name="P6" draw:layer="layout" svg:width="0.789cm" svg:height="0.789cm" svg:x="55.865cm" svg:y="15.373cm" svg:viewBox="0 0 790 790" draw:points="395,0 0,790 790,790">
            <text:p/>
          </draw:polygon>
          <draw:polygon draw:style-name="gr6" draw:text-style-name="P6" draw:layer="layout" svg:width="0.789cm" svg:height="0.789cm" svg:x="48.992cm" svg:y="8.973cm" svg:viewBox="0 0 790 790" draw:points="395,0 0,790 790,790">
            <text:p/>
          </draw:polygon>
          <draw:polygon draw:style-name="gr6" draw:text-style-name="P6" draw:layer="layout" svg:width="0.789cm" svg:height="0.789cm" svg:x="44.197cm" svg:y="14.419cm" svg:viewBox="0 0 790 790" draw:points="396,0 0,790 790,790">
            <text:p/>
          </draw:polygon>
          <draw:polygon draw:style-name="gr6" draw:text-style-name="P6" draw:layer="layout" svg:width="0.788cm" svg:height="0.789cm" svg:x="46.727cm" svg:y="17.46cm" svg:viewBox="0 0 789 790" draw:points="395,0 0,790 789,790">
            <text:p/>
          </draw:polygon>
          <draw:polygon draw:style-name="gr6" draw:text-style-name="P6" draw:layer="layout" svg:width="0.789cm" svg:height="0.789cm" svg:x="58.339cm" svg:y="13.583cm" svg:viewBox="0 0 790 790" draw:points="395,0 0,790 790,790">
            <text:p/>
          </draw:polygon>
          <draw:polygon draw:style-name="gr6" draw:text-style-name="P6" draw:layer="layout" svg:width="0.789cm" svg:height="0.789cm" svg:x="53.176cm" svg:y="20.071cm" svg:viewBox="0 0 790 790" draw:points="394,0 0,790 790,790">
            <text:p/>
          </draw:polygon>
          <draw:polygon draw:style-name="gr6" draw:text-style-name="P6" draw:layer="layout" svg:width="0.789cm" svg:height="0.788cm" svg:x="48.949cm" svg:y="12.783cm" svg:viewBox="0 0 790 789" draw:points="395,0 0,789 790,789">
            <text:p/>
          </draw:polygon>
          <draw:polygon draw:style-name="gr6" draw:text-style-name="P6" draw:layer="layout" svg:width="0.789cm" svg:height="0.789cm" svg:x="53.941cm" svg:y="10.88cm" svg:viewBox="0 0 790 790" draw:points="395,0 0,790 790,790">
            <text:p/>
          </draw:polygon>
          <draw:polygon draw:style-name="gr6" draw:text-style-name="P6" draw:layer="layout" svg:width="0.789cm" svg:height="0.789cm" svg:x="51.573cm" svg:y="11.066cm" svg:viewBox="0 0 790 790" draw:points="395,0 0,790 790,790">
            <text:p/>
          </draw:polygon>
          <draw:polygon draw:style-name="gr6" draw:text-style-name="P6" draw:layer="layout" svg:width="0.789cm" svg:height="0.789cm" svg:x="53.919cm" svg:y="19.948cm" svg:viewBox="0 0 790 790" draw:points="395,0 0,790 790,790">
            <text:p/>
          </draw:polygon>
          <draw:polygon draw:style-name="gr6" draw:text-style-name="P6" draw:layer="layout" svg:width="0.789cm" svg:height="0.789cm" svg:x="52.388cm" svg:y="10.485cm" svg:viewBox="0 0 790 790" draw:points="395,0 0,790 790,790">
            <text:p/>
          </draw:polygon>
          <draw:polygon draw:style-name="gr6" draw:text-style-name="P6" draw:layer="layout" svg:width="0.789cm" svg:height="0.789cm" svg:x="54.156cm" svg:y="15.768cm" svg:viewBox="0 0 790 790" draw:points="395,0 0,790 790,790">
            <text:p/>
          </draw:polygon>
          <draw:polygon draw:style-name="gr6" draw:text-style-name="P6" draw:layer="layout" svg:width="0.789cm" svg:height="0.789cm" svg:x="48.625cm" svg:y="18.079cm" svg:viewBox="0 0 790 790" draw:points="394,0 0,790 790,790">
            <text:p/>
          </draw:polygon>
          <draw:polygon draw:style-name="gr6" draw:text-style-name="P6" draw:layer="layout" svg:width="0.789cm" svg:height="0.789cm" svg:x="51.395cm" svg:y="8.986cm" svg:viewBox="0 0 790 790" draw:points="396,0 0,790 790,790">
            <text:p/>
          </draw:polygon>
          <draw:polygon draw:style-name="gr6" draw:text-style-name="P6" draw:layer="layout" svg:width="0.789cm" svg:height="0.788cm" svg:x="45.244cm" svg:y="15.928cm" svg:viewBox="0 0 790 789" draw:points="395,0 0,789 790,789">
            <text:p/>
          </draw:polygon>
          <draw:polygon draw:style-name="gr6" draw:text-style-name="P6" draw:layer="layout" svg:width="0.789cm" svg:height="0.789cm" svg:x="47.177cm" svg:y="10.905cm" svg:viewBox="0 0 790 790" draw:points="396,0 0,790 790,790">
            <text:p/>
          </draw:polygon>
          <draw:polygon draw:style-name="gr6" draw:text-style-name="P6" draw:layer="layout" svg:width="0.789cm" svg:height="0.789cm" svg:x="49.739cm" svg:y="16.062cm" svg:viewBox="0 0 790 790" draw:points="395,0 0,790 790,790">
            <text:p/>
          </draw:polygon>
          <draw:polygon draw:style-name="gr6" draw:text-style-name="P6" draw:layer="layout" svg:width="0.789cm" svg:height="0.789cm" svg:x="50.614cm" svg:y="10.99cm" svg:viewBox="0 0 790 790" draw:points="395,0 0,790 790,790">
            <text:p/>
          </draw:polygon>
          <draw:polygon draw:style-name="gr6" draw:text-style-name="P6" draw:layer="layout" svg:width="0.789cm" svg:height="0.789cm" svg:x="52.035cm" svg:y="21.177cm" svg:viewBox="0 0 790 790" draw:points="396,0 0,790 790,790">
            <text:p/>
          </draw:polygon>
          <draw:polygon draw:style-name="gr6" draw:text-style-name="P6" draw:layer="layout" svg:width="0.789cm" svg:height="0.789cm" svg:x="54.538cm" svg:y="10.962cm" svg:viewBox="0 0 790 790" draw:points="395,0 0,790 790,790">
            <text:p/>
          </draw:polygon>
          <draw:polygon draw:style-name="gr6" draw:text-style-name="P6" draw:layer="layout" svg:width="0.789cm" svg:height="0.789cm" svg:x="52.132cm" svg:y="18.485cm" svg:viewBox="0 0 790 790" draw:points="395,0 0,790 790,790">
            <text:p/>
          </draw:polygon>
          <draw:polygon draw:style-name="gr6" draw:text-style-name="P6" draw:layer="layout" svg:width="0.789cm" svg:height="0.789cm" svg:x="53.406cm" svg:y="12.296cm" svg:viewBox="0 0 790 790" draw:points="395,0 0,790 790,790">
            <text:p/>
          </draw:polygon>
          <draw:polygon draw:style-name="gr6" draw:text-style-name="P6" draw:layer="layout" svg:width="0.789cm" svg:height="0.789cm" svg:x="49.869cm" svg:y="14.559cm" svg:viewBox="0 0 790 790" draw:points="395,0 0,790 790,790">
            <text:p/>
          </draw:polygon>
          <draw:polygon draw:style-name="gr6" draw:text-style-name="P6" draw:layer="layout" svg:width="0.789cm" svg:height="0.789cm" svg:x="47.549cm" svg:y="14.135cm" svg:viewBox="0 0 790 790" draw:points="396,0 0,790 790,790">
            <text:p/>
          </draw:polygon>
          <draw:polygon draw:style-name="gr6" draw:text-style-name="P6" draw:layer="layout" svg:width="0.789cm" svg:height="0.789cm" svg:x="46.811cm" svg:y="12.058cm" svg:viewBox="0 0 790 790" draw:points="395,0 0,790 790,790">
            <text:p/>
          </draw:polygon>
          <draw:path draw:style-name="gr1" draw:text-style-name="P1" draw:layer="layout" svg:width="0.303cm" svg:height="0.36cm" svg:x="50.976cm" svg:y="23.25cm" svg:viewBox="0 0 304 361" svg:d="M49 40v280h59c50 0 86-11 110-34 22-22 34-58 34-106 0-49-12-84-34-106-24-23-60-34-110-34zM0 0h100c71 0 122 15 155 43 32 30 49 75 49 137s-17 107-50 137c-32 30-84 44-154 44h-100z">
            <text:p/>
          </draw:path>
          <draw:path draw:style-name="gr1" draw:text-style-name="P1" draw:layer="layout" svg:width="0.045cm" svg:height="0.375cm" svg:x="51.354cm" svg:y="23.235cm" svg:viewBox="0 0 46 376" svg:d="M0 105h46v271h-46zM0 0h46v56h-46z">
            <text:p/>
          </draw:path>
          <draw:path draw:style-name="gr1" draw:text-style-name="P1" draw:layer="layout" svg:width="0.394cm" svg:height="0.277cm" svg:x="51.49cm" svg:y="23.333cm" svg:viewBox="0 0 395 278" svg:d="M213 59c11-20 24-34 39-44 16-10 34-15 55-15 28 0 50 10 65 30s23 49 23 85v163h-44v-161c0-26-5-45-14-59-10-13-23-19-42-19-23 0-42 8-55 23-13 16-20 37-20 63v153h-45v-161c0-26-5-45-14-59-9-13-24-19-42-19-23 0-41 8-55 23-13 16-20 37-20 63v153h-44v-271h44v42c10-16 23-29 37-37s31-12 50-12c20 0 36 5 50 15s25 25 32 44z">
            <text:p/>
          </draw:path>
          <draw:polygon draw:style-name="gr1" draw:text-style-name="P1" draw:layer="layout" svg:width="0.215cm" svg:height="0.36cm" svg:x="52.137cm" svg:y="23.25cm" svg:viewBox="0 0 216 361" draw:points="7,319 87,319 87,44 0,62 0,17 86,0 135,0 135,319 216,319 216,361 7,361">
            <text:p/>
          </draw:polygon>
          <draw:path draw:style-name="gr1" draw:text-style-name="P1" draw:layer="layout" svg:width="0.36cm" svg:height="0.303cm" svg:x="42.45cm" svg:y="14.963cm" svg:viewBox="0 0 361 304" svg:d="M40 255h281v-59c0-49-10-85-33-109-23-22-58-34-108-34-48 0-83 12-106 34-22 24-34 60-34 109zM0 304v-100c0-70 15-121 44-154s74-50 136-50c63 0 109 17 138 51 29 32 43 84 43 153v100z">
            <text:p/>
          </draw:path>
          <draw:path draw:style-name="gr1" draw:text-style-name="P1" draw:layer="layout" svg:width="0.375cm" svg:height="0.045cm" svg:x="42.435cm" svg:y="14.843cm" svg:viewBox="0 0 376 46" svg:d="M106 46v-46h270v46zM0 46v-46h56v46z">
            <text:p/>
          </draw:path>
          <draw:path draw:style-name="gr1" draw:text-style-name="P1" draw:layer="layout" svg:width="0.276cm" svg:height="0.394cm" svg:x="42.534cm" svg:y="14.358cm" svg:viewBox="0 0 277 395" svg:d="M58 182c-20-11-34-24-44-39-9-16-14-34-14-55 0-28 10-50 30-65 19-15 47-23 83-23h164v44h-162c-26 0-45 5-58 14-12 10-19 23-19 42 0 23 8 42 24 55 15 13 36 20 62 20h153v44h-162c-26 0-45 5-58 14-12 9-19 24-19 42 0 23 8 41 24 55 15 13 36 20 62 20h153v45h-271v-45h42c-16-10-28-23-36-37s-12-31-12-50c0-20 5-36 15-50s24-24 43-31z">
            <text:p/>
          </draw:path>
          <draw:path draw:style-name="gr1" draw:text-style-name="P1" draw:layer="layout" svg:width="0.366cm" svg:height="0.229cm" svg:x="42.444cm" svg:y="13.894cm" svg:viewBox="0 0 367 230" svg:d="M326 171v-171h41v230h-41c-18-18-44-44-77-76-32-31-52-52-62-60-18-16-33-27-45-33s-24-9-36-9c-19 0-35 7-47 20-12 14-18 31-18 53 0 15 3 31 8 48s13 35 24 54h-49c-8-19-14-38-18-54-4-17-6-33-6-47 0-37 9-67 28-89 19-24 44-35 75-35 15 0 29 3 42 8 13 6 29 16 48 32 5 4 18 16 40 38s53 52 93 91z">
            <text:p/>
          </draw:path>
          <draw:line draw:style-name="gr5" draw:text-style-name="P5" draw:layer="layout" svg:x1="43.178cm" svg:y1="22.97cm" svg:x2="43.178cm" svg:y2="6.189cm">
            <text:p/>
          </draw:line>
          <draw:line draw:style-name="gr5" draw:text-style-name="P5" draw:layer="layout" svg:x1="60.147cm" svg:y1="22.97cm" svg:x2="60.147cm" svg:y2="6.189cm">
            <text:p/>
          </draw:line>
          <draw:line draw:style-name="gr5" draw:text-style-name="P5" draw:layer="layout" svg:x1="43.178cm" svg:y1="22.97cm" svg:x2="60.147cm" svg:y2="22.97cm">
            <text:p/>
          </draw:line>
          <draw:line draw:style-name="gr5" draw:text-style-name="P5" draw:layer="layout" svg:x1="43.178cm" svg:y1="6.189cm" svg:x2="60.147cm" svg:y2="6.189cm">
            <text:p/>
          </draw:line>
          <draw:path draw:style-name="gr1" draw:text-style-name="P1" draw:layer="layout" svg:width="0.2cm" svg:height="0.308cm" svg:x="50.407cm" svg:y="5.669cm" svg:viewBox="0 0 201 309" svg:d="M42 34v117h53c20 0 35-5 46-15 10-10 16-24 16-43 0-20-6-34-16-44-11-10-26-15-46-15zM0 0h95c35 0 61 8 79 23 18 16 27 39 27 70 0 30-9 54-27 69-18 16-44 23-79 23h-53v124h-42z">
            <text:p/>
          </draw:path>
          <draw:path draw:style-name="gr1" draw:text-style-name="P1" draw:layer="layout" svg:width="0.136cm" svg:height="0.237cm" svg:x="50.652cm" svg:y="5.74cm" svg:viewBox="0 0 137 238" svg:d="M137 41c-4-2-9-4-14-5s-11-2-17-2c-21 0-38 7-49 21-12 14-18 34-18 60v123h-39v-232h39v36c8-14 19-25 31-32 13-6 29-10 47-10 3 0 6 1 9 1s7 0 11 1z">
            <text:p/>
          </draw:path>
          <draw:path draw:style-name="gr1" draw:text-style-name="P1" draw:layer="layout" svg:width="0.215cm" svg:height="0.243cm" svg:x="50.802cm" svg:y="5.74cm" svg:viewBox="0 0 216 244" svg:d="M216 113v19h-176c2 26 9 46 24 60 14 13 33 20 59 20 14 0 28-2 42-5s29-9 42-17v36c-13 6-28 11-43 14-14 2-29 4-43 4-38 0-67-11-89-32-21-21-32-50-32-87 0-38 10-69 31-91 20-22 48-34 83-34 31 0 56 10 74 30 19 21 28 49 28 83zM177 102c-1-21-7-37-18-51-11-12-26-19-45-19-21 0-38 7-51 19-12 12-20 29-22 51z">
            <text:p/>
          </draw:path>
          <draw:path draw:style-name="gr1" draw:text-style-name="P1" draw:layer="layout" svg:width="0.207cm" svg:height="0.327cm" svg:x="51.063cm" svg:y="5.656cm" svg:viewBox="0 0 208 328" svg:d="M169 126v-126h39v322h-39v-34c-8 14-19 24-31 30s-27 10-44 10c-27 0-50-11-68-33s-26-52-26-88c0-37 8-66 26-88s41-35 68-35c17 0 32 4 44 10 12 8 23 18 31 32zM39 207c0 28 6 50 17 66s27 23 47 23c21 0 36-7 48-23s18-38 18-66-6-50-18-66-27-24-48-24c-20 0-36 8-47 24s-17 38-17 66z">
            <text:p/>
          </draw:path>
          <draw:path draw:style-name="gr1" draw:text-style-name="P1" draw:layer="layout" svg:width="0.248cm" svg:height="0.32cm" svg:x="51.467cm" svg:y="5.663cm" svg:viewBox="0 0 249 321" svg:d="M249 29v44c-14-12-29-22-46-29-16-6-32-10-50-10-36 0-63 11-82 33-18 22-27 53-27 93 0 41 9 72 27 94 19 21 46 33 82 33 18 0 34-3 50-10 17-7 32-17 46-30v45c-14 10-30 17-47 22-16 4-34 7-52 7-46 0-83-14-110-43s-40-68-40-118c0-49 13-88 40-117 27-28 64-43 110-43 19 0 36 3 52 7 17 5 33 13 47 22z">
            <text:p/>
          </draw:path>
          <draw:polygon draw:style-name="gr1" draw:text-style-name="P1" draw:layer="layout" svg:width="0.038cm" svg:height="0.321cm" svg:x="51.778cm" svg:y="5.656cm" svg:viewBox="0 0 39 322" draw:points="0,322 39,322 39,0 0,0">
            <text:p/>
          </draw:polygon>
          <draw:path draw:style-name="gr1" draw:text-style-name="P1" draw:layer="layout" svg:width="0.196cm" svg:height="0.243cm" svg:x="51.881cm" svg:y="5.74cm" svg:viewBox="0 0 197 244" svg:d="M120 122c-31 0-52 4-64 10-12 8-18 19-18 36 0 14 5 25 14 33s21 11 36 11c21 0 38-7 51-22s19-35 19-60v-8zM197 106v132h-39v-35c-9 15-20 25-33 31-12 6-29 10-47 10-24 0-43-7-57-20s-21-31-21-53c0-26 9-45 27-59 17-13 43-20 78-20h53v-4c0-17-6-32-17-41-12-10-28-15-49-15-13 0-26 2-39 5-12 4-24 8-36 14v-35c14-5 27-9 41-12 13-2 25-4 38-4 34 0 58 9 75 26 18 18 26 45 26 80z">
            <text:p/>
          </draw:path>
          <draw:path draw:style-name="gr1" draw:text-style-name="P1" draw:layer="layout" svg:width="0.177cm" svg:height="0.243cm" svg:x="52.138cm" svg:y="5.74cm" svg:viewBox="0 0 178 244" svg:d="M166 12v36c-11-5-22-9-33-12-12-2-24-4-36-4-20 0-35 3-44 9s-14 14-14 27c0 9 3 15 10 20s20 11 41 15l14 3c27 6 46 14 57 24 11 11 17 26 17 44 0 22-8 39-25 51-17 13-41 19-71 19-13 0-26-2-39-4-14-2-28-5-43-10v-40c14 8 28 14 42 17 13 4 27 5 40 5 19 0 33-3 43-8 9-6 14-15 14-27 0-10-3-18-10-23-7-6-22-11-47-16l-13-3c-24-6-41-13-51-23-11-10-16-24-16-43 0-22 8-39 23-51s37-18 66-18c15 0 28 1 41 4 12 2 23 5 34 8z">
            <text:p/>
          </draw:path>
          <draw:path draw:style-name="gr1" draw:text-style-name="P1" draw:layer="layout" svg:width="0.177cm" svg:height="0.243cm" svg:x="52.359cm" svg:y="5.74cm" svg:viewBox="0 0 178 244" svg:d="M166 12v36c-11-5-22-9-34-12-12-2-24-4-36-4-19 0-33 3-43 9s-15 14-15 27c0 9 4 15 12 20 6 5 20 11 40 15l13 3c27 6 47 14 58 24 11 11 17 26 17 44 0 22-9 39-26 51-16 13-40 19-70 19-13 0-25-2-40-4-13-2-27-5-42-10v-40c14 8 28 14 41 17 15 4 28 5 42 5 18 0 32-3 42-8 9-6 14-15 14-27 0-10-4-18-11-23-6-6-22-11-45-16l-14-3c-24-6-42-13-52-23s-15-24-15-43c0-22 7-39 22-51 16-12 39-18 68-18 13 0 27 1 39 4 13 2 24 5 35 8z">
            <text:p/>
          </draw:path>
          <draw:path draw:style-name="gr1" draw:text-style-name="P1" draw:layer="layout" svg:width="0.204cm" svg:height="0.32cm" svg:x="52.723cm" svg:y="5.663cm" svg:viewBox="0 0 205 321" svg:d="M140 148c20 4 36 13 47 27 12 13 18 30 18 50 0 30-11 55-33 71-21 17-51 25-89 25-13 0-27-2-40-4-14-2-28-6-43-11v-41c12 7 25 13 39 16 13 3 27 5 43 5 26 0 46-5 59-16 14-10 21-26 21-45 0-18-6-33-19-43s-30-15-53-15h-36v-35h37c21 0 36-4 47-12s17-20 17-36c0-15-6-28-17-36s-28-13-48-13c-12 0-24 2-37 4-13 3-28 6-43 12v-38c15-4 30-7 44-9 14-3 27-4 40-4 31 0 56 7 74 22 19 14 29 34 29 58 0 17-6 31-15 43-10 12-24 21-42 25z">
            <text:p/>
          </draw:path>
          <draw:polygon draw:style-name="gr2" draw:text-style-name="P2" draw:layer="layout" svg:width="16.97cm" svg:height="16.103cm" svg:x="63.541cm" svg:y="6.528cm" svg:viewBox="0 0 16971 16104" draw:points="0,16104 16971,16104 16971,0 0,0">
            <text:p/>
          </draw:polygon>
          <draw:path draw:style-name="gr7" draw:text-style-name="P7" draw:layer="layout" svg:width="0.788cm" svg:height="0.789cm" svg:x="78.703cm" svg:y="12.053cm" svg:viewBox="0 0 789 790" svg:d="M395 790c105 0 205-42 279-116s115-175 115-280c0-104-41-205-115-279s-174-115-279-115c-106 0-206 41-280 115s-115 175-115 279c0 105 41 206 115 280s174 116 280 116z">
            <text:p/>
          </draw:path>
          <draw:path draw:style-name="gr7" draw:text-style-name="P7" draw:layer="layout" svg:width="0.788cm" svg:height="0.789cm" svg:x="74.921cm" svg:y="7.475cm" svg:viewBox="0 0 789 790" svg:d="M395 790c105 0 205-41 279-115s115-175 115-279c0-106-41-206-115-280s-174-116-279-116-206 42-280 116-115 174-115 280c0 104 41 205 115 279s175 115 280 115z">
            <text:p/>
          </draw:path>
          <draw:path draw:style-name="gr7" draw:text-style-name="P7" draw:layer="layout" svg:width="0.789cm" svg:height="0.789cm" svg:x="78.488cm" svg:y="16.427cm" svg:viewBox="0 0 790 790" svg:d="M395 790c104 0 206-41 280-115s115-175 115-279c0-105-41-205-115-279-74-75-176-117-280-117-105 0-205 42-279 117-74 74-116 174-116 279 0 104 42 205 116 279s174 115 279 115z">
            <text:p/>
          </draw:path>
          <draw:path draw:style-name="gr7" draw:text-style-name="P7" draw:layer="layout" svg:width="0.789cm" svg:height="0.789cm" svg:x="76.716cm" svg:y="14.354cm" svg:viewBox="0 0 790 790" svg:d="M394 790c105 0 205-41 279-115s117-176 117-280c0-105-43-205-117-279s-174-116-279-116c-104 0-205 42-279 116s-115 174-115 279c0 104 41 206 115 280s175 115 279 115z">
            <text:p/>
          </draw:path>
          <draw:path draw:style-name="gr7" draw:text-style-name="P7" draw:layer="layout" svg:width="0.789cm" svg:height="0.789cm" svg:x="71.464cm" svg:y="11.336cm" svg:viewBox="0 0 790 790" svg:d="M395 790c104 0 206-41 280-115s115-174 115-280c0-105-41-205-115-279s-176-116-280-116c-105 0-205 42-279 116s-116 174-116 279c0 106 42 206 116 280s174 115 279 115z">
            <text:p/>
          </draw:path>
          <draw:path draw:style-name="gr7" draw:text-style-name="P7" draw:layer="layout" svg:width="0.789cm" svg:height="0.789cm" svg:x="72.509cm" svg:y="8.465cm" svg:viewBox="0 0 790 790" svg:d="M396 790c104 0 205-41 279-115s115-175 115-279c0-105-41-205-115-280-74-74-175-116-279-116-105 0-206 42-280 116-74 75-116 175-116 280 0 104 42 205 116 279s175 115 280 115z">
            <text:p/>
          </draw:path>
          <draw:path draw:style-name="gr7" draw:text-style-name="P7" draw:layer="layout" svg:width="0.789cm" svg:height="0.789cm" svg:x="75.815cm" svg:y="12.553cm" svg:viewBox="0 0 790 790" svg:d="M396 790c104 0 205-42 279-116s115-174 115-279c0-104-41-204-115-278s-175-117-279-117c-105 0-205 43-279 117-75 74-117 174-117 278 0 105 42 205 117 279 74 74 174 116 279 116z">
            <text:p/>
          </draw:path>
          <draw:path draw:style-name="gr7" draw:text-style-name="P7" draw:layer="layout" svg:width="0.789cm" svg:height="0.789cm" svg:x="74.292cm" svg:y="11.938cm" svg:viewBox="0 0 790 790" svg:d="M396 790c104 0 205-41 279-115 74-75 115-176 115-280 0-105-41-205-115-279s-175-116-279-116c-105 0-205 42-279 116-75 74-117 174-117 279 0 104 42 205 117 280 74 74 174 115 279 115z">
            <text:p/>
          </draw:path>
          <draw:path draw:style-name="gr7" draw:text-style-name="P7" draw:layer="layout" svg:width="0.788cm" svg:height="0.789cm" svg:x="77.833cm" svg:y="14.609cm" svg:viewBox="0 0 789 790" svg:d="M394 790c106 0 206-41 280-115s115-175 115-279c0-106-41-206-115-280s-174-116-280-116c-105 0-205 42-279 116s-115 174-115 280c0 104 41 205 115 279s174 115 279 115z">
            <text:p/>
          </draw:path>
          <draw:path draw:style-name="gr7" draw:text-style-name="P7" draw:layer="layout" svg:width="0.789cm" svg:height="0.789cm" svg:x="74.207cm" svg:y="17.15cm" svg:viewBox="0 0 790 790" svg:d="M395 790c105 0 205-42 279-116s116-174 116-279c0-104-42-205-116-280-74-74-174-115-279-115-104 0-205 41-280 115-74 75-115 176-115 280 0 105 41 205 115 279 75 74 176 116 280 116z">
            <text:p/>
          </draw:path>
          <draw:path draw:style-name="gr7" draw:text-style-name="P7" draw:layer="layout" svg:width="0.789cm" svg:height="0.788cm" svg:x="65.187cm" svg:y="11.189cm" svg:viewBox="0 0 790 789" svg:d="M395 789c106 0 206-41 280-115s115-175 115-280-41-205-115-279-174-115-280-115c-105 0-205 41-279 115s-116 174-116 279 42 206 116 280 174 115 279 115z">
            <text:p/>
          </draw:path>
          <draw:path draw:style-name="gr7" draw:text-style-name="P7" draw:layer="layout" svg:width="0.789cm" svg:height="0.789cm" svg:x="75.801cm" svg:y="17.301cm" svg:viewBox="0 0 790 790" svg:d="M395 790c105 0 205-42 279-116s116-175 116-279c0-105-42-205-116-279s-174-116-279-116c-104 0-205 42-280 116-74 74-115 174-115 279 0 104 41 205 115 279 75 74 176 116 280 116z">
            <text:p/>
          </draw:path>
          <draw:path draw:style-name="gr7" draw:text-style-name="P7" draw:layer="layout" svg:width="0.789cm" svg:height="0.789cm" svg:x="78.437cm" svg:y="17.869cm" svg:viewBox="0 0 790 790" svg:d="M395 790c104 0 205-42 280-116 74-74 115-174 115-279 0-104-41-206-115-280-75-74-176-115-280-115-105 0-205 41-279 115s-116 176-116 280c0 105 42 205 116 279s174 116 279 116z">
            <text:p/>
          </draw:path>
          <draw:path draw:style-name="gr7" draw:text-style-name="P7" draw:layer="layout" svg:width="0.789cm" svg:height="0.789cm" svg:x="72.922cm" svg:y="14.616cm" svg:viewBox="0 0 790 790" svg:d="M394 790c105 0 205-41 280-115 74-74 116-175 116-279 0-106-42-206-116-280-75-74-175-116-280-116-104 0-205 42-278 116-74 74-116 174-116 280 0 104 42 205 116 279 73 74 174 115 278 115z">
            <text:p/>
          </draw:path>
          <draw:path draw:style-name="gr7" draw:text-style-name="P7" draw:layer="layout" svg:width="0.789cm" svg:height="0.789cm" svg:x="77.818cm" svg:y="9.009cm" svg:viewBox="0 0 790 790" svg:d="M395 790c105 0 206-41 280-115s115-175 115-280-41-205-115-279-175-116-280-116-205 42-279 116-116 174-116 279 42 206 116 280 174 115 279 115z">
            <text:p/>
          </draw:path>
          <draw:path draw:style-name="gr7" draw:text-style-name="P7" draw:layer="layout" svg:width="0.789cm" svg:height="0.789cm" svg:x="72.763cm" svg:y="12.178cm" svg:viewBox="0 0 790 790" svg:d="M396 790c104 0 205-42 279-116s115-174 115-279-41-206-115-279c-74-74-175-116-279-116-105 0-205 42-279 116-74 73-117 174-117 279s43 205 117 279 174 116 279 116z">
            <text:p/>
          </draw:path>
          <draw:path draw:style-name="gr7" draw:text-style-name="P7" draw:layer="layout" svg:width="0.789cm" svg:height="0.789cm" svg:x="68.934cm" svg:y="20.895cm" svg:viewBox="0 0 790 790" svg:d="M394 790c105 0 205-42 279-116 75-74 117-174 117-279s-42-206-117-280c-74-73-174-115-279-115-104 0-205 42-279 115-73 74-115 175-115 280s42 205 115 279c74 74 175 116 279 116z">
            <text:p/>
          </draw:path>
          <draw:path draw:style-name="gr7" draw:text-style-name="P7" draw:layer="layout" svg:width="0.789cm" svg:height="0.789cm" svg:x="71.29cm" svg:y="12.508cm" svg:viewBox="0 0 790 790" svg:d="M395 790c104 0 204-42 278-116 75-74 117-174 117-279 0-104-42-205-117-279-74-75-174-116-278-116-105 0-205 41-279 116-74 74-116 175-116 279 0 105 42 205 116 279s174 116 279 116z">
            <text:p/>
          </draw:path>
          <draw:path draw:style-name="gr7" draw:text-style-name="P7" draw:layer="layout" svg:width="0.789cm" svg:height="0.789cm" svg:x="76.795cm" svg:y="9.866cm" svg:viewBox="0 0 790 790" svg:d="M395 790c104 0 205-42 279-116 75-74 116-174 116-278 0-106-41-206-116-280-74-74-175-116-279-116-105 0-205 42-279 116s-116 174-116 280c0 104 42 204 116 278s174 116 279 116z">
            <text:p/>
          </draw:path>
          <draw:path draw:style-name="gr7" draw:text-style-name="P7" draw:layer="layout" svg:width="0.789cm" svg:height="0.789cm" svg:x="71.001cm" svg:y="15.353cm" svg:viewBox="0 0 790 790" svg:d="M395 790c105 0 205-42 279-116s116-174 116-279-42-206-116-280c-74-73-174-115-279-115-104 0-206 42-280 115-74 74-115 175-115 280s41 205 115 279 176 116 280 116z">
            <text:p/>
          </draw:path>
          <draw:path draw:style-name="gr7" draw:text-style-name="P7" draw:layer="layout" svg:width="0.788cm" svg:height="0.789cm" svg:x="67.895cm" svg:y="18.683cm" svg:viewBox="0 0 789 790" svg:d="M395 790c105 0 205-42 279-116s115-174 115-279c0-104-41-206-115-280s-174-115-279-115-205 41-280 115c-74 74-115 176-115 280 0 105 41 205 115 279 75 74 175 116 280 116z">
            <text:p/>
          </draw:path>
          <draw:path draw:style-name="gr7" draw:text-style-name="P7" draw:layer="layout" svg:width="0.789cm" svg:height="0.788cm" svg:x="67.157cm" svg:y="8.3cm" svg:viewBox="0 0 790 789" svg:d="M395 789c105 0 205-41 279-115s116-174 116-279c0-106-42-206-116-280s-174-115-279-115c-104 0-205 41-279 115-75 74-116 174-116 280 0 105 41 205 116 279 74 74 175 115 279 115z">
            <text:p/>
          </draw:path>
          <draw:path draw:style-name="gr7" draw:text-style-name="P7" draw:layer="layout" svg:width="0.789cm" svg:height="0.789cm" svg:x="70.469cm" svg:y="15.786cm" svg:viewBox="0 0 790 790" svg:d="M395 790c105 0 205-41 279-116 75-74 116-175 116-279 0-105-41-205-116-279-74-74-174-116-279-116s-205 42-279 116-116 174-116 279c0 104 42 205 116 279 74 75 174 116 279 116z">
            <text:p/>
          </draw:path>
          <draw:path draw:style-name="gr7" draw:text-style-name="P7" draw:layer="layout" svg:width="0.789cm" svg:height="0.789cm" svg:x="66.81cm" svg:y="10.99cm" svg:viewBox="0 0 790 790" svg:d="M394 790c106 0 206-42 280-116s116-174 116-279c0-104-42-205-116-279s-174-116-280-116c-104 0-205 42-279 116-73 74-115 175-115 279 0 105 42 205 115 279 74 74 175 116 279 116z">
            <text:p/>
          </draw:path>
          <draw:path draw:style-name="gr7" draw:text-style-name="P7" draw:layer="layout" svg:width="0.789cm" svg:height="0.789cm" svg:x="66.347cm" svg:y="15.13cm" svg:viewBox="0 0 790 790" svg:d="M396 790c104 0 204-42 278-116s116-175 116-279c0-105-42-205-116-279s-174-116-278-116c-105 0-205 42-280 116-74 74-116 174-116 279 0 104 42 205 116 279 75 74 175 116 280 116z">
            <text:p/>
          </draw:path>
          <draw:polygon draw:style-name="gr7" draw:text-style-name="P7" draw:layer="layout" svg:width="0.788cm" svg:height="0.789cm" svg:x="76.964cm" svg:y="15.393cm" svg:viewBox="0 0 789 790" draw:points="394,0 0,790 789,790">
            <text:p/>
          </draw:polygon>
          <draw:polygon draw:style-name="gr7" draw:text-style-name="P7" draw:layer="layout" svg:width="0.789cm" svg:height="0.789cm" svg:x="71.288cm" svg:y="16.307cm" svg:viewBox="0 0 790 790" draw:points="395,0 0,790 790,790">
            <text:p/>
          </draw:polygon>
          <draw:polygon draw:style-name="gr7" draw:text-style-name="P7" draw:layer="layout" svg:width="0.789cm" svg:height="0.789cm" svg:x="66.643cm" svg:y="19.158cm" svg:viewBox="0 0 790 790" draw:points="395,0 0,790 790,790">
            <text:p/>
          </draw:polygon>
          <draw:polygon draw:style-name="gr8" draw:text-style-name="P7" draw:layer="layout" svg:width="0.789cm" svg:height="0.789cm" svg:x="67.635cm" svg:y="9.044cm" svg:viewBox="0 0 790 790" draw:points="395,0 0,790 790,790">
            <text:p/>
          </draw:polygon>
          <draw:polygon draw:style-name="gr9" draw:text-style-name="P5" draw:layer="layout" svg:width="0.789cm" svg:height="0.789cm" svg:x="67.635cm" svg:y="9.044cm" svg:viewBox="0 0 790 790" draw:points="395,0 0,790 790,790">
            <text:p/>
          </draw:polygon>
          <draw:polygon draw:style-name="gr7" draw:text-style-name="P7" draw:layer="layout" svg:width="0.789cm" svg:height="0.789cm" svg:x="75.684cm" svg:y="8.865cm" svg:viewBox="0 0 790 790" draw:points="395,0 0,790 790,790">
            <text:p/>
          </draw:polygon>
          <draw:polygon draw:style-name="gr7" draw:text-style-name="P7" draw:layer="layout" svg:width="0.789cm" svg:height="0.789cm" svg:x="67.609cm" svg:y="20.103cm" svg:viewBox="0 0 790 790" draw:points="394,0 0,790 790,790">
            <text:p/>
          </draw:polygon>
          <draw:polygon draw:style-name="gr7" draw:text-style-name="P7" draw:layer="layout" svg:width="0.789cm" svg:height="0.789cm" svg:x="69.691cm" svg:y="12.523cm" svg:viewBox="0 0 790 790" draw:points="395,0 0,790 790,790">
            <text:p/>
          </draw:polygon>
          <draw:polygon draw:style-name="gr7" draw:text-style-name="P7" draw:layer="layout" svg:width="0.789cm" svg:height="0.788cm" svg:x="74.022cm" svg:y="9.462cm" svg:viewBox="0 0 790 789" draw:points="395,0 0,789 790,789">
            <text:p/>
          </draw:polygon>
          <draw:polygon draw:style-name="gr7" draw:text-style-name="P7" draw:layer="layout" svg:width="0.789cm" svg:height="0.789cm" svg:x="73.498cm" svg:y="7.782cm" svg:viewBox="0 0 790 790" draw:points="396,0 0,790 790,790">
            <text:p/>
          </draw:polygon>
          <draw:polygon draw:style-name="gr7" draw:text-style-name="P7" draw:layer="layout" svg:width="0.788cm" svg:height="0.789cm" svg:x="72.164cm" svg:y="18.231cm" svg:viewBox="0 0 789 790" draw:points="394,0 0,790 789,790">
            <text:p/>
          </draw:polygon>
          <draw:polygon draw:style-name="gr7" draw:text-style-name="P7" draw:layer="layout" svg:width="0.789cm" svg:height="0.788cm" svg:x="65.556cm" svg:y="17.742cm" svg:viewBox="0 0 790 789" draw:points="395,0 0,789 790,789">
            <text:p/>
          </draw:polygon>
          <draw:polygon draw:style-name="gr7" draw:text-style-name="P7" draw:layer="layout" svg:width="0.789cm" svg:height="0.789cm" svg:x="72.985cm" svg:y="17.582cm" svg:viewBox="0 0 790 790" draw:points="394,0 0,790 790,790">
            <text:p/>
          </draw:polygon>
          <draw:polygon draw:style-name="gr7" draw:text-style-name="P7" draw:layer="layout" svg:width="0.789cm" svg:height="0.789cm" svg:x="75.955cm" svg:y="8.187cm" svg:viewBox="0 0 790 790" draw:points="394,0 0,790 790,790">
            <text:p/>
          </draw:polygon>
          <draw:polygon draw:style-name="gr7" draw:text-style-name="P7" draw:layer="layout" svg:width="0.789cm" svg:height="0.789cm" svg:x="65.467cm" svg:y="10.415cm" svg:viewBox="0 0 790 790" draw:points="396,0 0,790 790,790">
            <text:p/>
          </draw:polygon>
          <draw:polygon draw:style-name="gr7" draw:text-style-name="P7" draw:layer="layout" svg:width="0.789cm" svg:height="0.789cm" svg:x="64.561cm" svg:y="12.691cm" svg:viewBox="0 0 790 790" draw:points="396,0 0,790 790,790">
            <text:p/>
          </draw:polygon>
          <draw:polygon draw:style-name="gr7" draw:text-style-name="P7" draw:layer="layout" svg:width="0.789cm" svg:height="0.788cm" svg:x="77.484cm" svg:y="13.554cm" svg:viewBox="0 0 790 789" draw:points="395,0 0,789 790,789">
            <text:p/>
          </draw:polygon>
          <draw:polygon draw:style-name="gr7" draw:text-style-name="P7" draw:layer="layout" svg:width="0.789cm" svg:height="0.789cm" svg:x="67.415cm" svg:y="16.618cm" svg:viewBox="0 0 790 790" draw:points="394,0 0,790 790,790">
            <text:p/>
          </draw:polygon>
          <draw:polygon draw:style-name="gr7" draw:text-style-name="P7" draw:layer="layout" svg:width="0.789cm" svg:height="0.789cm" svg:x="71.353cm" svg:y="14.378cm" svg:viewBox="0 0 790 790" draw:points="395,0 0,790 790,790">
            <text:p/>
          </draw:polygon>
          <draw:polygon draw:style-name="gr7" draw:text-style-name="P7" draw:layer="layout" svg:width="0.788cm" svg:height="0.789cm" svg:x="71.681cm" svg:y="13.951cm" svg:viewBox="0 0 789 790" draw:points="395,0 0,790 789,790">
            <text:p/>
          </draw:polygon>
          <draw:polygon draw:style-name="gr7" draw:text-style-name="P7" draw:layer="layout" svg:width="0.788cm" svg:height="0.789cm" svg:x="73.171cm" svg:y="18.597cm" svg:viewBox="0 0 789 790" draw:points="395,0 0,790 789,790">
            <text:p/>
          </draw:polygon>
          <draw:polygon draw:style-name="gr7" draw:text-style-name="P7" draw:layer="layout" svg:width="0.789cm" svg:height="0.789cm" svg:x="71.206cm" svg:y="8.466cm" svg:viewBox="0 0 790 790" draw:points="394,0 0,790 790,790">
            <text:p/>
          </draw:polygon>
          <draw:polygon draw:style-name="gr7" draw:text-style-name="P7" draw:layer="layout" svg:width="0.788cm" svg:height="0.789cm" svg:x="70.975cm" svg:y="15.868cm" svg:viewBox="0 0 789 790" draw:points="395,0 0,790 789,790">
            <text:p/>
          </draw:polygon>
          <draw:polygon draw:style-name="gr7" draw:text-style-name="P7" draw:layer="layout" svg:width="0.789cm" svg:height="0.789cm" svg:x="75.734cm" svg:y="20.582cm" svg:viewBox="0 0 790 790" draw:points="395,0 0,790 790,790">
            <text:p/>
          </draw:polygon>
          <draw:polygon draw:style-name="gr7" draw:text-style-name="P7" draw:layer="layout" svg:width="0.789cm" svg:height="0.789cm" svg:x="77.152cm" svg:y="16.518cm" svg:viewBox="0 0 790 790" draw:points="396,0 0,790 790,790">
            <text:p/>
          </draw:polygon>
          <draw:polygon draw:style-name="gr7" draw:text-style-name="P7" draw:layer="layout" svg:width="0.788cm" svg:height="0.789cm" svg:x="73.298cm" svg:y="13.617cm" svg:viewBox="0 0 789 790" draw:points="395,0 0,790 789,790">
            <text:p/>
          </draw:polygon>
          <draw:path draw:style-name="gr1" draw:text-style-name="P1" draw:layer="layout" svg:width="0.302cm" svg:height="0.36cm" svg:x="71.34cm" svg:y="22.911cm" svg:viewBox="0 0 303 361" svg:d="M50 40v281h58c50 0 86-11 109-34s35-59 35-107-12-83-35-106c-23-22-59-34-109-34zM0 0h101c70 0 121 15 153 44 33 29 49 74 49 136s-16 108-49 138c-33 29-84 43-153 43h-101z">
            <text:p/>
          </draw:path>
          <draw:path draw:style-name="gr1" draw:text-style-name="P1" draw:layer="layout" svg:width="0.044cm" svg:height="0.375cm" svg:x="71.718cm" svg:y="22.896cm" svg:viewBox="0 0 45 376" svg:d="M0 105h45v271h-45zM0 0h45v56h-45z">
            <text:p/>
          </draw:path>
          <draw:path draw:style-name="gr1" draw:text-style-name="P1" draw:layer="layout" svg:width="0.394cm" svg:height="0.276cm" svg:x="71.854cm" svg:y="22.995cm" svg:viewBox="0 0 395 277" svg:d="M212 58c11-20 24-34 39-44 15-9 34-14 55-14 29 0 50 10 66 29 15 20 23 48 23 84v164h-45v-162c0-26-5-45-13-58-10-12-25-19-43-19-24 0-42 8-55 23-14 16-20 37-20 63v153h-44v-162c0-26-5-45-14-58-10-12-24-19-43-19-22 0-41 8-54 23-13 16-20 37-20 63v153h-44v-271h44v42c10-16 22-29 37-36 14-8 30-12 50-12s36 5 50 15c14 9 24 24 31 43z">
            <text:p/>
          </draw:path>
          <draw:polygon draw:style-name="gr1" draw:text-style-name="P1" draw:layer="layout" svg:width="0.215cm" svg:height="0.36cm" svg:x="72.501cm" svg:y="22.911cm" svg:viewBox="0 0 216 361" draw:points="7,320 87,320 87,45 0,62 0,18 86,0 136,0 136,320 216,320 216,361 7,361">
            <text:p/>
          </draw:polygon>
          <draw:path draw:style-name="gr1" draw:text-style-name="P1" draw:layer="layout" svg:width="0.36cm" svg:height="0.303cm" svg:x="62.814cm" svg:y="14.963cm" svg:viewBox="0 0 361 304" svg:d="M41 255h280v-59c0-49-11-85-33-109-23-22-59-34-107-34s-83 12-106 34c-22 24-34 60-34 109zM0 304v-100c0-70 15-121 45-154 29-33 74-50 136-50s108 17 137 51c29 32 43 84 43 153v100z">
            <text:p/>
          </draw:path>
          <draw:path draw:style-name="gr1" draw:text-style-name="P1" draw:layer="layout" svg:width="0.375cm" svg:height="0.045cm" svg:x="62.799cm" svg:y="14.843cm" svg:viewBox="0 0 376 46" svg:d="M105 46v-46h271v46zM0 46v-46h56v46z">
            <text:p/>
          </draw:path>
          <draw:path draw:style-name="gr1" draw:text-style-name="P1" draw:layer="layout" svg:width="0.276cm" svg:height="0.394cm" svg:x="62.898cm" svg:y="14.358cm" svg:viewBox="0 0 277 395" svg:d="M58 182c-20-11-34-24-44-39-9-16-14-34-14-55 0-28 10-50 29-65 20-15 48-23 84-23h164v44h-162c-26 0-45 5-58 14-12 10-19 23-19 42 0 23 8 42 23 55 16 13 36 20 63 20h153v44h-162c-26 0-45 5-58 14-12 9-19 24-19 42 0 23 8 41 23 55 16 13 36 20 63 20h153v45h-271v-45h42c-16-10-29-23-36-37-8-14-12-31-12-50 0-20 5-36 15-50 9-14 24-24 43-31z">
            <text:p/>
          </draw:path>
          <draw:path draw:style-name="gr1" draw:text-style-name="P1" draw:layer="layout" svg:width="0.366cm" svg:height="0.229cm" svg:x="62.808cm" svg:y="13.894cm" svg:viewBox="0 0 367 230" svg:d="M326 171v-171h41v230h-41c-19-18-45-44-78-76-32-31-53-52-62-60-17-16-32-27-44-33s-25-9-37-9c-18 0-34 7-46 20-12 14-18 31-18 53 0 15 3 31 8 48s13 35 24 54h-49c-8-19-14-38-18-54-4-17-6-33-6-47 0-37 9-67 28-89 19-24 43-35 75-35 14 0 29 3 42 8 13 6 29 16 46 32 5 4 19 16 41 38s53 52 94 91z">
            <text:p/>
          </draw:path>
          <draw:line draw:style-name="gr5" draw:text-style-name="P5" draw:layer="layout" svg:x1="63.541cm" svg:y1="22.631cm" svg:x2="63.541cm" svg:y2="6.528cm">
            <text:p/>
          </draw:line>
          <draw:line draw:style-name="gr5" draw:text-style-name="P5" draw:layer="layout" svg:x1="80.511cm" svg:y1="22.631cm" svg:x2="80.511cm" svg:y2="6.528cm">
            <text:p/>
          </draw:line>
          <draw:line draw:style-name="gr5" draw:text-style-name="P5" draw:layer="layout" svg:x1="63.541cm" svg:y1="22.631cm" svg:x2="80.511cm" svg:y2="22.631cm">
            <text:p/>
          </draw:line>
          <draw:line draw:style-name="gr5" draw:text-style-name="P5" draw:layer="layout" svg:x1="63.541cm" svg:y1="6.528cm" svg:x2="80.511cm" svg:y2="6.528cm">
            <text:p/>
          </draw:line>
          <draw:path draw:style-name="gr1" draw:text-style-name="P1" draw:layer="layout" svg:width="0.199cm" svg:height="0.309cm" svg:x="70.771cm" svg:y="6.007cm" svg:viewBox="0 0 200 310" svg:d="M43 35v117h52c20 0 35-5 45-15 11-10 16-25 16-43 0-19-5-33-16-43-10-11-25-16-45-16zM0 0h95c35 0 61 8 79 24s26 40 26 70-8 53-26 69c-18 15-44 23-79 23h-52v124h-43z">
            <text:p/>
          </draw:path>
          <draw:path draw:style-name="gr1" draw:text-style-name="P1" draw:layer="layout" svg:width="0.136cm" svg:height="0.237cm" svg:x="71.016cm" svg:y="6.079cm" svg:viewBox="0 0 137 238" svg:d="M137 41c-5-3-9-4-14-6-5 0-11-1-17-1-21 0-38 7-49 21-12 14-18 35-18 61v122h-39v-233h39v36c8-14 18-24 31-31s29-10 47-10c3 0 6 0 9 0 3 1 6 1 11 2z">
            <text:p/>
          </draw:path>
          <draw:path draw:style-name="gr1" draw:text-style-name="P1" draw:layer="layout" svg:width="0.215cm" svg:height="0.243cm" svg:x="71.166cm" svg:y="6.079cm" svg:viewBox="0 0 216 244" svg:d="M216 112v18h-176c2 27 9 47 24 60 14 14 33 22 58 22 15 0 29-2 44-5 13-5 27-10 41-18v37c-14 6-28 11-42 13-15 3-30 5-45 5-37 0-66-11-88-32-21-22-32-52-32-88 0-38 10-68 31-91 20-22 48-33 83-33 31 0 56 10 75 30 17 20 27 47 27 82zM178 101c-1-21-7-38-18-50-12-13-27-19-46-19-21 0-38 6-51 18s-20 29-22 51z">
            <text:p/>
          </draw:path>
          <draw:path draw:style-name="gr1" draw:text-style-name="P1" draw:layer="layout" svg:width="0.207cm" svg:height="0.328cm" svg:x="71.426cm" svg:y="5.994cm" svg:viewBox="0 0 208 329" svg:d="M170 127v-127h38v323h-38v-35c-8 14-18 24-30 31-12 6-27 10-45 10-28 0-51-12-68-34-18-22-27-51-27-88 0-36 9-65 27-88 17-22 40-33 68-33 18 0 33 3 45 10s22 17 30 31zM40 207c0 28 5 50 17 66 11 17 27 24 48 24 20 0 36-7 48-24 11-16 17-38 17-66s-6-49-17-65c-12-16-28-24-48-24-21 0-37 8-48 24-12 16-17 37-17 65z">
            <text:p/>
          </draw:path>
          <draw:path draw:style-name="gr1" draw:text-style-name="P1" draw:layer="layout" svg:width="0.249cm" svg:height="0.32cm" svg:x="71.83cm" svg:y="6.002cm" svg:viewBox="0 0 250 321" svg:d="M250 29v44c-14-13-29-22-45-29-16-6-34-10-51-10-36 0-63 11-82 33-18 21-28 52-28 93s10 72 28 93c19 23 46 34 82 34 17 0 35-3 51-10 16-6 31-16 45-30v44c-15 10-30 18-46 22-16 5-35 8-53 8-47 0-83-14-110-43-28-29-41-68-41-118s13-89 41-117c27-29 63-43 110-43 19 0 37 2 53 7s32 12 46 22z">
            <text:p/>
          </draw:path>
          <draw:polygon draw:style-name="gr1" draw:text-style-name="P1" draw:layer="layout" svg:width="0.038cm" svg:height="0.322cm" svg:x="72.142cm" svg:y="5.994cm" svg:viewBox="0 0 39 323" draw:points="0,323 39,323 39,0 0,0">
            <text:p/>
          </draw:polygon>
          <draw:path draw:style-name="gr1" draw:text-style-name="P1" draw:layer="layout" svg:width="0.196cm" svg:height="0.243cm" svg:x="72.245cm" svg:y="6.079cm" svg:viewBox="0 0 197 244" svg:d="M121 121c-32 0-53 3-65 10s-18 19-18 36c0 14 5 25 13 32 9 9 22 13 37 13 22 0 39-8 52-23 12-15 19-35 19-60v-8zM197 105v133h-38v-36c-9 15-20 25-33 32-13 6-29 10-48 10-24 0-43-7-57-20s-21-32-21-54c0-26 9-46 26-59 18-13 44-20 79-20h54v-4c0-17-6-31-18-41-11-9-27-14-48-14-15 0-27 2-40 5-13 4-24 8-36 14v-35c14-5 27-9 40-12 13-2 26-4 40-4 33 0 58 9 75 26 16 18 25 44 25 79z">
            <text:p/>
          </draw:path>
          <draw:path draw:style-name="gr1" draw:text-style-name="P1" draw:layer="layout" svg:width="0.177cm" svg:height="0.243cm" svg:x="72.502cm" svg:y="6.079cm" svg:viewBox="0 0 178 244" svg:d="M166 12v36c-11-5-23-9-35-12-11-3-23-4-36-4-19 0-33 3-42 9-10 5-14 14-14 25 0 9 3 16 10 21s20 10 40 15l14 2c27 6 47 15 58 25 11 11 17 25 17 44 0 22-8 40-25 52-18 13-42 19-72 19-12 0-25-2-39-4-13-2-27-5-42-10v-41c14 8 28 13 42 18 13 3 27 5 40 5 18 0 32-3 42-10 9-6 14-15 14-26 0-10-4-18-10-24-7-5-22-11-46-16l-13-3c-24-5-41-12-52-23-10-10-15-24-15-42 0-22 7-38 23-50 15-12 37-18 66-18 14 0 27 1 40 3 12 2 24 5 35 9z">
            <text:p/>
          </draw:path>
          <draw:path draw:style-name="gr1" draw:text-style-name="P1" draw:layer="layout" svg:width="0.177cm" svg:height="0.243cm" svg:x="72.723cm" svg:y="6.079cm" svg:viewBox="0 0 178 244" svg:d="M165 12v36c-11-5-22-9-33-12-12-3-24-4-37-4-19 0-34 3-43 9-9 5-14 14-14 25 0 9 4 16 10 21 7 5 21 10 41 15l14 2c27 6 46 15 58 25 11 11 17 25 17 44 0 22-9 40-26 52-17 13-40 19-71 19-13 0-25-2-39-4s-27-5-42-10v-41c14 8 28 13 41 18 14 3 27 5 41 5 19 0 33-3 42-10 10-6 15-15 15-26 0-10-4-18-11-24-7-5-22-11-47-16l-13-3c-23-5-41-12-51-23-11-10-16-24-16-42 0-22 8-38 23-50s37-18 66-18c15 0 28 1 41 3 12 2 24 5 34 9z">
            <text:p/>
          </draw:path>
          <draw:path draw:style-name="gr1" draw:text-style-name="P1" draw:layer="layout" svg:width="0.225cm" svg:height="0.309cm" svg:x="73.076cm" svg:y="6.007cm" svg:viewBox="0 0 226 310" svg:d="M139 37l-105 165h105zM128 0h54v202h44v35h-44v73h-43v-73h-139v-40z">
            <text:p/>
          </draw:path>
          <draw:polygon draw:style-name="gr2" draw:text-style-name="P2" draw:layer="layout" svg:width="16.778cm" svg:height="17.78cm" svg:x="84.001cm" svg:y="5.69cm" svg:viewBox="0 0 16779 17781" draw:points="0,17781 16779,17781 16779,0 0,0">
            <text:p/>
          </draw:polygon>
          <draw:path draw:style-name="gr10" draw:text-style-name="P8" draw:layer="layout" svg:width="0.788cm" svg:height="0.789cm" svg:x="97.266cm" svg:y="18.341cm" svg:viewBox="0 0 789 790" svg:d="M394 790c105 0 205-41 279-115 75-74 116-176 116-280 0-105-41-205-116-279-74-74-174-116-279-116s-205 42-279 116-115 174-115 279c0 104 41 206 115 280s174 115 279 115z">
            <text:p/>
          </draw:path>
          <draw:path draw:style-name="gr10" draw:text-style-name="P8" draw:layer="layout" svg:width="0.789cm" svg:height="0.789cm" svg:x="85.824cm" svg:y="9.977cm" svg:viewBox="0 0 790 790" svg:d="M395 790c105 0 205-41 279-115s116-175 116-279c0-105-42-206-116-280s-174-116-279-116-206 42-280 116-115 175-115 280c0 104 41 205 115 279s175 115 280 115z">
            <text:p/>
          </draw:path>
          <draw:path draw:style-name="gr10" draw:text-style-name="P8" draw:layer="layout" svg:width="0.789cm" svg:height="0.789cm" svg:x="87.799cm" svg:y="7.182cm" svg:viewBox="0 0 790 790" svg:d="M394 790c105 0 205-42 279-116 75-75 117-175 117-280 0-104-42-204-117-278-74-74-174-116-279-116-104 0-205 42-279 116s-115 174-115 278c0 105 41 205 115 280 74 74 175 116 279 116z">
            <text:p/>
          </draw:path>
          <draw:path draw:style-name="gr10" draw:text-style-name="P8" draw:layer="layout" svg:width="0.788cm" svg:height="0.789cm" svg:x="89.881cm" svg:y="17.371cm" svg:viewBox="0 0 789 790" svg:d="M395 790c105 0 205-42 279-117 74-74 115-174 115-279 0-104-41-205-115-279s-174-115-279-115-206 41-280 115-115 175-115 279c0 105 41 205 115 279 74 75 175 117 280 117z">
            <text:p/>
          </draw:path>
          <draw:path draw:style-name="gr10" draw:text-style-name="P8" draw:layer="layout" svg:width="0.788cm" svg:height="0.789cm" svg:x="97.184cm" svg:y="9.941cm" svg:viewBox="0 0 789 790" svg:d="M395 790c105 0 205-41 279-115s115-175 115-279c0-105-41-206-115-280s-174-116-279-116-205 42-279 116-116 175-116 280c0 104 42 205 116 279s174 115 279 115z">
            <text:p/>
          </draw:path>
          <draw:path draw:style-name="gr10" draw:text-style-name="P8" draw:layer="layout" svg:width="0.788cm" svg:height="0.789cm" svg:x="98.583cm" svg:y="10.753cm" svg:viewBox="0 0 789 790" svg:d="M395 790c105 0 205-42 279-116s115-174 115-278c0-105-41-206-115-280s-174-116-279-116-205 42-280 116c-74 74-115 175-115 280 0 104 41 204 115 278 75 74 175 116 280 116z">
            <text:p/>
          </draw:path>
          <draw:path draw:style-name="gr10" draw:text-style-name="P8" draw:layer="layout" svg:width="0.789cm" svg:height="0.789cm" svg:x="88.728cm" svg:y="6.777cm" svg:viewBox="0 0 790 790" svg:d="M394 790c105 0 206-42 280-116s116-174 116-279c0-104-42-206-116-280s-175-115-280-115c-104 0-204 41-278 115s-116 176-116 280c0 105 42 205 116 279s174 116 278 116z">
            <text:p/>
          </draw:path>
          <draw:path draw:style-name="gr10" draw:text-style-name="P8" draw:layer="layout" svg:width="0.789cm" svg:height="0.789cm" svg:x="90.915cm" svg:y="10.919cm" svg:viewBox="0 0 790 790" svg:d="M394 790c105 0 205-42 279-116s117-174 117-279c0-104-43-205-117-279-74-75-174-116-279-116-104 0-204 41-278 116-74 74-116 175-116 279 0 105 42 205 116 279s174 116 278 116z">
            <text:p/>
          </draw:path>
          <draw:path draw:style-name="gr10" draw:text-style-name="P8" draw:layer="layout" svg:width="0.789cm" svg:height="0.789cm" svg:x="96.119cm" svg:y="15.346cm" svg:viewBox="0 0 790 790" svg:d="M396 790c104 0 205-42 278-116 74-74 116-174 116-279s-42-205-116-279c-73-74-174-116-278-116-105 0-206 42-280 116s-116 174-116 279 42 205 116 279 175 116 280 116z">
            <text:p/>
          </draw:path>
          <draw:path draw:style-name="gr10" draw:text-style-name="P8" draw:layer="layout" svg:width="0.789cm" svg:height="0.789cm" svg:x="94.172cm" svg:y="9.539cm" svg:viewBox="0 0 790 790" svg:d="M394 790c105 0 205-42 280-116 74-75 116-175 116-279 0-105-42-205-116-279-75-74-175-116-280-116-104 0-205 42-279 116s-115 174-115 279c0 104 41 204 115 279 74 74 175 116 279 116z">
            <text:p/>
          </draw:path>
          <draw:path draw:style-name="gr10" draw:text-style-name="P8" draw:layer="layout" svg:width="0.789cm" svg:height="0.788cm" svg:x="93.23cm" svg:y="19.025cm" svg:viewBox="0 0 790 789" svg:d="M395 789c105 0 205-41 279-115 74-75 116-175 116-280s-42-205-116-279-174-115-279-115c-104 0-204 41-278 115s-117 174-117 279 43 205 117 280c74 74 174 115 278 115z">
            <text:p/>
          </draw:path>
          <draw:path draw:style-name="gr10" draw:text-style-name="P8" draw:layer="layout" svg:width="0.789cm" svg:height="0.789cm" svg:x="93.074cm" svg:y="9.034cm" svg:viewBox="0 0 790 790" svg:d="M395 790c105 0 205-41 279-115s116-175 116-279c0-106-42-206-116-280s-174-116-279-116c-104 0-204 42-279 116-74 74-116 174-116 280 0 104 42 205 116 279 75 74 175 115 279 115z">
            <text:p/>
          </draw:path>
          <draw:path draw:style-name="gr10" draw:text-style-name="P8" draw:layer="layout" svg:width="0.789cm" svg:height="0.789cm" svg:x="88.382cm" svg:y="14.785cm" svg:viewBox="0 0 790 790" svg:d="M396 790c104 0 205-41 279-115 73-74 115-175 115-279 0-105-42-205-115-280-74-74-175-116-279-116-105 0-205 42-280 116-74 75-116 175-116 280 0 104 42 205 116 279 75 74 175 115 280 115z">
            <text:p/>
          </draw:path>
          <draw:path draw:style-name="gr10" draw:text-style-name="P8" draw:layer="layout" svg:width="0.789cm" svg:height="0.789cm" svg:x="90.025cm" svg:y="7.833cm" svg:viewBox="0 0 790 790" svg:d="M396 790c104 0 204-42 278-116s116-174 116-278c0-105-42-205-116-279s-174-117-278-117c-105 0-205 43-279 117-75 74-117 174-117 279 0 104 42 204 117 278 74 74 174 116 279 116z">
            <text:p/>
          </draw:path>
          <draw:path draw:style-name="gr10" draw:text-style-name="P8" draw:layer="layout" svg:width="0.789cm" svg:height="0.789cm" svg:x="94.729cm" svg:y="11.877cm" svg:viewBox="0 0 790 790" svg:d="M395 790c105 0 205-42 279-117 74-74 116-174 116-279 0-104-42-205-116-279s-174-115-279-115c-104 0-205 41-278 115-75 74-117 175-117 279 0 105 42 205 117 279 73 75 174 117 278 117z">
            <text:p/>
          </draw:path>
          <draw:path draw:style-name="gr10" draw:text-style-name="P8" draw:layer="layout" svg:width="0.788cm" svg:height="0.789cm" svg:x="88.103cm" svg:y="12.061cm" svg:viewBox="0 0 789 790" svg:d="M394 790c106 0 206-41 280-115s115-176 115-280c0-105-41-205-115-279s-174-116-280-116c-105 0-205 42-279 116s-115 174-115 279c0 104 41 206 115 280s174 115 279 115z">
            <text:p/>
          </draw:path>
          <draw:path draw:style-name="gr10" draw:text-style-name="P8" draw:layer="layout" svg:width="0.789cm" svg:height="0.789cm" svg:x="88.735cm" svg:y="13.768cm" svg:viewBox="0 0 790 790" svg:d="M395 790c104 0 206-41 280-115s115-175 115-279c0-106-41-206-115-280s-176-116-280-116c-105 0-205 42-279 116s-116 174-116 280c0 104 42 205 116 279s174 115 279 115z">
            <text:p/>
          </draw:path>
          <draw:path draw:style-name="gr10" draw:text-style-name="P8" draw:layer="layout" svg:width="0.789cm" svg:height="0.789cm" svg:x="89.21cm" svg:y="11.281cm" svg:viewBox="0 0 790 790" svg:d="M395 790c105 0 205-42 279-116s116-175 116-280c0-104-42-204-116-278s-174-116-279-116c-104 0-204 42-278 116-75 74-117 174-117 278 0 105 42 206 117 280 74 74 174 116 278 116z">
            <text:p/>
          </draw:path>
          <draw:path draw:style-name="gr10" draw:text-style-name="P8" draw:layer="layout" svg:width="0.789cm" svg:height="0.788cm" svg:x="94.869cm" svg:y="15.665cm" svg:viewBox="0 0 790 789" svg:d="M394 789c105 0 205-41 279-115s117-174 117-279-43-205-117-279c-74-75-174-116-279-116-104 0-205 41-279 116-74 74-115 174-115 279s41 205 115 279 175 115 279 115z">
            <text:p/>
          </draw:path>
          <draw:path draw:style-name="gr10" draw:text-style-name="P8" draw:layer="layout" svg:width="0.789cm" svg:height="0.789cm" svg:x="93.845cm" svg:y="18.843cm" svg:viewBox="0 0 790 790" svg:d="M396 790c104 0 205-42 279-116 73-74 115-174 115-279 0-104-42-205-115-279-74-74-175-116-279-116-105 0-206 42-280 116s-116 175-116 279c0 105 42 205 116 279s175 116 280 116z">
            <text:p/>
          </draw:path>
          <draw:path draw:style-name="gr10" draw:text-style-name="P8" draw:layer="layout" svg:width="0.789cm" svg:height="0.789cm" svg:x="86.264cm" svg:y="11.794cm" svg:viewBox="0 0 790 790" svg:d="M394 790c105 0 205-42 279-116 75-74 117-175 117-279 0-105-42-205-117-279-74-74-174-116-279-116-104 0-205 42-279 116s-115 174-115 279c0 104 41 205 115 279s175 116 279 116z">
            <text:p/>
          </draw:path>
          <draw:path draw:style-name="gr10" draw:text-style-name="P8" draw:layer="layout" svg:width="0.788cm" svg:height="0.789cm" svg:x="92.529cm" svg:y="11.23cm" svg:viewBox="0 0 789 790" svg:d="M394 790c105 0 205-41 279-115 75-74 116-176 116-280 0-105-41-205-116-279-74-74-174-116-279-116s-205 42-279 116-115 174-115 279c0 104 41 206 115 280s174 115 279 115z">
            <text:p/>
          </draw:path>
          <draw:path draw:style-name="gr10" draw:text-style-name="P8" draw:layer="layout" svg:width="0.789cm" svg:height="0.788cm" svg:x="98.986cm" svg:y="11.676cm" svg:viewBox="0 0 790 789" svg:d="M395 789c104 0 206-41 280-115s115-174 115-279-41-205-115-279c-74-75-176-116-280-116-105 0-205 41-279 116-74 74-116 174-116 279s42 205 116 279 174 115 279 115z">
            <text:p/>
          </draw:path>
          <draw:path draw:style-name="gr10" draw:text-style-name="P8" draw:layer="layout" svg:width="0.789cm" svg:height="0.789cm" svg:x="88.037cm" svg:y="10.225cm" svg:viewBox="0 0 790 790" svg:d="M394 790c106 0 206-42 280-116s116-175 116-279c0-105-42-205-116-279s-174-116-280-116c-104 0-205 42-279 116s-115 174-115 279c0 104 41 205 115 279s175 116 279 116z">
            <text:p/>
          </draw:path>
          <draw:path draw:style-name="gr10" draw:text-style-name="P8" draw:layer="layout" svg:width="0.789cm" svg:height="0.789cm" svg:x="85.885cm" svg:y="16.045cm" svg:viewBox="0 0 790 790" svg:d="M395 790c105 0 205-42 279-116s116-174 116-280c0-104-42-205-116-279s-174-115-279-115c-104 0-206 41-280 115s-115 175-115 279c0 106 41 206 115 280s176 116 280 116z">
            <text:p/>
          </draw:path>
          <draw:polygon draw:style-name="gr10" draw:text-style-name="P8" draw:layer="layout" svg:width="0.789cm" svg:height="0.789cm" svg:x="86.89cm" svg:y="13.543cm" svg:viewBox="0 0 790 790" draw:points="396,0 0,790 790,790">
            <text:p/>
          </draw:polygon>
          <draw:polygon draw:style-name="gr10" draw:text-style-name="P8" draw:layer="layout" svg:width="0.789cm" svg:height="0.789cm" svg:x="85.859cm" svg:y="16.772cm" svg:viewBox="0 0 790 790" draw:points="396,0 0,790 790,790">
            <text:p/>
          </draw:polygon>
          <draw:polygon draw:style-name="gr10" draw:text-style-name="P8" draw:layer="layout" svg:width="0.789cm" svg:height="0.789cm" svg:x="91.691cm" svg:y="20.52cm" svg:viewBox="0 0 790 790" draw:points="394,0 0,790 790,790">
            <text:p/>
          </draw:polygon>
          <draw:polygon draw:style-name="gr10" draw:text-style-name="P8" draw:layer="layout" svg:width="0.789cm" svg:height="0.789cm" svg:x="92.331cm" svg:y="16.52cm" svg:viewBox="0 0 790 790" draw:points="395,0 0,790 790,790">
            <text:p/>
          </draw:polygon>
          <draw:polygon draw:style-name="gr10" draw:text-style-name="P8" draw:layer="layout" svg:width="0.789cm" svg:height="0.789cm" svg:x="85.005cm" svg:y="19.152cm" svg:viewBox="0 0 790 790" draw:points="395,0 0,790 790,790">
            <text:p/>
          </draw:polygon>
          <draw:polygon draw:style-name="gr10" draw:text-style-name="P8" draw:layer="layout" svg:width="0.789cm" svg:height="0.788cm" svg:x="94.493cm" svg:y="10.112cm" svg:viewBox="0 0 790 789" draw:points="395,0 0,789 790,789">
            <text:p/>
          </draw:polygon>
          <draw:polygon draw:style-name="gr10" draw:text-style-name="P8" draw:layer="layout" svg:width="0.789cm" svg:height="0.789cm" svg:x="90.258cm" svg:y="11.867cm" svg:viewBox="0 0 790 790" draw:points="395,0 0,790 790,790">
            <text:p/>
          </draw:polygon>
          <draw:polygon draw:style-name="gr10" draw:text-style-name="P8" draw:layer="layout" svg:width="0.789cm" svg:height="0.789cm" svg:x="92.755cm" svg:y="12.844cm" svg:viewBox="0 0 790 790" draw:points="394,0 0,790 790,790">
            <text:p/>
          </draw:polygon>
          <draw:polygon draw:style-name="gr10" draw:text-style-name="P8" draw:layer="layout" svg:width="0.788cm" svg:height="0.789cm" svg:x="96.178cm" svg:y="19.8cm" svg:viewBox="0 0 789 790" draw:points="395,0 0,790 789,790">
            <text:p/>
          </draw:polygon>
          <draw:polygon draw:style-name="gr10" draw:text-style-name="P8" draw:layer="layout" svg:width="0.788cm" svg:height="0.789cm" svg:x="94.676cm" svg:y="16.261cm" svg:viewBox="0 0 789 790" draw:points="395,0 0,790 789,790">
            <text:p/>
          </draw:polygon>
          <draw:polygon draw:style-name="gr10" draw:text-style-name="P8" draw:layer="layout" svg:width="0.789cm" svg:height="0.788cm" svg:x="90.939cm" svg:y="15.689cm" svg:viewBox="0 0 790 789" draw:points="394,0 0,789 790,789">
            <text:p/>
          </draw:polygon>
          <draw:polygon draw:style-name="gr10" draw:text-style-name="P8" draw:layer="layout" svg:width="0.789cm" svg:height="0.789cm" svg:x="90.588cm" svg:y="19.49cm" svg:viewBox="0 0 790 790" draw:points="396,0 0,790 790,790">
            <text:p/>
          </draw:polygon>
          <draw:polygon draw:style-name="gr10" draw:text-style-name="P8" draw:layer="layout" svg:width="0.789cm" svg:height="0.789cm" svg:x="92.188cm" svg:y="7.897cm" svg:viewBox="0 0 790 790" draw:points="396,0 0,790 790,790">
            <text:p/>
          </draw:polygon>
          <draw:polygon draw:style-name="gr10" draw:text-style-name="P8" draw:layer="layout" svg:width="0.788cm" svg:height="0.789cm" svg:x="91.579cm" svg:y="14.1cm" svg:viewBox="0 0 789 790" draw:points="395,0 0,790 789,790">
            <text:p/>
          </draw:polygon>
          <draw:polygon draw:style-name="gr10" draw:text-style-name="P8" draw:layer="layout" svg:width="0.789cm" svg:height="0.789cm" svg:x="88.89cm" svg:y="14.371cm" svg:viewBox="0 0 790 790" draw:points="395,0 0,790 790,790">
            <text:p/>
          </draw:polygon>
          <draw:polygon draw:style-name="gr10" draw:text-style-name="P8" draw:layer="layout" svg:width="0.788cm" svg:height="0.788cm" svg:x="93.529cm" svg:y="16.376cm" svg:viewBox="0 0 789 789" draw:points="394,0 0,789 789,789">
            <text:p/>
          </draw:polygon>
          <draw:polygon draw:style-name="gr10" draw:text-style-name="P8" draw:layer="layout" svg:width="0.789cm" svg:height="0.789cm" svg:x="89.743cm" svg:y="12.094cm" svg:viewBox="0 0 790 790" draw:points="396,0 0,790 790,790">
            <text:p/>
          </draw:polygon>
          <draw:polygon draw:style-name="gr10" draw:text-style-name="P8" draw:layer="layout" svg:width="0.788cm" svg:height="0.788cm" svg:x="87.229cm" svg:y="12.974cm" svg:viewBox="0 0 789 789" draw:points="394,0 0,789 789,789">
            <text:p/>
          </draw:polygon>
          <draw:polygon draw:style-name="gr10" draw:text-style-name="P8" draw:layer="layout" svg:width="0.789cm" svg:height="0.789cm" svg:x="94.78cm" svg:y="8.208cm" svg:viewBox="0 0 790 790" draw:points="395,0 0,790 790,790">
            <text:p/>
          </draw:polygon>
          <draw:polygon draw:style-name="gr10" draw:text-style-name="P8" draw:layer="layout" svg:width="0.789cm" svg:height="0.789cm" svg:x="91.185cm" svg:y="8.52cm" svg:viewBox="0 0 790 790" draw:points="395,0 0,790 790,790">
            <text:p/>
          </draw:polygon>
          <draw:polygon draw:style-name="gr10" draw:text-style-name="P8" draw:layer="layout" svg:width="0.789cm" svg:height="0.789cm" svg:x="95.797cm" svg:y="18.337cm" svg:viewBox="0 0 790 790" draw:points="394,0 0,790 790,790">
            <text:p/>
          </draw:polygon>
          <draw:polygon draw:style-name="gr10" draw:text-style-name="P8" draw:layer="layout" svg:width="0.788cm" svg:height="0.789cm" svg:x="85.671cm" svg:y="14.848cm" svg:viewBox="0 0 789 790" draw:points="394,0 0,790 789,790">
            <text:p/>
          </draw:polygon>
          <draw:polygon draw:style-name="gr10" draw:text-style-name="P8" draw:layer="layout" svg:width="0.789cm" svg:height="0.788cm" svg:x="96.972cm" svg:y="14.562cm" svg:viewBox="0 0 790 789" draw:points="395,0 0,789 790,789">
            <text:p/>
          </draw:polygon>
          <draw:polygon draw:style-name="gr10" draw:text-style-name="P8" draw:layer="layout" svg:width="0.789cm" svg:height="0.789cm" svg:x="89.847cm" svg:y="8.483cm" svg:viewBox="0 0 790 790" draw:points="396,0 0,790 790,790">
            <text:p/>
          </draw:polygon>
          <draw:polygon draw:style-name="gr10" draw:text-style-name="P8" draw:layer="layout" svg:width="0.789cm" svg:height="0.789cm" svg:x="92.471cm" svg:y="21.593cm" svg:viewBox="0 0 790 790" draw:points="395,0 0,790 790,790">
            <text:p/>
          </draw:polygon>
          <draw:path draw:style-name="gr1" draw:text-style-name="P1" draw:layer="layout" svg:width="0.303cm" svg:height="0.36cm" svg:x="91.703cm" svg:y="23.749cm" svg:viewBox="0 0 304 361" svg:d="M49 40v281h59c49 0 86-10 110-33 23-23 35-58 35-108 0-48-12-83-35-106-24-22-61-34-110-34zM0 0h101c69 0 122 15 154 44 33 29 49 74 49 136 0 63-17 109-49 138-33 29-85 43-154 43h-101z">
            <text:p/>
          </draw:path>
          <draw:path draw:style-name="gr1" draw:text-style-name="P1" draw:layer="layout" svg:width="0.044cm" svg:height="0.375cm" svg:x="92.082cm" svg:y="23.734cm" svg:viewBox="0 0 45 376" svg:d="M0 106h45v270h-45zM0 0h45v56h-45z">
            <text:p/>
          </draw:path>
          <draw:path draw:style-name="gr1" draw:text-style-name="P1" draw:layer="layout" svg:width="0.394cm" svg:height="0.276cm" svg:x="92.218cm" svg:y="23.833cm" svg:viewBox="0 0 395 277" svg:d="M212 58c11-20 25-34 40-44 15-9 34-14 55-14 27 0 49 10 64 30 16 19 24 47 24 83v164h-45v-162c0-26-5-45-14-58-9-12-23-19-42-19-23 0-41 8-54 24-14 15-20 36-20 63v152h-45v-162c0-26-5-45-13-58-10-12-24-19-43-19-23 0-41 8-54 24-15 15-21 36-21 63v152h-44v-271h44v42c11-16 23-28 38-36 13-8 30-12 50-12s36 5 50 15 24 24 30 43z">
            <text:p/>
          </draw:path>
          <draw:polygon draw:style-name="gr1" draw:text-style-name="P1" draw:layer="layout" svg:width="0.214cm" svg:height="0.36cm" svg:x="92.865cm" svg:y="23.749cm" svg:viewBox="0 0 215 361" draw:points="7,320 87,320 87,45 0,62 0,18 87,0 136,0 136,320 215,320 215,361 7,361">
            <text:p/>
          </draw:polygon>
          <draw:path draw:style-name="gr1" draw:text-style-name="P1" draw:layer="layout" svg:width="0.36cm" svg:height="0.303cm" svg:x="83.274cm" svg:y="14.963cm" svg:viewBox="0 0 361 304" svg:d="M40 255h281v-59c0-49-11-85-33-109-23-22-59-34-107-34s-84 12-107 34c-22 24-34 60-34 109zM0 304v-100c0-70 15-121 44-154s75-50 137-50 108 17 137 51c29 32 43 84 43 153v100z">
            <text:p/>
          </draw:path>
          <draw:path draw:style-name="gr1" draw:text-style-name="P1" draw:layer="layout" svg:width="0.375cm" svg:height="0.045cm" svg:x="83.259cm" svg:y="14.843cm" svg:viewBox="0 0 376 46" svg:d="M105 46v-46h271v46zM0 46v-46h56v46z">
            <text:p/>
          </draw:path>
          <draw:path draw:style-name="gr1" draw:text-style-name="P1" draw:layer="layout" svg:width="0.276cm" svg:height="0.394cm" svg:x="83.358cm" svg:y="14.358cm" svg:viewBox="0 0 277 395" svg:d="M58 182c-20-11-34-24-44-39-9-16-14-34-14-55 0-28 10-50 29-65 20-15 48-23 84-23h164v44h-162c-26 0-45 5-58 14-12 10-19 23-19 42 0 23 8 42 23 55 16 13 36 20 63 20h153v44h-162c-26 0-45 5-58 14-12 9-19 24-19 42 0 23 8 41 23 55 16 13 36 20 63 20h153v45h-271v-45h42c-16-10-29-23-37-37-7-14-11-31-11-50 0-20 5-36 14-50 10-14 25-24 44-31z">
            <text:p/>
          </draw:path>
          <draw:path draw:style-name="gr1" draw:text-style-name="P1" draw:layer="layout" svg:width="0.366cm" svg:height="0.229cm" svg:x="83.268cm" svg:y="13.894cm" svg:viewBox="0 0 367 230" svg:d="M325 171v-171h42v230h-42c-19-18-44-44-77-76-32-31-53-52-62-60-17-16-32-27-45-33-11-6-24-9-36-9-18 0-34 7-46 20-12 14-18 31-18 53 0 15 3 31 8 48s13 35 24 54h-50c-7-19-13-38-17-54-4-17-6-33-6-47 0-37 9-67 28-89 19-24 43-35 74-35 15 0 30 3 42 8 14 6 30 16 47 32 5 4 19 16 41 38s53 52 93 91z">
            <text:p/>
          </draw:path>
          <draw:line draw:style-name="gr5" draw:text-style-name="P5" draw:layer="layout" svg:x1="84.001cm" svg:y1="23.47cm" svg:x2="84.001cm" svg:y2="5.69cm">
            <text:p/>
          </draw:line>
          <draw:line draw:style-name="gr5" draw:text-style-name="P5" draw:layer="layout" svg:x1="100.779cm" svg:y1="23.47cm" svg:x2="100.779cm" svg:y2="5.69cm">
            <text:p/>
          </draw:line>
          <draw:line draw:style-name="gr5" draw:text-style-name="P5" draw:layer="layout" svg:x1="84.001cm" svg:y1="23.47cm" svg:x2="100.779cm" svg:y2="23.47cm">
            <text:p/>
          </draw:line>
          <draw:line draw:style-name="gr5" draw:text-style-name="P5" draw:layer="layout" svg:x1="84.001cm" svg:y1="5.69cm" svg:x2="100.779cm" svg:y2="5.69cm">
            <text:p/>
          </draw:line>
          <draw:path draw:style-name="gr1" draw:text-style-name="P1" draw:layer="layout" svg:width="0.199cm" svg:height="0.309cm" svg:x="91.135cm" svg:y="5.169cm" svg:viewBox="0 0 200 310" svg:d="M42 35v116h52c20 0 35-5 45-15 11-10 16-25 16-43 0-19-5-33-16-43-10-10-25-15-45-15zM0 0h94c35 0 61 8 80 24 17 16 26 38 26 69 0 30-9 53-26 69-19 15-45 23-80 23h-52v125h-42z">
            <text:p/>
          </draw:path>
          <draw:path draw:style-name="gr1" draw:text-style-name="P1" draw:layer="layout" svg:width="0.135cm" svg:height="0.237cm" svg:x="91.38cm" svg:y="5.241cm" svg:viewBox="0 0 136 238" svg:d="M136 41c-4-3-8-4-14-6-5-1-10-1-16-1-22 0-38 7-50 21s-18 34-18 60v123h-38v-233h38v36c8-14 19-24 32-31s28-10 47-10c3 0 5 0 9 0 3 1 6 1 10 2z">
            <text:p/>
          </draw:path>
          <draw:path draw:style-name="gr1" draw:text-style-name="P1" draw:layer="layout" svg:width="0.215cm" svg:height="0.242cm" svg:x="91.53cm" svg:y="5.241cm" svg:viewBox="0 0 216 243" svg:d="M216 113v18h-176c1 26 9 47 23 60 14 14 34 21 59 21 16 0 30-2 44-5 13-4 27-9 41-17v36c-14 6-28 11-42 13-15 3-29 4-45 4-37 0-66-10-88-31-22-22-32-51-32-88s10-68 30-91c21-22 49-33 83-33 33 0 57 10 75 30s28 48 28 83zM177 102c0-21-6-39-17-51-11-13-27-19-46-19-21 0-38 6-51 18s-20 30-22 52z">
            <text:p/>
          </draw:path>
          <draw:path draw:style-name="gr1" draw:text-style-name="P1" draw:layer="layout" svg:width="0.207cm" svg:height="0.327cm" svg:x="91.79cm" svg:y="5.156cm" svg:viewBox="0 0 208 328" svg:d="M170 125v-125h38v323h-38v-35c-8 14-18 24-30 31-13 6-27 9-44 9-28 0-51-11-68-33-19-22-28-52-28-89 0-36 9-65 28-88 17-22 40-33 68-33 17 0 31 3 44 10 12 7 22 17 30 30zM41 206c0 28 5 50 17 67 11 16 27 24 47 24s36-8 48-24c11-17 17-39 17-67s-6-49-17-65c-12-16-28-24-48-24s-36 8-47 24c-12 16-17 37-17 65z">
            <text:p/>
          </draw:path>
          <draw:path draw:style-name="gr1" draw:text-style-name="P1" draw:layer="layout" svg:width="0.249cm" svg:height="0.319cm" svg:x="92.194cm" svg:y="5.164cm" svg:viewBox="0 0 250 320" svg:d="M250 29v44c-14-13-29-22-45-29s-33-10-51-10c-36 0-63 11-82 33-19 21-28 52-28 94 0 40 9 72 28 93 19 22 46 32 82 32 18 0 35-2 51-9s31-16 45-29v43c-15 10-30 17-47 22-16 5-33 7-52 7-47 0-84-14-111-42s-40-67-40-117c0-51 13-90 40-119 27-28 64-42 111-42 19 0 37 2 53 7s32 12 46 22z">
            <text:p/>
          </draw:path>
          <draw:polygon draw:style-name="gr1" draw:text-style-name="P1" draw:layer="layout" svg:width="0.038cm" svg:height="0.322cm" svg:x="92.506cm" svg:y="5.156cm" svg:viewBox="0 0 39 323" draw:points="0,323 39,323 39,0 0,0">
            <text:p/>
          </draw:polygon>
          <draw:path draw:style-name="gr1" draw:text-style-name="P1" draw:layer="layout" svg:width="0.196cm" svg:height="0.242cm" svg:x="92.609cm" svg:y="5.241cm" svg:viewBox="0 0 197 243" svg:d="M121 121c-31 0-52 4-64 11s-18 19-18 36c0 14 4 25 13 32 9 8 21 12 37 12 21 0 38-7 50-22 13-15 19-35 19-60v-9zM197 106v132h-39v-35c-8 14-19 24-32 31-13 6-29 9-48 9-23 0-42-6-56-19-15-13-22-31-22-53 0-26 9-46 27-59s43-20 78-20h53v-4c0-18-5-32-17-42-11-9-27-14-48-14-14 0-26 2-39 5s-25 8-36 14v-35c13-5 27-9 40-12s26-4 39-4c33 0 58 9 75 26 16 17 25 44 25 80z">
            <text:p/>
          </draw:path>
          <draw:path draw:style-name="gr1" draw:text-style-name="P1" draw:layer="layout" svg:width="0.177cm" svg:height="0.242cm" svg:x="92.866cm" svg:y="5.241cm" svg:viewBox="0 0 178 243" svg:d="M166 12v36c-11-5-22-9-34-12s-24-4-36-4c-19 0-33 2-43 8-9 6-14 15-14 26 0 9 4 17 11 22 6 5 20 10 40 14l13 3c27 6 47 15 58 25s17 25 17 44c0 22-9 38-25 51-17 12-41 18-71 18-12 0-25-1-39-3-13-2-28-6-43-11v-39c14 8 29 13 42 17 14 3 28 5 41 5 18 0 32-3 42-9 9-6 14-15 14-26 0-10-4-18-11-24-6-5-22-11-45-16l-13-3c-24-5-42-13-53-23-10-10-15-24-15-43 0-22 7-39 24-50 15-12 37-18 66-18 14 0 27 1 39 3 13 2 24 5 35 9z">
            <text:p/>
          </draw:path>
          <draw:path draw:style-name="gr1" draw:text-style-name="P1" draw:layer="layout" svg:width="0.176cm" svg:height="0.242cm" svg:x="93.087cm" svg:y="5.241cm" svg:viewBox="0 0 177 243" svg:d="M165 12v36c-11-5-23-9-34-12-12-3-24-4-36-4-19 0-34 2-43 8s-14 15-14 26c0 9 3 17 10 22s21 10 41 14l13 3c27 6 46 15 59 25 11 10 16 25 16 44 0 22-8 38-25 51-18 12-42 18-71 18-13 0-26-1-39-3-14-2-28-6-42-11v-39c13 8 27 13 41 17 14 3 27 5 41 5 17 0 31-3 41-9 9-6 15-15 15-26 0-10-4-18-11-24-7-5-22-11-46-16l-13-3c-24-5-41-13-51-23-11-10-16-24-16-43 0-22 8-39 23-50 15-12 37-18 66-18 14 0 27 1 40 3 12 2 25 5 35 9z">
            <text:p/>
          </draw:path>
          <draw:path draw:style-name="gr1" draw:text-style-name="P1" draw:layer="layout" svg:width="0.2cm" svg:height="0.314cm" svg:x="93.451cm" svg:y="5.169cm" svg:viewBox="0 0 201 315" svg:d="M14 0h164v35h-125v77c6-2 12-4 18-5 6 0 12-1 18-1 34 0 61 10 82 28 20 19 30 45 30 77 0 33-10 59-31 77s-50 27-87 27c-13 0-27-1-40-3-15-2-28-5-43-9v-42c13 7 25 12 39 15s28 5 43 5c24 0 43-6 57-19 13-13 20-30 20-51s-7-38-20-51c-14-13-33-19-57-19-11 0-23 1-34 4-12 2-23 6-34 11z">
            <text:p/>
          </draw:path>
          <draw:polygon draw:style-name="gr2" draw:text-style-name="P2" draw:layer="layout" svg:width="16.97cm" svg:height="15.735cm" svg:x="2.45cm" svg:y="28.048cm" svg:viewBox="0 0 16971 15736" draw:points="0,15736 16971,15736 16971,0 0,0">
            <text:p/>
          </draw:polygon>
          <draw:path draw:style-name="gr11" draw:text-style-name="P9" draw:layer="layout" svg:width="0.789cm" svg:height="0.789cm" svg:x="12.574cm" svg:y="37.123cm" svg:viewBox="0 0 790 790" svg:d="M396 790c104 0 205-42 279-116 74-75 115-175 115-280 0-104-41-205-115-278-74-74-175-116-279-116-106 0-206 42-280 116-74 73-116 174-116 278 0 105 42 205 116 280 74 74 174 116 280 116z">
            <text:p/>
          </draw:path>
          <draw:path draw:style-name="gr11" draw:text-style-name="P9" draw:layer="layout" svg:width="0.789cm" svg:height="0.789cm" svg:x="11.292cm" svg:y="36.151cm" svg:viewBox="0 0 790 790" svg:d="M395 790c105 0 205-42 279-116 74-73 116-174 116-278 0-105-42-205-116-279-74-75-174-117-279-117-104 0-205 42-279 117-74 74-116 174-116 279 0 104 42 205 116 278 74 74 175 116 279 116z">
            <text:p/>
          </draw:path>
          <draw:path draw:style-name="gr11" draw:text-style-name="P9" draw:layer="layout" svg:width="0.789cm" svg:height="0.789cm" svg:x="13.733cm" svg:y="31.832cm" svg:viewBox="0 0 790 790" svg:d="M394 790c105 0 205-42 279-116 75-74 117-174 117-280 0-104-42-204-117-278-74-74-174-116-279-116-104 0-204 42-278 116s-116 174-116 278c0 106 42 206 116 280s174 116 278 116z">
            <text:p/>
          </draw:path>
          <draw:path draw:style-name="gr11" draw:text-style-name="P9" draw:layer="layout" svg:width="0.788cm" svg:height="0.789cm" svg:x="7.848cm" svg:y="40.087cm" svg:viewBox="0 0 789 790" svg:d="M395 790c105 0 205-42 279-115 74-74 115-175 115-279 0-105-41-205-115-279-74-75-174-117-279-117-106 0-206 42-280 117-74 74-115 174-115 279 0 104 41 205 115 279 74 73 174 115 280 115z">
            <text:p/>
          </draw:path>
          <draw:path draw:style-name="gr11" draw:text-style-name="P9" draw:layer="layout" svg:width="0.789cm" svg:height="0.789cm" svg:x="4.269cm" svg:y="31.758cm" svg:viewBox="0 0 790 790" svg:d="M395 790c104 0 205-42 279-116 75-74 116-175 116-279 0-105-41-205-116-279-74-74-175-116-279-116-105 0-205 42-279 116s-116 174-116 279c0 104 42 205 116 279s174 116 279 116z">
            <text:p/>
          </draw:path>
          <draw:path draw:style-name="gr11" draw:text-style-name="P9" draw:layer="layout" svg:width="0.788cm" svg:height="0.789cm" svg:x="5.598cm" svg:y="36.595cm" svg:viewBox="0 0 789 790" svg:d="M395 790c105 0 205-42 279-116s115-174 115-280c0-104-41-205-115-279s-174-115-279-115-206 41-280 115-115 175-115 279c0 106 41 206 115 280s175 116 280 116z">
            <text:p/>
          </draw:path>
          <draw:path draw:style-name="gr11" draw:text-style-name="P9" draw:layer="layout" svg:width="0.789cm" svg:height="0.789cm" svg:x="8.406cm" svg:y="34.795cm" svg:viewBox="0 0 790 790" svg:d="M394 790c105 0 206-42 280-116 74-75 116-175 116-280 0-104-42-204-116-278s-175-116-280-116c-104 0-205 42-279 116-73 74-115 174-115 278 0 105 42 205 115 280 74 74 175 116 279 116z">
            <text:p/>
          </draw:path>
          <draw:path draw:style-name="gr11" draw:text-style-name="P9" draw:layer="layout" svg:width="0.789cm" svg:height="0.789cm" svg:x="3.47cm" svg:y="33.789cm" svg:viewBox="0 0 790 790" svg:d="M394 790c105 0 205-41 279-115 75-74 117-175 117-279 0-105-42-205-117-279-74-75-174-117-279-117-104 0-205 42-279 117-74 74-115 174-115 279 0 104 41 205 115 279s175 115 279 115z">
            <text:p/>
          </draw:path>
          <draw:path draw:style-name="gr11" draw:text-style-name="P9" draw:layer="layout" svg:width="0.789cm" svg:height="0.788cm" svg:x="12.952cm" svg:y="34.458cm" svg:viewBox="0 0 790 789" svg:d="M394 789c105 0 205-41 279-115 75-74 117-174 117-279s-42-205-117-280c-74-74-174-115-279-115s-205 41-279 115c-74 75-115 175-115 280s41 205 115 279 174 115 279 115z">
            <text:p/>
          </draw:path>
          <draw:path draw:style-name="gr11" draw:text-style-name="P9" draw:layer="layout" svg:width="0.789cm" svg:height="0.789cm" svg:x="9.115cm" svg:y="34cm" svg:viewBox="0 0 790 790" svg:d="M395 790c104 0 205-42 280-116 74-75 115-175 115-280 0-104-41-205-115-279-75-74-176-115-280-115-105 0-205 41-279 115s-116 175-116 279c0 105 42 205 116 280 74 74 174 116 279 116z">
            <text:p/>
          </draw:path>
          <draw:path draw:style-name="gr11" draw:text-style-name="P9" draw:layer="layout" svg:width="0.789cm" svg:height="0.789cm" svg:x="11.678cm" svg:y="42.077cm" svg:viewBox="0 0 790 790" svg:d="M394 790c106 0 206-42 280-116 74-73 116-174 116-279s-42-205-116-279-174-116-280-116c-104 0-205 42-279 116s-115 174-115 279 41 206 115 279c74 74 175 116 279 116z">
            <text:p/>
          </draw:path>
          <draw:path draw:style-name="gr11" draw:text-style-name="P9" draw:layer="layout" svg:width="0.789cm" svg:height="0.789cm" svg:x="17.611cm" svg:y="33.04cm" svg:viewBox="0 0 790 790" svg:d="M395 790c104 0 205-41 279-115s116-175 116-279c0-105-42-205-116-279s-175-117-279-117c-105 0-205 43-279 117s-116 174-116 279c0 104 42 205 116 279s174 115 279 115z">
            <text:p/>
          </draw:path>
          <draw:path draw:style-name="gr11" draw:text-style-name="P9" draw:layer="layout" svg:width="0.789cm" svg:height="0.789cm" svg:x="7.639cm" svg:y="36.145cm" svg:viewBox="0 0 790 790" svg:d="M395 790c104 0 206-42 280-116s115-174 115-279-41-205-115-279c-74-75-176-116-280-116-105 0-205 41-279 116-74 74-116 174-116 279s42 205 116 279 174 116 279 116z">
            <text:p/>
          </draw:path>
          <draw:path draw:style-name="gr11" draw:text-style-name="P9" draw:layer="layout" svg:width="0.788cm" svg:height="0.789cm" svg:x="12.38cm" svg:y="34.599cm" svg:viewBox="0 0 789 790" svg:d="M394 790c105 0 206-42 280-116s115-174 115-279c0-104-41-205-115-279s-175-116-280-116-205 42-279 116-115 175-115 279c0 105 41 205 115 279s174 116 279 116z">
            <text:p/>
          </draw:path>
          <draw:path draw:style-name="gr11" draw:text-style-name="P9" draw:layer="layout" svg:width="0.789cm" svg:height="0.789cm" svg:x="4.518cm" svg:y="29.56cm" svg:viewBox="0 0 790 790" svg:d="M395 790c105 0 206-42 280-116s115-174 115-279-41-205-115-279-175-116-280-116-205 42-279 116-116 174-116 279 42 205 116 279 174 116 279 116z">
            <text:p/>
          </draw:path>
          <draw:path draw:style-name="gr11" draw:text-style-name="P9" draw:layer="layout" svg:width="0.788cm" svg:height="0.789cm" svg:x="10.356cm" svg:y="30.296cm" svg:viewBox="0 0 789 790" svg:d="M395 790c105 0 205-42 279-116s115-174 115-280c0-104-41-205-115-279s-174-115-279-115-205 41-280 115c-74 74-115 175-115 279 0 106 41 206 115 280 75 74 175 116 280 116z">
            <text:p/>
          </draw:path>
          <draw:path draw:style-name="gr11" draw:text-style-name="P9" draw:layer="layout" svg:width="0.788cm" svg:height="0.789cm" svg:x="8.185cm" svg:y="29.372cm" svg:viewBox="0 0 789 790" svg:d="M394 790c105 0 205-42 279-116s116-175 116-279c0-105-42-205-116-279s-174-116-279-116-205 42-279 116-115 174-115 279c0 104 41 205 115 279s174 116 279 116z">
            <text:p/>
          </draw:path>
          <draw:path draw:style-name="gr11" draw:text-style-name="P9" draw:layer="layout" svg:width="0.789cm" svg:height="0.789cm" svg:x="11.908cm" svg:y="31.627cm" svg:viewBox="0 0 790 790" svg:d="M396 790c104 0 205-41 279-115 74-75 115-176 115-280 0-105-41-205-115-279s-175-116-279-116c-105 0-205 42-280 116-74 74-116 174-116 279 0 104 42 205 116 280 75 74 175 115 280 115z">
            <text:p/>
          </draw:path>
          <draw:path draw:style-name="gr11" draw:text-style-name="P9" draw:layer="layout" svg:width="0.789cm" svg:height="0.789cm" svg:x="6.474cm" svg:y="29.933cm" svg:viewBox="0 0 790 790" svg:d="M395 790c105 0 205-43 279-117s116-174 116-279c0-104-42-205-116-279s-174-115-279-115c-104 0-205 41-279 115-75 74-116 175-116 279 0 105 41 205 116 279 74 74 175 117 279 117z">
            <text:p/>
          </draw:path>
          <draw:path draw:style-name="gr11" draw:text-style-name="P9" draw:layer="layout" svg:width="0.789cm" svg:height="0.789cm" svg:x="13.164cm" svg:y="29.523cm" svg:viewBox="0 0 790 790" svg:d="M394 790c105 0 206-41 280-115s116-175 116-279c0-106-42-206-116-280s-175-116-280-116c-104 0-205 42-279 116-73 74-115 174-115 280 0 104 42 205 115 279 74 74 175 115 279 115z">
            <text:p/>
          </draw:path>
          <draw:path draw:style-name="gr11" draw:text-style-name="P9" draw:layer="layout" svg:width="0.789cm" svg:height="0.789cm" svg:x="7.782cm" svg:y="36.71cm" svg:viewBox="0 0 790 790" svg:d="M396 790c104 0 205-42 279-116s115-174 115-278c0-105-41-206-115-280s-175-116-279-116c-106 0-206 42-280 116s-116 175-116 280c0 104 42 204 116 278s174 116 280 116z">
            <text:p/>
          </draw:path>
          <draw:path draw:style-name="gr11" draw:text-style-name="P9" draw:layer="layout" svg:width="0.789cm" svg:height="0.789cm" svg:x="17.435cm" svg:y="36.913cm" svg:viewBox="0 0 790 790" svg:d="M396 790c104 0 205-41 279-115s115-175 115-279c0-105-41-205-115-279-74-75-175-117-279-117-105 0-205 42-280 117-74 74-116 174-116 279 0 104 42 205 116 279 75 74 175 115 280 115z">
            <text:p/>
          </draw:path>
          <draw:path draw:style-name="gr11" draw:text-style-name="P9" draw:layer="layout" svg:width="0.789cm" svg:height="0.789cm" svg:x="9.4cm" svg:y="29.751cm" svg:viewBox="0 0 790 790" svg:d="M395 790c105 0 205-42 279-116s116-174 116-279c0-104-42-205-116-280-74-74-174-115-279-115s-206 41-280 115c-73 75-115 176-115 280 0 105 42 205 115 279 74 74 175 116 280 116z">
            <text:p/>
          </draw:path>
          <draw:path draw:style-name="gr11" draw:text-style-name="P9" draw:layer="layout" svg:width="0.788cm" svg:height="0.788cm" svg:x="10.758cm" svg:y="31.743cm" svg:viewBox="0 0 789 789" svg:d="M394 789c105 0 206-41 280-115s115-175 115-280-41-205-115-279-175-115-280-115-205 41-279 115-115 174-115 279 41 206 115 280 174 115 279 115z">
            <text:p/>
          </draw:path>
          <draw:path draw:style-name="gr11" draw:text-style-name="P9" draw:layer="layout" svg:width="0.789cm" svg:height="0.788cm" svg:x="8.998cm" svg:y="32.906cm" svg:viewBox="0 0 790 789" svg:d="M394 789c105 0 205-41 279-115 75-74 117-174 117-279s-42-205-117-280c-74-74-174-115-279-115-104 0-205 41-279 115-74 75-115 175-115 280s41 205 115 279 175 115 279 115z">
            <text:p/>
          </draw:path>
          <draw:polygon draw:style-name="gr11" draw:text-style-name="P9" draw:layer="layout" svg:width="0.788cm" svg:height="0.789cm" svg:x="12.754cm" svg:y="28.965cm" svg:viewBox="0 0 789 790" draw:points="395,0 0,790 789,790">
            <text:p/>
          </draw:polygon>
          <draw:polygon draw:style-name="gr11" draw:text-style-name="P9" draw:layer="layout" svg:width="0.789cm" svg:height="0.789cm" svg:x="10.083cm" svg:y="30.851cm" svg:viewBox="0 0 790 790" draw:points="395,0 0,790 790,790">
            <text:p/>
          </draw:polygon>
          <draw:polygon draw:style-name="gr11" draw:text-style-name="P9" draw:layer="layout" svg:width="0.789cm" svg:height="0.789cm" svg:x="12.925cm" svg:y="37.568cm" svg:viewBox="0 0 790 790" draw:points="395,0 0,790 790,790">
            <text:p/>
          </draw:polygon>
          <draw:polygon draw:style-name="gr11" draw:text-style-name="P9" draw:layer="layout" svg:width="0.788cm" svg:height="0.789cm" svg:x="11.386cm" svg:y="40.298cm" svg:viewBox="0 0 789 790" draw:points="394,0 0,790 789,790">
            <text:p/>
          </draw:polygon>
          <draw:polygon draw:style-name="gr11" draw:text-style-name="P9" draw:layer="layout" svg:width="0.789cm" svg:height="0.789cm" svg:x="8.286cm" svg:y="32.808cm" svg:viewBox="0 0 790 790" draw:points="395,0 0,790 790,790">
            <text:p/>
          </draw:polygon>
          <draw:polygon draw:style-name="gr11" draw:text-style-name="P9" draw:layer="layout" svg:width="0.789cm" svg:height="0.789cm" svg:x="13.491cm" svg:y="34.29cm" svg:viewBox="0 0 790 790" draw:points="396,0 0,790 790,790">
            <text:p/>
          </draw:polygon>
          <draw:polygon draw:style-name="gr11" draw:text-style-name="P9" draw:layer="layout" svg:width="0.789cm" svg:height="0.789cm" svg:x="13.112cm" svg:y="38.648cm" svg:viewBox="0 0 790 790" draw:points="395,0 0,790 790,790">
            <text:p/>
          </draw:polygon>
          <draw:polygon draw:style-name="gr11" draw:text-style-name="P9" draw:layer="layout" svg:width="0.789cm" svg:height="0.788cm" svg:x="10.092cm" svg:y="33.989cm" svg:viewBox="0 0 790 789" draw:points="394,0 0,789 790,789">
            <text:p/>
          </draw:polygon>
          <draw:polygon draw:style-name="gr11" draw:text-style-name="P9" draw:layer="layout" svg:width="0.789cm" svg:height="0.789cm" svg:x="17.147cm" svg:y="35.44cm" svg:viewBox="0 0 790 790" draw:points="394,0 0,790 790,790">
            <text:p/>
          </draw:polygon>
          <draw:polygon draw:style-name="gr11" draw:text-style-name="P9" draw:layer="layout" svg:width="0.789cm" svg:height="0.789cm" svg:x="8.257cm" svg:y="34.232cm" svg:viewBox="0 0 790 790" draw:points="394,0 0,790 790,790">
            <text:p/>
          </draw:polygon>
          <draw:polygon draw:style-name="gr11" draw:text-style-name="P9" draw:layer="layout" svg:width="0.788cm" svg:height="0.789cm" svg:x="6.586cm" svg:y="33.837cm" svg:viewBox="0 0 789 790" draw:points="394,0 0,790 789,790">
            <text:p/>
          </draw:polygon>
          <draw:polygon draw:style-name="gr11" draw:text-style-name="P9" draw:layer="layout" svg:width="0.789cm" svg:height="0.789cm" svg:x="9.548cm" svg:y="41.265cm" svg:viewBox="0 0 790 790" draw:points="395,0 0,790 790,790">
            <text:p/>
          </draw:polygon>
          <draw:polygon draw:style-name="gr11" draw:text-style-name="P9" draw:layer="layout" svg:width="0.789cm" svg:height="0.789cm" svg:x="10.743cm" svg:y="36.222cm" svg:viewBox="0 0 790 790" draw:points="394,0 0,790 790,790">
            <text:p/>
          </draw:polygon>
          <draw:polygon draw:style-name="gr11" draw:text-style-name="P9" draw:layer="layout" svg:width="0.788cm" svg:height="0.789cm" svg:x="4.434cm" svg:y="34.591cm" svg:viewBox="0 0 789 790" draw:points="394,0 0,790 789,790">
            <text:p/>
          </draw:polygon>
          <draw:polygon draw:style-name="gr11" draw:text-style-name="P9" draw:layer="layout" svg:width="0.789cm" svg:height="0.789cm" svg:x="16.085cm" svg:y="32.515cm" svg:viewBox="0 0 790 790" draw:points="394,0 0,790 790,790">
            <text:p/>
          </draw:polygon>
          <draw:polygon draw:style-name="gr11" draw:text-style-name="P9" draw:layer="layout" svg:width="0.788cm" svg:height="0.788cm" svg:x="12.904cm" svg:y="39.346cm" svg:viewBox="0 0 789 789" draw:points="394,0 0,789 789,789">
            <text:p/>
          </draw:polygon>
          <draw:polygon draw:style-name="gr11" draw:text-style-name="P9" draw:layer="layout" svg:width="0.789cm" svg:height="0.789cm" svg:x="13.098cm" svg:y="33.913cm" svg:viewBox="0 0 790 790" draw:points="395,0 0,790 790,790">
            <text:p/>
          </draw:polygon>
          <draw:polygon draw:style-name="gr11" draw:text-style-name="P9" draw:layer="layout" svg:width="0.789cm" svg:height="0.789cm" svg:x="12.816cm" svg:y="32.154cm" svg:viewBox="0 0 790 790" draw:points="396,0 0,790 790,790">
            <text:p/>
          </draw:polygon>
          <draw:polygon draw:style-name="gr11" draw:text-style-name="P9" draw:layer="layout" svg:width="0.789cm" svg:height="0.788cm" svg:x="5.121cm" svg:y="34.523cm" svg:viewBox="0 0 790 789" draw:points="394,0 0,789 790,789">
            <text:p/>
          </draw:polygon>
          <draw:polygon draw:style-name="gr11" draw:text-style-name="P9" draw:layer="layout" svg:width="0.79cm" svg:height="0.788cm" svg:x="7.363cm" svg:y="34.492cm" svg:viewBox="0 0 791 789" draw:points="396,0 0,789 791,789">
            <text:p/>
          </draw:polygon>
          <draw:polygon draw:style-name="gr11" draw:text-style-name="P9" draw:layer="layout" svg:width="0.789cm" svg:height="0.789cm" svg:x="6.96cm" svg:y="29.433cm" svg:viewBox="0 0 790 790" draw:points="394,0 0,790 790,790">
            <text:p/>
          </draw:polygon>
          <draw:polygon draw:style-name="gr11" draw:text-style-name="P9" draw:layer="layout" svg:width="0.789cm" svg:height="0.789cm" svg:x="6.995cm" svg:y="38.243cm" svg:viewBox="0 0 790 790" draw:points="395,0 0,790 790,790">
            <text:p/>
          </draw:polygon>
          <draw:polygon draw:style-name="gr11" draw:text-style-name="P9" draw:layer="layout" svg:width="0.788cm" svg:height="0.789cm" svg:x="10.972cm" svg:y="38.715cm" svg:viewBox="0 0 789 790" draw:points="395,0 0,790 789,790">
            <text:p/>
          </draw:polygon>
          <draw:polygon draw:style-name="gr11" draw:text-style-name="P9" draw:layer="layout" svg:width="0.789cm" svg:height="0.789cm" svg:x="9.092cm" svg:y="37.954cm" svg:viewBox="0 0 790 790" draw:points="395,0 0,790 790,790">
            <text:p/>
          </draw:polygon>
          <draw:polygon draw:style-name="gr11" draw:text-style-name="P9" draw:layer="layout" svg:width="0.789cm" svg:height="0.788cm" svg:x="15.155cm" svg:y="31.779cm" svg:viewBox="0 0 790 789" draw:points="395,0 0,789 790,789">
            <text:p/>
          </draw:polygon>
          <draw:path draw:style-name="gr1" draw:text-style-name="P1" draw:layer="layout" svg:width="0.303cm" svg:height="0.36cm" svg:x="10.248cm" svg:y="44.063cm" svg:viewBox="0 0 304 361" svg:d="M49 41v280h59c50 0 87-11 110-34s35-58 35-107c0-48-12-83-35-106-23-22-60-33-110-33zM0 0h101c70 0 122 15 154 44 33 29 49 75 49 136 0 63-17 108-49 137-33 29-84 44-154 44h-101z">
            <text:p/>
          </draw:path>
          <draw:path draw:style-name="gr1" draw:text-style-name="P1" draw:layer="layout" svg:width="0.044cm" svg:height="0.376cm" svg:x="10.627cm" svg:y="44.047cm" svg:viewBox="0 0 45 377" svg:d="M0 106h45v271h-45zM0 0h45v57h-45z">
            <text:p/>
          </draw:path>
          <draw:path draw:style-name="gr1" draw:text-style-name="P1" draw:layer="layout" svg:width="0.395cm" svg:height="0.277cm" svg:x="10.762cm" svg:y="44.146cm" svg:viewBox="0 0 396 278" svg:d="M212 58c11-19 24-34 40-43 15-10 33-15 55-15 27 0 50 10 65 30 16 20 24 48 24 84v164h-45v-163c0-25-5-45-15-58-9-12-23-18-42-18-23 0-41 8-55 23-13 15-19 36-19 62v154h-45v-163c0-25-5-45-14-58-9-12-23-18-42-18-23 0-41 8-54 23-14 15-20 36-20 62v154h-45v-271h45v42c10-17 22-29 36-37s31-12 51-12 36 5 50 15c13 10 23 25 30 43z">
            <text:p/>
          </draw:path>
          <draw:polygon draw:style-name="gr1" draw:text-style-name="P1" draw:layer="layout" svg:width="0.214cm" svg:height="0.36cm" svg:x="11.41cm" svg:y="44.063cm" svg:viewBox="0 0 215 361" draw:points="7,320 86,320 86,45 0,62 0,17 86,0 135,0 135,320 215,320 215,361 7,361">
            <text:p/>
          </draw:polygon>
          <draw:line draw:style-name="gr5" draw:text-style-name="P5" draw:layer="layout" svg:x1="2.45cm" svg:y1="43.783cm" svg:x2="2.45cm" svg:y2="28.048cm">
            <text:p/>
          </draw:line>
          <draw:line draw:style-name="gr5" draw:text-style-name="P5" draw:layer="layout" svg:x1="19.42cm" svg:y1="43.783cm" svg:x2="19.42cm" svg:y2="28.048cm">
            <text:p/>
          </draw:line>
          <draw:line draw:style-name="gr5" draw:text-style-name="P5" draw:layer="layout" svg:x1="2.45cm" svg:y1="43.783cm" svg:x2="19.42cm" svg:y2="43.783cm">
            <text:p/>
          </draw:line>
          <draw:line draw:style-name="gr5" draw:text-style-name="P5" draw:layer="layout" svg:x1="2.45cm" svg:y1="28.048cm" svg:x2="19.42cm" svg:y2="28.048cm">
            <text:p/>
          </draw:line>
          <draw:path draw:style-name="gr1" draw:text-style-name="P1" draw:layer="layout" svg:width="0.199cm" svg:height="0.309cm" svg:x="9.68cm" svg:y="27.528cm" svg:viewBox="0 0 200 310" svg:d="M43 34v117h52c20 0 34-4 45-15 11-10 16-24 16-43s-5-33-16-44c-11-10-25-15-45-15zM0 0h95c34 0 61 8 78 24 18 15 27 38 27 69s-9 54-27 69c-17 16-44 24-78 24h-52v124h-43z">
            <text:p/>
          </draw:path>
          <draw:path draw:style-name="gr1" draw:text-style-name="P1" draw:layer="layout" svg:width="0.135cm" svg:height="0.238cm" svg:x="9.925cm" svg:y="27.599cm" svg:viewBox="0 0 136 239" svg:d="M136 42c-4-3-9-5-14-6s-10-2-16-2c-23 0-39 8-51 22-12 13-17 33-17 60v123h-38v-233h38v36c8-14 18-25 31-31 12-7 28-11 48-11 2 0 5 1 9 1 3 0 6 1 10 2z">
            <text:p/>
          </draw:path>
          <draw:path draw:style-name="gr1" draw:text-style-name="P1" draw:layer="layout" svg:width="0.214cm" svg:height="0.243cm" svg:x="10.075cm" svg:y="27.599cm" svg:viewBox="0 0 215 244" svg:d="M215 112v19h-175c1 26 10 46 24 60s34 20 59 20c14 0 29-1 42-5 14-3 28-9 41-16v37c-13 6-27 10-41 13-15 2-30 4-44 4-37 0-67-11-89-33-22-21-32-50-32-87 0-38 10-68 30-90 22-22 49-34 84-34 32 0 56 11 74 31s27 47 27 81zM177 101c0-21-6-37-17-50-12-12-27-18-45-18-22 0-38 6-51 18s-22 29-23 50z">
            <text:p/>
          </draw:path>
          <draw:path draw:style-name="gr1" draw:text-style-name="P1" draw:layer="layout" svg:width="0.207cm" svg:height="0.327cm" svg:x="10.335cm" svg:y="27.515cm" svg:viewBox="0 0 208 328" svg:d="M170 125v-125h38v323h-38v-35c-8 14-18 24-30 30-13 7-28 10-45 10-28 0-51-11-69-33-17-22-26-52-26-88s9-67 26-89c18-22 41-34 69-34 17 0 32 4 45 11 12 6 22 17 30 30zM39 207c0 28 6 50 17 66 12 16 27 24 48 24s37-8 49-24c11-16 17-38 17-66s-6-50-17-67c-12-16-28-24-49-24s-36 8-48 24c-11 17-17 39-17 67z">
            <text:p/>
          </draw:path>
          <draw:path draw:style-name="gr1" draw:text-style-name="P1" draw:layer="layout" svg:width="0.249cm" svg:height="0.32cm" svg:x="10.739cm" svg:y="27.522cm" svg:viewBox="0 0 250 321" svg:d="M250 30v44c-15-13-29-23-45-30-17-6-33-9-51-9-35 0-62 11-81 32-19 22-28 54-28 94 0 41 9 72 28 94s46 32 81 32c18 0 34-3 51-10 16-6 30-16 45-29v44c-15 10-31 17-47 22s-33 7-51 7c-47 0-84-14-111-42-28-29-41-68-41-118 0-49 13-89 41-118 27-28 64-43 111-43 18 0 36 3 52 8s31 12 46 22z">
            <text:p/>
          </draw:path>
          <draw:polygon draw:style-name="gr1" draw:text-style-name="P1" draw:layer="layout" svg:width="0.038cm" svg:height="0.322cm" svg:x="11.051cm" svg:y="27.515cm" svg:viewBox="0 0 39 323" draw:points="0,323 39,323 39,0 0,0">
            <text:p/>
          </draw:polygon>
          <draw:path draw:style-name="gr1" draw:text-style-name="P1" draw:layer="layout" svg:width="0.195cm" svg:height="0.243cm" svg:x="11.154cm" svg:y="27.599cm" svg:viewBox="0 0 196 244" svg:d="M120 121c-31 0-52 4-64 11s-18 19-18 36c0 13 4 24 13 32s21 12 36 12c22 0 39-7 51-23 14-15 20-34 20-59v-9zM196 105v134h-38v-37c-9 15-21 26-33 32-13 7-29 10-48 10-23 0-42-6-56-19-14-15-21-32-21-55 0-26 8-45 26-59 17-13 43-20 78-20h54v-3c0-18-6-31-18-41-12-9-28-14-48-14-14 0-27 1-39 5-13 3-25 8-36 14v-35c13-6 27-10 40-12 13-3 26-5 38-5 34 0 60 9 76 27 17 17 25 43 25 78z">
            <text:p/>
          </draw:path>
          <draw:path draw:style-name="gr1" draw:text-style-name="P1" draw:layer="layout" svg:width="0.177cm" svg:height="0.243cm" svg:x="11.411cm" svg:y="27.599cm" svg:viewBox="0 0 178 244" svg:d="M165 13v36c-12-5-23-10-34-13-12-2-24-4-36-4-19 0-33 3-43 9-9 6-14 15-14 26 0 9 4 16 10 21 7 5 21 10 41 14l13 3c27 6 46 14 58 25 12 10 18 25 18 44 0 21-9 38-27 51-17 13-40 19-70 19-13 0-25-1-39-3-13-2-27-6-42-11v-40c14 7 28 13 41 16 14 4 27 6 41 6 18 0 32-3 41-9 10-6 15-15 15-26s-4-19-11-24c-7-6-22-11-46-16l-13-3c-23-5-41-13-51-23s-16-24-16-42c0-22 8-39 23-51 16-12 38-18 66-18 14 0 27 2 40 4 12 2 24 5 35 9z">
            <text:p/>
          </draw:path>
          <draw:path draw:style-name="gr1" draw:text-style-name="P1" draw:layer="layout" svg:width="0.177cm" svg:height="0.243cm" svg:x="11.631cm" svg:y="27.599cm" svg:viewBox="0 0 178 244" svg:d="M166 13v36c-11-5-22-10-33-13-12-2-25-4-37-4-19 0-34 3-43 9s-14 15-14 26c0 9 3 16 10 21s20 10 41 14l13 3c28 6 47 14 58 25 11 10 17 25 17 44 0 21-8 38-25 51s-42 19-71 19c-13 0-26-1-39-3-14-2-28-6-43-11v-40c14 7 28 13 42 16 13 4 27 6 40 6 18 0 32-3 43-9 9-6 14-15 14-26s-3-19-10-24c-7-6-23-11-47-16l-13-3c-24-5-41-13-51-23-11-10-16-24-16-42 0-22 8-39 23-51s37-18 66-18c14 0 27 2 41 4 12 2 23 5 34 9z">
            <text:p/>
          </draw:path>
          <draw:path draw:style-name="gr1" draw:text-style-name="P1" draw:layer="layout" svg:width="0.213cm" svg:height="0.32cm" svg:x="11.993cm" svg:y="27.522cm" svg:viewBox="0 0 214 321" svg:d="M110 145c-18 0-33 6-44 19s-17 30-17 52c0 23 6 41 17 53 11 13 26 19 44 19 19 0 34-6 45-19 11-12 17-30 17-53 0-22-6-39-17-52s-26-19-45-19zM194 13v38c-10-5-21-9-32-12-11-2-22-3-32-3-28 0-49 9-64 28-14 18-23 47-24 85 8-12 18-21 30-28 13-6 26-10 41-10 31 0 56 10 74 29 18 18 27 44 27 76s-10 58-28 77c-20 19-45 28-76 28-35 0-63-14-81-41-19-27-29-66-29-119 0-48 12-88 35-117s54-44 93-44c10 0 21 2 32 3 11 3 22 5 34 10z">
            <text:p/>
          </draw:path>
          <draw:polygon draw:style-name="gr2" draw:text-style-name="P2" draw:layer="layout" svg:width="16.97cm" svg:height="16.965cm" svg:x="22.814cm" svg:y="27.433cm" svg:viewBox="0 0 16971 16966" draw:points="0,16966 16971,16966 16971,0 0,0">
            <text:p/>
          </draw:polygon>
          <draw:path draw:style-name="gr12" draw:text-style-name="P10" draw:layer="layout" svg:width="0.789cm" svg:height="0.788cm" svg:x="27.414cm" svg:y="32.269cm" svg:viewBox="0 0 790 789" svg:d="M394 789c106 0 206-41 280-115s116-174 116-279-42-205-116-279-174-116-280-116c-105 0-205 42-279 116s-115 174-115 279 41 205 115 279 174 115 279 115z">
            <text:p/>
          </draw:path>
          <draw:path draw:style-name="gr12" draw:text-style-name="P10" draw:layer="layout" svg:width="0.789cm" svg:height="0.789cm" svg:x="33.088cm" svg:y="34.095cm" svg:viewBox="0 0 790 790" svg:d="M395 790c105 0 205-41 279-115s116-176 116-280c0-105-42-205-116-279s-174-116-279-116c-104 0-206 42-280 116s-115 174-115 279c0 104 41 206 115 280s176 115 280 115z">
            <text:p/>
          </draw:path>
          <draw:path draw:style-name="gr12" draw:text-style-name="P10" draw:layer="layout" svg:width="0.789cm" svg:height="0.789cm" svg:x="32.595cm" svg:y="28.968cm" svg:viewBox="0 0 790 790" svg:d="M394 790c105 0 205-42 279-116s117-174 117-279c0-104-43-205-117-280-74-74-174-115-279-115s-205 41-279 115c-74 75-115 176-115 280 0 105 41 205 115 279s174 116 279 116z">
            <text:p/>
          </draw:path>
          <draw:path draw:style-name="gr12" draw:text-style-name="P10" draw:layer="layout" svg:width="0.789cm" svg:height="0.789cm" svg:x="30.431cm" svg:y="42.59cm" svg:viewBox="0 0 790 790" svg:d="M394 790c105 0 206-42 280-117 74-74 116-174 116-279 0-104-42-205-116-279s-175-115-280-115c-104 0-205 41-279 115s-115 175-115 279c0 105 41 205 115 279 74 75 175 117 279 117z">
            <text:p/>
          </draw:path>
          <draw:path draw:style-name="gr12" draw:text-style-name="P10" draw:layer="layout" svg:width="0.789cm" svg:height="0.789cm" svg:x="31.889cm" svg:y="35.66cm" svg:viewBox="0 0 790 790" svg:d="M394 790c105 0 205-42 279-116 75-74 117-175 117-280 0-104-42-205-117-279-74-74-174-115-279-115-104 0-205 41-279 115s-115 175-115 279c0 105 41 206 115 280s175 116 279 116z">
            <text:p/>
          </draw:path>
          <draw:path draw:style-name="gr12" draw:text-style-name="P10" draw:layer="layout" svg:width="0.789cm" svg:height="0.789cm" svg:x="29.489cm" svg:y="39.22cm" svg:viewBox="0 0 790 790" svg:d="M394 790c105 0 205-41 279-115 75-74 117-175 117-279 0-105-42-205-117-280-74-74-174-116-279-116-104 0-204 42-278 116-74 75-116 175-116 280 0 104 42 205 116 279s174 115 278 115z">
            <text:p/>
          </draw:path>
          <draw:path draw:style-name="gr12" draw:text-style-name="P10" draw:layer="layout" svg:width="0.789cm" svg:height="0.789cm" svg:x="29.242cm" svg:y="34.249cm" svg:viewBox="0 0 790 790" svg:d="M395 790c105 0 205-41 279-115s116-175 116-279c0-106-42-206-116-280s-174-116-279-116c-104 0-205 42-280 116-74 74-115 174-115 280 0 104 41 205 115 279 75 74 176 115 280 115z">
            <text:p/>
          </draw:path>
          <draw:path draw:style-name="gr12" draw:text-style-name="P10" draw:layer="layout" svg:width="0.789cm" svg:height="0.789cm" svg:x="29.362cm" svg:y="28.452cm" svg:viewBox="0 0 790 790" svg:d="M396 790c104 0 205-41 278-115 74-75 116-176 116-280 0-105-42-205-116-279-73-74-174-116-278-116-105 0-205 42-279 116-75 74-117 174-117 279 0 104 42 205 117 280 74 74 174 115 279 115z">
            <text:p/>
          </draw:path>
          <draw:path draw:style-name="gr12" draw:text-style-name="P10" draw:layer="layout" svg:width="0.789cm" svg:height="0.789cm" svg:x="27.194cm" svg:y="38.857cm" svg:viewBox="0 0 790 790" svg:d="M395 790c104 0 205-42 279-116s116-175 116-280c0-104-42-205-116-279s-175-115-279-115c-105 0-205 41-279 115s-116 175-116 279c0 105 42 206 116 280s174 116 279 116z">
            <text:p/>
          </draw:path>
          <draw:path draw:style-name="gr12" draw:text-style-name="P10" draw:layer="layout" svg:width="0.788cm" svg:height="0.789cm" svg:x="23.834cm" svg:y="35.251cm" svg:viewBox="0 0 789 790" svg:d="M395 790c105 0 205-42 279-116s115-174 115-279c0-104-41-205-115-280-74-74-174-115-279-115s-205 41-279 115c-75 75-116 176-116 280 0 105 41 205 116 279 74 74 174 116 279 116z">
            <text:p/>
          </draw:path>
          <draw:path draw:style-name="gr12" draw:text-style-name="P10" draw:layer="layout" svg:width="0.789cm" svg:height="0.789cm" svg:x="24.051cm" svg:y="36.939cm" svg:viewBox="0 0 790 790" svg:d="M395 790c105 0 205-42 280-116 74-74 115-174 115-278 0-105-41-205-115-279-75-75-175-117-280-117s-205 42-279 117c-74 74-116 174-116 279 0 104 42 204 116 278s174 116 279 116z">
            <text:p/>
          </draw:path>
          <draw:path draw:style-name="gr12" draw:text-style-name="P10" draw:layer="layout" svg:width="0.789cm" svg:height="0.789cm" svg:x="30.679cm" svg:y="37.644cm" svg:viewBox="0 0 790 790" svg:d="M395 790c105 0 205-42 279-116s116-174 116-279c0-104-42-205-116-280-74-74-174-115-279-115s-205 41-279 115c-74 75-116 176-116 280 0 105 42 205 116 279s174 116 279 116z">
            <text:p/>
          </draw:path>
          <draw:path draw:style-name="gr12" draw:text-style-name="P10" draw:layer="layout" svg:width="0.789cm" svg:height="0.789cm" svg:x="36.55cm" svg:y="32.248cm" svg:viewBox="0 0 790 790" svg:d="M395 790c104 0 205-41 279-115s116-175 116-279c0-105-42-205-116-279s-175-117-279-117c-105 0-205 43-279 117s-116 174-116 279c0 104 42 205 116 279s174 115 279 115z">
            <text:p/>
          </draw:path>
          <draw:path draw:style-name="gr12" draw:text-style-name="P10" draw:layer="layout" svg:width="0.789cm" svg:height="0.789cm" svg:x="35.759cm" svg:y="38.525cm" svg:viewBox="0 0 790 790" svg:d="M394 790c105 0 205-42 279-116s117-174 117-279c0-104-43-205-117-279-74-75-174-116-279-116-104 0-204 41-278 116-74 74-116 175-116 279 0 105 42 205 116 279s174 116 278 116z">
            <text:p/>
          </draw:path>
          <draw:path draw:style-name="gr12" draw:text-style-name="P10" draw:layer="layout" svg:width="0.789cm" svg:height="0.789cm" svg:x="35.838cm" svg:y="33.4cm" svg:viewBox="0 0 790 790" svg:d="M394 790c105 0 205-42 279-116 75-74 117-174 117-280 0-104-42-205-117-279-74-73-174-115-279-115-104 0-205 42-279 115-74 74-115 175-115 279 0 106 41 206 115 280s175 116 279 116z">
            <text:p/>
          </draw:path>
          <draw:path draw:style-name="gr12" draw:text-style-name="P10" draw:layer="layout" svg:width="0.789cm" svg:height="0.789cm" svg:x="34.014cm" svg:y="31.228cm" svg:viewBox="0 0 790 790" svg:d="M396 790c104 0 205-42 279-116s115-174 115-279c0-104-41-206-115-280s-175-115-279-115c-105 0-205 41-280 115-74 74-116 176-116 280 0 105 42 205 116 279 75 74 175 116 280 116z">
            <text:p/>
          </draw:path>
          <draw:path draw:style-name="gr12" draw:text-style-name="P10" draw:layer="layout" svg:width="0.788cm" svg:height="0.789cm" svg:x="27.48cm" svg:y="37.272cm" svg:viewBox="0 0 789 790" svg:d="M395 790c105 0 205-42 279-116s115-175 115-280c0-104-41-205-115-279s-174-115-279-115c-106 0-206 41-280 115s-115 175-115 279c0 105 41 206 115 280s174 116 280 116z">
            <text:p/>
          </draw:path>
          <draw:path draw:style-name="gr12" draw:text-style-name="P10" draw:layer="layout" svg:width="0.789cm" svg:height="0.789cm" svg:x="32.785cm" svg:y="42.092cm" svg:viewBox="0 0 790 790" svg:d="M395 790c104 0 206-42 280-116s115-174 115-280c0-104-41-205-115-279s-176-115-280-115c-105 0-205 41-279 115s-116 175-116 279c0 106 42 206 116 280s174 116 279 116z">
            <text:p/>
          </draw:path>
          <draw:path draw:style-name="gr12" draw:text-style-name="P10" draw:layer="layout" svg:width="0.788cm" svg:height="0.789cm" svg:x="36.214cm" svg:y="32.859cm" svg:viewBox="0 0 789 790" svg:d="M395 790c105 0 205-42 279-116s115-174 115-279c0-104-41-205-115-279s-174-116-279-116c-106 0-206 42-280 116s-115 175-115 279c0 105 41 205 115 279s174 116 280 116z">
            <text:p/>
          </draw:path>
          <draw:path draw:style-name="gr12" draw:text-style-name="P10" draw:layer="layout" svg:width="0.788cm" svg:height="0.788cm" svg:x="31.134cm" svg:y="34.256cm" svg:viewBox="0 0 789 789" svg:d="M394 789c105 0 205-41 280-115 74-74 115-174 115-279 0-106-41-206-115-280-75-74-175-115-280-115s-205 41-279 115-115 174-115 280c0 105 41 205 115 279s174 115 279 115z">
            <text:p/>
          </draw:path>
          <draw:path draw:style-name="gr12" draw:text-style-name="P10" draw:layer="layout" svg:width="0.789cm" svg:height="0.789cm" svg:x="26.778cm" svg:y="36.391cm" svg:viewBox="0 0 790 790" svg:d="M396 790c104 0 205-41 279-115 74-75 115-175 115-280s-41-205-115-279-175-116-279-116c-105 0-206 42-280 116s-116 174-116 279 42 205 116 280c74 74 175 115 280 115z">
            <text:p/>
          </draw:path>
          <draw:path draw:style-name="gr12" draw:text-style-name="P10" draw:layer="layout" svg:width="0.789cm" svg:height="0.788cm" svg:x="35.54cm" svg:y="31.028cm" svg:viewBox="0 0 790 789" svg:d="M396 789c104 0 205-41 279-115s115-174 115-280c0-105-41-205-115-279s-175-115-279-115c-105 0-206 41-280 115s-116 174-116 279c0 106 42 206 116 280s175 115 280 115z">
            <text:p/>
          </draw:path>
          <draw:path draw:style-name="gr12" draw:text-style-name="P10" draw:layer="layout" svg:width="0.789cm" svg:height="0.789cm" svg:x="37.975cm" svg:y="35.752cm" svg:viewBox="0 0 790 790" svg:d="M395 790c105 0 205-41 279-115s116-175 116-280-42-205-116-279-174-116-279-116c-104 0-204 42-279 116-74 74-116 174-116 279s42 206 116 280c75 74 175 115 279 115z">
            <text:p/>
          </draw:path>
          <draw:path draw:style-name="gr12" draw:text-style-name="P10" draw:layer="layout" svg:width="0.788cm" svg:height="0.789cm" svg:x="28.03cm" svg:y="37.965cm" svg:viewBox="0 0 789 790" svg:d="M394 790c105 0 205-42 280-116 74-75 115-175 115-280 0-104-41-205-115-279-75-73-175-115-280-115s-205 42-279 115c-74 74-115 175-115 279 0 105 41 205 115 280 74 74 174 116 279 116z">
            <text:p/>
          </draw:path>
          <draw:path draw:style-name="gr12" draw:text-style-name="P10" draw:layer="layout" svg:width="0.789cm" svg:height="0.789cm" svg:x="26.554cm" svg:y="35.363cm" svg:viewBox="0 0 790 790" svg:d="M395 790c105 0 206-42 280-116s115-174 115-279c0-104-41-205-115-279-74-75-175-116-280-116s-205 41-279 116c-74 74-116 175-116 279 0 105 42 205 116 279s174 116 279 116z">
            <text:p/>
          </draw:path>
          <draw:polygon draw:style-name="gr12" draw:text-style-name="P10" draw:layer="layout" svg:width="0.789cm" svg:height="0.789cm" svg:x="36.576cm" svg:y="37.237cm" svg:viewBox="0 0 790 790" draw:points="395,0 0,790 790,790">
            <text:p/>
          </draw:polygon>
          <draw:polygon draw:style-name="gr12" draw:text-style-name="P10" draw:layer="layout" svg:width="0.789cm" svg:height="0.788cm" svg:x="33.589cm" svg:y="34.342cm" svg:viewBox="0 0 790 789" draw:points="394,0 0,789 790,789">
            <text:p/>
          </draw:polygon>
          <draw:polygon draw:style-name="gr12" draw:text-style-name="P10" draw:layer="layout" svg:width="0.789cm" svg:height="0.788cm" svg:x="34.182cm" svg:y="39.221cm" svg:viewBox="0 0 790 789" draw:points="395,0 0,789 790,789">
            <text:p/>
          </draw:polygon>
          <draw:polygon draw:style-name="gr12" draw:text-style-name="P10" draw:layer="layout" svg:width="0.788cm" svg:height="0.789cm" svg:x="37.325cm" svg:y="38.521cm" svg:viewBox="0 0 789 790" draw:points="394,0 0,790 789,790">
            <text:p/>
          </draw:polygon>
          <draw:polygon draw:style-name="gr12" draw:text-style-name="P10" draw:layer="layout" svg:width="0.789cm" svg:height="0.789cm" svg:x="29.508cm" svg:y="31.923cm" svg:viewBox="0 0 790 790" draw:points="394,0 0,790 790,790">
            <text:p/>
          </draw:polygon>
          <draw:polygon draw:style-name="gr12" draw:text-style-name="P10" draw:layer="layout" svg:width="0.788cm" svg:height="0.789cm" svg:x="32.17cm" svg:y="32.252cm" svg:viewBox="0 0 789 790" draw:points="394,0 0,790 789,790">
            <text:p/>
          </draw:polygon>
          <draw:polygon draw:style-name="gr12" draw:text-style-name="P10" draw:layer="layout" svg:width="0.789cm" svg:height="0.789cm" svg:x="29.64cm" svg:y="35.86cm" svg:viewBox="0 0 790 790" draw:points="395,0 0,790 790,790">
            <text:p/>
          </draw:polygon>
          <draw:polygon draw:style-name="gr12" draw:text-style-name="P10" draw:layer="layout" svg:width="0.789cm" svg:height="0.789cm" svg:x="30.93cm" svg:y="29.752cm" svg:viewBox="0 0 790 790" draw:points="395,0 0,790 790,790">
            <text:p/>
          </draw:polygon>
          <draw:polygon draw:style-name="gr12" draw:text-style-name="P10" draw:layer="layout" svg:width="0.788cm" svg:height="0.789cm" svg:x="33.949cm" svg:y="32.289cm" svg:viewBox="0 0 789 790" draw:points="395,0 0,790 789,790">
            <text:p/>
          </draw:polygon>
          <draw:polygon draw:style-name="gr12" draw:text-style-name="P10" draw:layer="layout" svg:width="0.789cm" svg:height="0.789cm" svg:x="28.927cm" svg:y="31.716cm" svg:viewBox="0 0 790 790" draw:points="395,0 0,790 790,790">
            <text:p/>
          </draw:polygon>
          <draw:polygon draw:style-name="gr12" draw:text-style-name="P10" draw:layer="layout" svg:width="0.789cm" svg:height="0.788cm" svg:x="31.771cm" svg:y="30.813cm" svg:viewBox="0 0 790 789" draw:points="396,0 0,789 790,789">
            <text:p/>
          </draw:polygon>
          <draw:polygon draw:style-name="gr12" draw:text-style-name="P10" draw:layer="layout" svg:width="0.789cm" svg:height="0.789cm" svg:x="37.264cm" svg:y="37.105cm" svg:viewBox="0 0 790 790" draw:points="396,0 0,790 790,790">
            <text:p/>
          </draw:polygon>
          <draw:polygon draw:style-name="gr12" draw:text-style-name="P10" draw:layer="layout" svg:width="0.789cm" svg:height="0.789cm" svg:x="30.068cm" svg:y="39.181cm" svg:viewBox="0 0 790 790" draw:points="396,0 0,790 790,790">
            <text:p/>
          </draw:polygon>
          <draw:polygon draw:style-name="gr12" draw:text-style-name="P10" draw:layer="layout" svg:width="0.789cm" svg:height="0.789cm" svg:x="30.848cm" svg:y="37.146cm" svg:viewBox="0 0 790 790" draw:points="395,0 0,790 790,790">
            <text:p/>
          </draw:polygon>
          <draw:polygon draw:style-name="gr12" draw:text-style-name="P10" draw:layer="layout" svg:width="0.788cm" svg:height="0.789cm" svg:x="32.754cm" svg:y="35.998cm" svg:viewBox="0 0 789 790" draw:points="394,0 0,790 789,790">
            <text:p/>
          </draw:polygon>
          <draw:polygon draw:style-name="gr12" draw:text-style-name="P10" draw:layer="layout" svg:width="0.789cm" svg:height="0.789cm" svg:x="29.89cm" svg:y="31.445cm" svg:viewBox="0 0 790 790" draw:points="395,0 0,790 790,790">
            <text:p/>
          </draw:polygon>
          <draw:polygon draw:style-name="gr12" draw:text-style-name="P10" draw:layer="layout" svg:width="0.789cm" svg:height="0.789cm" svg:x="27.366cm" svg:y="33.352cm" svg:viewBox="0 0 790 790" draw:points="394,0 0,790 790,790">
            <text:p/>
          </draw:polygon>
          <draw:polygon draw:style-name="gr12" draw:text-style-name="P10" draw:layer="layout" svg:width="0.789cm" svg:height="0.788cm" svg:x="29.92cm" svg:y="32.287cm" svg:viewBox="0 0 790 789" draw:points="395,0 0,789 790,789">
            <text:p/>
          </draw:polygon>
          <draw:polygon draw:style-name="gr12" draw:text-style-name="P10" draw:layer="layout" svg:width="0.789cm" svg:height="0.788cm" svg:x="36.148cm" svg:y="36.732cm" svg:viewBox="0 0 790 789" draw:points="395,0 0,789 790,789">
            <text:p/>
          </draw:polygon>
          <draw:polygon draw:style-name="gr12" draw:text-style-name="P10" draw:layer="layout" svg:width="0.789cm" svg:height="0.789cm" svg:x="33.128cm" svg:y="34.587cm" svg:viewBox="0 0 790 790" draw:points="396,0 0,790 790,790">
            <text:p/>
          </draw:polygon>
          <draw:polygon draw:style-name="gr12" draw:text-style-name="P10" draw:layer="layout" svg:width="0.789cm" svg:height="0.788cm" svg:x="27.718cm" svg:y="34.378cm" svg:viewBox="0 0 790 789" draw:points="396,0 0,789 790,789">
            <text:p/>
          </draw:polygon>
          <draw:polygon draw:style-name="gr12" draw:text-style-name="P10" draw:layer="layout" svg:width="0.789cm" svg:height="0.789cm" svg:x="32.491cm" svg:y="33.547cm" svg:viewBox="0 0 790 790" draw:points="396,0 0,790 790,790">
            <text:p/>
          </draw:polygon>
          <draw:polygon draw:style-name="gr12" draw:text-style-name="P10" draw:layer="layout" svg:width="0.789cm" svg:height="0.789cm" svg:x="30.273cm" svg:y="35.1cm" svg:viewBox="0 0 790 790" draw:points="395,0 0,790 790,790">
            <text:p/>
          </draw:polygon>
          <draw:polygon draw:style-name="gr12" draw:text-style-name="P10" draw:layer="layout" svg:width="0.789cm" svg:height="0.788cm" svg:x="26.096cm" svg:y="36.43cm" svg:viewBox="0 0 790 789" draw:points="395,0 0,789 790,789">
            <text:p/>
          </draw:polygon>
          <draw:polygon draw:style-name="gr12" draw:text-style-name="P10" draw:layer="layout" svg:width="0.789cm" svg:height="0.788cm" svg:x="33.056cm" svg:y="31.74cm" svg:viewBox="0 0 790 789" draw:points="395,0 0,789 790,789">
            <text:p/>
          </draw:polygon>
          <draw:path draw:style-name="gr1" draw:text-style-name="P1" draw:layer="layout" svg:width="0.303cm" svg:height="0.36cm" svg:x="30.612cm" svg:y="44.678cm" svg:viewBox="0 0 304 361" svg:d="M49 40v281h59c49 0 86-11 109-34 23-22 34-58 34-106 0-50-11-85-34-107-23-23-60-34-109-34zM0 0h100c70 0 121 15 154 43 33 30 50 75 50 138 0 62-18 107-51 137-32 29-84 43-153 43h-100z">
            <text:p/>
          </draw:path>
          <draw:path draw:style-name="gr1" draw:text-style-name="P1" draw:layer="layout" svg:width="0.045cm" svg:height="0.375cm" svg:x="30.99cm" svg:y="44.663cm" svg:viewBox="0 0 46 376" svg:d="M0 105h46v271h-46zM0 0h46v56h-46z">
            <text:p/>
          </draw:path>
          <draw:path draw:style-name="gr1" draw:text-style-name="P1" draw:layer="layout" svg:width="0.394cm" svg:height="0.277cm" svg:x="31.126cm" svg:y="44.761cm" svg:viewBox="0 0 395 278" svg:d="M213 59c11-20 24-34 40-44 15-10 33-15 54-15 28 0 50 10 65 30s23 48 23 84v164h-44v-162c0-26-5-45-14-58s-23-19-42-19c-23 0-41 8-55 23-13 16-20 36-20 62v154h-44v-162c0-26-5-45-14-58s-24-19-42-19c-23 0-41 8-56 23-13 16-19 36-19 62v154h-45v-271h45v42c10-16 22-29 37-37 14-8 31-12 51-12 19 0 36 5 49 15 14 10 24 25 31 44z">
            <text:p/>
          </draw:path>
          <draw:polygon draw:style-name="gr1" draw:text-style-name="P1" draw:layer="layout" svg:width="0.214cm" svg:height="0.36cm" svg:x="31.774cm" svg:y="44.678cm" svg:viewBox="0 0 215 361" draw:points="7,320 86,320 86,44 0,62 0,17 86,0 135,0 135,320 215,320 215,361 7,361">
            <text:p/>
          </draw:polygon>
          <draw:path draw:style-name="gr1" draw:text-style-name="P1" draw:layer="layout" svg:width="0.36cm" svg:height="0.303cm" svg:x="22.087cm" svg:y="36.299cm" svg:viewBox="0 0 361 304" svg:d="M40 255h281v-59c0-50-11-86-34-110-23-22-58-34-107-34-48 0-83 12-106 34-23 24-34 60-34 110zM0 304v-100c0-71 14-122 43-155 30-32 76-49 137-49 63 0 108 17 137 50 29 32 44 84 44 154v100z">
            <text:p/>
          </draw:path>
          <draw:path draw:style-name="gr1" draw:text-style-name="P1" draw:layer="layout" svg:width="0.376cm" svg:height="0.045cm" svg:x="22.071cm" svg:y="36.179cm" svg:viewBox="0 0 377 46" svg:d="M106 46v-46h271v46zM0 46v-46h57v46z">
            <text:p/>
          </draw:path>
          <draw:path draw:style-name="gr1" draw:text-style-name="P1" draw:layer="layout" svg:width="0.277cm" svg:height="0.394cm" svg:x="22.17cm" svg:y="35.694cm" svg:viewBox="0 0 278 395" svg:d="M58 182c-19-11-34-24-44-39-9-16-14-34-14-55 0-28 10-50 30-65 19-15 48-23 84-23h164v44h-163c-26 0-45 5-58 14-12 10-18 23-18 42 0 23 8 42 23 55s36 20 63 20h153v44h-163c-26 0-45 5-58 14-12 9-18 24-18 42 0 23 8 41 23 56 15 13 36 20 63 20h153v44h-271v-44h41c-16-10-28-23-36-38-8-14-12-31-12-50 0-20 5-36 15-50s25-24 43-31z">
            <text:p/>
          </draw:path>
          <draw:path draw:style-name="gr1" draw:text-style-name="P1" draw:layer="layout" svg:width="0.367cm" svg:height="0.229cm" svg:x="22.08cm" svg:y="35.23cm" svg:viewBox="0 0 368 230" svg:d="M327 171v-171h41v230h-41c-19-18-45-44-77-76s-53-53-63-61c-17-16-32-27-44-33s-24-9-36-9c-19 0-35 7-47 20-12 14-19 31-19 54 0 15 3 31 8 48 7 17 14 35 25 54h-50c-8-19-14-38-18-54-4-17-6-33-6-47 0-38 10-68 28-90 19-23 45-34 76-34 15 0 29 3 42 8 13 6 29 16 47 31 5 4 18 16 40 38 23 22 54 53 94 92z">
            <text:p/>
          </draw:path>
          <draw:line draw:style-name="gr5" draw:text-style-name="P5" draw:layer="layout" svg:x1="22.814cm" svg:y1="44.398cm" svg:x2="22.814cm" svg:y2="27.433cm">
            <text:p/>
          </draw:line>
          <draw:line draw:style-name="gr5" draw:text-style-name="P5" draw:layer="layout" svg:x1="39.784cm" svg:y1="44.398cm" svg:x2="39.784cm" svg:y2="27.433cm">
            <text:p/>
          </draw:line>
          <draw:line draw:style-name="gr5" draw:text-style-name="P5" draw:layer="layout" svg:x1="22.814cm" svg:y1="44.398cm" svg:x2="39.784cm" svg:y2="44.398cm">
            <text:p/>
          </draw:line>
          <draw:line draw:style-name="gr5" draw:text-style-name="P5" draw:layer="layout" svg:x1="22.814cm" svg:y1="27.433cm" svg:x2="39.784cm" svg:y2="27.433cm">
            <text:p/>
          </draw:line>
          <draw:path draw:style-name="gr1" draw:text-style-name="P1" draw:layer="layout" svg:width="0.2cm" svg:height="0.308cm" svg:x="30.043cm" svg:y="26.913cm" svg:viewBox="0 0 201 309" svg:d="M42 34v117h53c19 0 34-5 45-15 10-10 16-24 16-43 0-20-6-34-16-44-11-10-26-15-45-15zM0 0h95c34 0 60 8 79 23 18 16 27 39 27 70 0 30-9 54-27 69-19 16-45 23-79 23h-53v124h-42z">
            <text:p/>
          </draw:path>
          <draw:path draw:style-name="gr1" draw:text-style-name="P1" draw:layer="layout" svg:width="0.135cm" svg:height="0.237cm" svg:x="30.289cm" svg:y="26.984cm" svg:viewBox="0 0 136 238" svg:d="M136 42c-4-2-9-4-15-5-5-1-10-3-16-3-22 0-39 8-50 22-12 14-17 34-17 60v122h-38v-232h38v37c7-15 18-26 31-33 12-6 28-10 47-10 2 0 5 1 9 1 3 0 7 0 11 1z">
            <text:p/>
          </draw:path>
          <draw:path draw:style-name="gr1" draw:text-style-name="P1" draw:layer="layout" svg:width="0.214cm" svg:height="0.243cm" svg:x="30.439cm" svg:y="26.984cm" svg:viewBox="0 0 215 244" svg:d="M215 112v20h-175c2 26 10 46 24 60 14 13 33 20 59 20 14 0 29-2 42-5 14-3 28-9 41-17v36c-13 6-27 11-42 14-14 2-29 4-43 4-38 0-67-11-88-32-23-21-33-50-33-87 0-39 10-69 31-91 20-22 48-34 83-34 31 0 56 10 74 30 18 21 27 48 27 82zM177 101c0-21-6-37-17-50-12-12-27-19-46-19-21 0-38 7-50 19-13 11-21 28-22 50z">
            <text:p/>
          </draw:path>
          <draw:path draw:style-name="gr1" draw:text-style-name="P1" draw:layer="layout" svg:width="0.207cm" svg:height="0.327cm" svg:x="30.699cm" svg:y="26.9cm" svg:viewBox="0 0 208 328" svg:d="M170 126v-126h38v322h-38v-34c-8 13-18 24-31 30-12 6-26 10-43 10-28 0-52-11-70-33s-26-52-26-88c0-37 8-66 26-88 18-23 42-35 70-35 17 0 31 4 43 10 13 7 23 18 31 32zM39 207c0 28 6 50 18 66s27 23 48 23c20 0 36-7 47-23 12-16 18-38 18-66s-6-50-18-66c-11-16-27-24-47-24-21 0-36 8-48 24s-18 38-18 66z">
            <text:p/>
          </draw:path>
          <draw:path draw:style-name="gr1" draw:text-style-name="P1" draw:layer="layout" svg:width="0.249cm" svg:height="0.32cm" svg:x="31.103cm" svg:y="26.907cm" svg:viewBox="0 0 250 321" svg:d="M250 29v44c-16-12-31-22-47-29-16-6-32-10-50-10-36 0-63 11-81 33-19 23-28 54-28 94 0 41 9 72 28 94 18 21 45 32 81 32 18 0 34-3 50-10 16-6 31-16 47-29v44c-16 10-32 17-48 22-16 4-33 7-52 7-46 0-83-14-110-43-27-28-40-67-40-117 0-49 13-89 40-118 27-28 64-43 110-43 19 0 36 3 53 7 16 5 31 13 47 22z">
            <text:p/>
          </draw:path>
          <draw:polygon draw:style-name="gr1" draw:text-style-name="P1" draw:layer="layout" svg:width="0.038cm" svg:height="0.321cm" svg:x="31.414cm" svg:y="26.9cm" svg:viewBox="0 0 39 322" draw:points="0,322 39,322 39,0 0,0">
            <text:p/>
          </draw:polygon>
          <draw:path draw:style-name="gr1" draw:text-style-name="P1" draw:layer="layout" svg:width="0.195cm" svg:height="0.243cm" svg:x="31.518cm" svg:y="26.984cm" svg:viewBox="0 0 196 244" svg:d="M120 122c-31 0-52 4-65 10-11 8-17 19-17 36 0 14 4 25 13 33s22 11 37 11c21 0 38-7 51-22s19-35 19-60v-8zM196 105v133h-38v-35c-9 14-20 25-33 31-12 6-28 10-47 10-25 0-44-7-58-20s-20-31-20-53c0-26 8-45 26-60 17-13 44-20 79-20h53v-4c0-17-6-31-17-40-12-10-28-15-49-15-13 0-26 2-39 5-13 4-25 8-36 14v-35c13-5 27-9 40-12 14-2 27-4 39-4 34 0 59 9 75 26 17 18 25 44 25 79z">
            <text:p/>
          </draw:path>
          <draw:path draw:style-name="gr1" draw:text-style-name="P1" draw:layer="layout" svg:width="0.177cm" svg:height="0.243cm" svg:x="31.775cm" svg:y="26.984cm" svg:viewBox="0 0 178 244" svg:d="M165 12v36c-11-5-22-9-33-12-12-2-24-4-36-4-19 0-34 3-43 9s-15 14-15 26c0 9 4 15 11 20s21 11 41 15l13 3c27 6 46 15 58 25 11 11 17 26 17 44 0 22-9 39-26 51-17 13-41 19-70 19-13 0-26-2-39-4-15-2-29-5-43-10v-40c14 8 27 14 42 17 14 4 27 5 41 5 17 0 31-3 41-8 9-6 15-15 15-27 0-10-4-18-11-23-7-6-22-11-46-17l-13-2c-24-6-42-13-52-24-11-10-16-24-16-43 0-21 8-38 23-50 16-12 38-18 67-18 14 0 27 1 40 4 12 2 24 5 34 8z">
            <text:p/>
          </draw:path>
          <draw:path draw:style-name="gr1" draw:text-style-name="P1" draw:layer="layout" svg:width="0.177cm" svg:height="0.243cm" svg:x="31.995cm" svg:y="26.984cm" svg:viewBox="0 0 178 244" svg:d="M165 12v36c-11-5-22-9-34-12-12-2-23-4-36-4-19 0-33 3-42 9-10 6-14 14-14 26 0 9 3 15 10 20s20 11 40 15l14 3c27 6 46 15 57 25 11 11 18 26 18 44 0 22-9 39-26 51-17 13-41 19-71 19-12 0-25-2-39-4-13-2-27-5-42-10v-40c14 8 28 14 42 17 13 4 27 5 40 5 18 0 32-3 42-8 9-6 14-15 14-27 0-10-4-18-10-23-7-6-22-11-46-17l-13-2c-24-6-41-13-52-24-10-10-15-24-15-43 0-21 7-38 23-50 15-12 37-18 66-18 14 0 27 1 40 4 12 2 23 5 34 8z">
            <text:p/>
          </draw:path>
          <draw:polygon draw:style-name="gr1" draw:text-style-name="P1" draw:layer="layout" svg:width="0.199cm" svg:height="0.308cm" svg:x="32.362cm" svg:y="26.913cm" svg:viewBox="0 0 200 309" draw:points="0,0 200,0 200,17 88,309 43,309 149,35 0,35">
            <text:p/>
          </draw:polygon>
          <draw:polygon draw:style-name="gr2" draw:text-style-name="P2" draw:layer="layout" svg:width="16.969cm" svg:height="15.945cm" svg:x="43.178cm" svg:y="27.943cm" svg:viewBox="0 0 16970 15946" draw:points="0,15946 16970,15946 16970,0 0,0">
            <text:p/>
          </draw:polygon>
          <draw:path draw:style-name="gr13" draw:text-style-name="P11" draw:layer="layout" svg:width="0.788cm" svg:height="0.789cm" svg:x="49.257cm" svg:y="36.78cm" svg:viewBox="0 0 789 790" svg:d="M394 790c105 0 205-42 280-115 74-74 115-175 115-279 0-105-41-206-115-280-75-74-175-116-280-116s-205 42-279 116-115 175-115 280c0 104 41 205 115 279 74 73 174 115 279 115z">
            <text:p/>
          </draw:path>
          <draw:path draw:style-name="gr13" draw:text-style-name="P11" draw:layer="layout" svg:width="0.789cm" svg:height="0.789cm" svg:x="55.335cm" svg:y="32.359cm" svg:viewBox="0 0 790 790" svg:d="M396 790c104 0 205-42 279-117 73-74 115-174 115-279 0-104-42-205-115-279-74-74-175-115-279-115-105 0-205 41-279 115-75 74-117 175-117 279 0 105 42 205 117 279 74 75 174 117 279 117z">
            <text:p/>
          </draw:path>
          <draw:path draw:style-name="gr13" draw:text-style-name="P11" draw:layer="layout" svg:width="0.788cm" svg:height="0.789cm" svg:x="53.711cm" svg:y="42.108cm" svg:viewBox="0 0 789 790" svg:d="M395 790c105 0 205-42 279-116s115-174 115-280c0-104-41-204-115-278s-174-116-279-116-205 42-280 116c-74 74-115 174-115 278 0 106 41 206 115 280 75 74 175 116 280 116z">
            <text:p/>
          </draw:path>
          <draw:path draw:style-name="gr13" draw:text-style-name="P11" draw:layer="layout" svg:width="0.789cm" svg:height="0.789cm" svg:x="51.724cm" svg:y="39.035cm" svg:viewBox="0 0 790 790" svg:d="M394 790c105 0 206-42 280-116s116-174 116-279-42-206-116-280-175-115-280-115c-104 0-205 41-279 115s-115 175-115 280 41 205 115 279 175 116 279 116z">
            <text:p/>
          </draw:path>
          <draw:path draw:style-name="gr13" draw:text-style-name="P11" draw:layer="layout" svg:width="0.789cm" svg:height="0.789cm" svg:x="52.062cm" svg:y="36.465cm" svg:viewBox="0 0 790 790" svg:d="M396 790c104 0 205-42 279-116s115-175 115-280c0-104-41-204-115-278s-175-116-279-116c-105 0-206 42-280 116s-116 174-116 278c0 105 42 206 116 280s175 116 280 116z">
            <text:p/>
          </draw:path>
          <draw:path draw:style-name="gr13" draw:text-style-name="P11" draw:layer="layout" svg:width="0.789cm" svg:height="0.788cm" svg:x="54.916cm" svg:y="34.029cm" svg:viewBox="0 0 790 789" svg:d="M394 789c105 0 206-41 280-115 74-75 116-175 116-280s-42-205-116-279-175-115-280-115c-104 0-204 41-278 115s-116 174-116 279 42 205 116 280c74 74 174 115 278 115z">
            <text:p/>
          </draw:path>
          <draw:path draw:style-name="gr13" draw:text-style-name="P11" draw:layer="layout" svg:width="0.789cm" svg:height="0.789cm" svg:x="54.181cm" svg:y="38.239cm" svg:viewBox="0 0 790 790" svg:d="M394 790c106 0 206-42 280-116s116-174 116-279-42-205-116-279-174-116-280-116c-104 0-205 42-279 116s-115 174-115 279 41 205 115 279 175 116 279 116z">
            <text:p/>
          </draw:path>
          <draw:path draw:style-name="gr13" draw:text-style-name="P11" draw:layer="layout" svg:width="0.789cm" svg:height="0.789cm" svg:x="46.742cm" svg:y="37.178cm" svg:viewBox="0 0 790 790" svg:d="M395 790c105 0 205-42 279-116 74-75 116-175 116-280 0-104-42-205-116-279s-174-115-279-115c-104 0-205 41-279 115-73 74-116 175-116 279 0 105 43 205 116 280 74 74 175 116 279 116z">
            <text:p/>
          </draw:path>
          <draw:path draw:style-name="gr13" draw:text-style-name="P11" draw:layer="layout" svg:width="0.789cm" svg:height="0.789cm" svg:x="50.806cm" svg:y="33.956cm" svg:viewBox="0 0 790 790" svg:d="M395 790c104 0 205-42 279-117 75-74 116-174 116-279 0-104-41-205-116-279-74-74-175-115-279-115-105 0-205 41-279 115s-116 175-116 279c0 105 42 205 116 279 74 75 174 117 279 117z">
            <text:p/>
          </draw:path>
          <draw:path draw:style-name="gr13" draw:text-style-name="P11" draw:layer="layout" svg:width="0.789cm" svg:height="0.789cm" svg:x="58.339cm" svg:y="35.221cm" svg:viewBox="0 0 790 790" svg:d="M395 790c105 0 205-42 279-115 74-74 116-175 116-279 0-105-42-206-116-280s-174-116-279-116c-104 0-206 42-280 116s-115 175-115 280c0 104 41 205 115 279 74 73 176 115 280 115z">
            <text:p/>
          </draw:path>
          <draw:path draw:style-name="gr13" draw:text-style-name="P11" draw:layer="layout" svg:width="0.789cm" svg:height="0.789cm" svg:x="46.684cm" svg:y="36.611cm" svg:viewBox="0 0 790 790" svg:d="M396 790c104 0 205-42 279-116s115-174 115-279-41-205-115-279-175-116-279-116c-105 0-205 42-279 116-75 74-117 174-117 279s42 205 117 279c74 74 174 116 279 116z">
            <text:p/>
          </draw:path>
          <draw:path draw:style-name="gr13" draw:text-style-name="P11" draw:layer="layout" svg:width="0.789cm" svg:height="0.789cm" svg:x="48.968cm" svg:y="33.147cm" svg:viewBox="0 0 790 790" svg:d="M396 790c104 0 205-42 279-117 74-74 115-174 115-279 0-104-41-205-115-279s-175-115-279-115c-105 0-205 41-280 115-74 74-116 175-116 279 0 105 42 205 116 279 75 75 175 117 280 117z">
            <text:p/>
          </draw:path>
          <draw:path draw:style-name="gr13" draw:text-style-name="P11" draw:layer="layout" svg:width="0.789cm" svg:height="0.789cm" svg:x="44.915cm" svg:y="35.254cm" svg:viewBox="0 0 790 790" svg:d="M395 790c105 0 205-42 279-116s116-174 116-279c0-104-42-205-116-280-74-73-174-115-279-115s-206 42-280 115c-74 75-115 176-115 280 0 105 41 205 115 279s175 116 280 116z">
            <text:p/>
          </draw:path>
          <draw:path draw:style-name="gr13" draw:text-style-name="P11" draw:layer="layout" svg:width="0.789cm" svg:height="0.789cm" svg:x="51.991cm" svg:y="34.968cm" svg:viewBox="0 0 790 790" svg:d="M396 790c104 0 205-42 279-116s115-174 115-280c0-104-41-205-115-278-74-74-175-116-279-116-105 0-206 42-280 116-74 73-116 174-116 278 0 106 42 206 116 280s175 116 280 116z">
            <text:p/>
          </draw:path>
          <draw:path draw:style-name="gr13" draw:text-style-name="P11" draw:layer="layout" svg:width="0.789cm" svg:height="0.789cm" svg:x="48.195cm" svg:y="36.486cm" svg:viewBox="0 0 790 790" svg:d="M395 790c105 0 205-41 279-115s116-176 116-280c0-105-42-205-116-279s-174-116-279-116c-104 0-205 42-280 116-74 74-115 174-115 279 0 104 41 206 115 280 75 74 176 115 280 115z">
            <text:p/>
          </draw:path>
          <draw:path draw:style-name="gr13" draw:text-style-name="P11" draw:layer="layout" svg:width="0.789cm" svg:height="0.789cm" svg:x="44.588cm" svg:y="37.829cm" svg:viewBox="0 0 790 790" svg:d="M394 790c105 0 205-41 280-116 74-74 116-175 116-279 0-105-42-205-116-279-75-74-175-116-280-116-104 0-205 42-279 116s-115 174-115 279c0 104 41 205 115 279 74 75 175 116 279 116z">
            <text:p/>
          </draw:path>
          <draw:path draw:style-name="gr13" draw:text-style-name="P11" draw:layer="layout" svg:width="0.789cm" svg:height="0.789cm" svg:x="48.405cm" svg:y="33.46cm" svg:viewBox="0 0 790 790" svg:d="M395 790c104 0 205-42 279-116 75-74 116-174 116-279s-41-206-116-279c-74-74-175-116-279-116-105 0-205 42-279 116-74 73-116 174-116 279s42 205 116 279 174 116 279 116z">
            <text:p/>
          </draw:path>
          <draw:path draw:style-name="gr13" draw:text-style-name="P11" draw:layer="layout" svg:width="0.789cm" svg:height="0.789cm" svg:x="46.179cm" svg:y="33.425cm" svg:viewBox="0 0 790 790" svg:d="M394 790c105 0 206-41 280-115s116-175 116-280-42-205-116-279-175-116-280-116c-104 0-205 42-279 116-73 74-115 174-115 279s42 206 115 280c74 74 175 115 279 115z">
            <text:p/>
          </draw:path>
          <draw:path draw:style-name="gr13" draw:text-style-name="P11" draw:layer="layout" svg:width="0.789cm" svg:height="0.789cm" svg:x="55.287cm" svg:y="42.099cm" svg:viewBox="0 0 790 790" svg:d="M396 790c104 0 205-42 279-116s115-174 115-280c0-104-41-204-115-278s-175-116-279-116c-105 0-205 42-280 116-74 74-116 174-116 278 0 106 42 206 116 280 75 74 175 116 280 116z">
            <text:p/>
          </draw:path>
          <draw:path draw:style-name="gr13" draw:text-style-name="P11" draw:layer="layout" svg:width="0.789cm" svg:height="0.789cm" svg:x="53.303cm" svg:y="32.301cm" svg:viewBox="0 0 790 790" svg:d="M394 790c105 0 206-43 280-117s116-174 116-279c0-104-42-204-116-278s-175-116-280-116c-104 0-205 42-279 116s-115 174-115 278c0 105 41 205 115 279s175 117 279 117z">
            <text:p/>
          </draw:path>
          <draw:path draw:style-name="gr13" draw:text-style-name="P11" draw:layer="layout" svg:width="0.788cm" svg:height="0.789cm" svg:x="48.428cm" svg:y="37.625cm" svg:viewBox="0 0 789 790" svg:d="M394 790c105 0 205-42 279-116 75-74 116-174 116-279 0-104-41-205-116-280-74-74-174-115-279-115s-205 41-279 115c-74 75-115 176-115 280 0 105 41 205 115 279s174 116 279 116z">
            <text:p/>
          </draw:path>
          <draw:path draw:style-name="gr13" draw:text-style-name="P11" draw:layer="layout" svg:width="0.789cm" svg:height="0.789cm" svg:x="50.698cm" svg:y="37.121cm" svg:viewBox="0 0 790 790" svg:d="M395 790c105 0 205-42 279-116 74-75 116-175 116-280 0-104-42-205-116-279s-174-115-279-115c-104 0-205 41-279 115s-116 175-116 279c0 105 42 205 116 280 74 74 175 116 279 116z">
            <text:p/>
          </draw:path>
          <draw:path draw:style-name="gr13" draw:text-style-name="P11" draw:layer="layout" svg:width="0.789cm" svg:height="0.789cm" svg:x="50.209cm" svg:y="42.165cm" svg:viewBox="0 0 790 790" svg:d="M394 790c106 0 206-42 280-116s116-174 116-278c0-106-42-206-116-280s-174-116-280-116c-104 0-205 42-279 116s-115 174-115 280c0 104 41 204 115 278s175 116 279 116z">
            <text:p/>
          </draw:path>
          <draw:path draw:style-name="gr13" draw:text-style-name="P11" draw:layer="layout" svg:width="0.789cm" svg:height="0.789cm" svg:x="54.851cm" svg:y="31.919cm" svg:viewBox="0 0 790 790" svg:d="M395 790c104 0 206-42 280-115 74-74 115-175 115-279 0-106-41-206-115-280s-176-116-280-116c-105 0-205 42-279 116s-116 174-116 280c0 104 42 205 116 279 74 73 174 115 279 115z">
            <text:p/>
          </draw:path>
          <draw:path draw:style-name="gr13" draw:text-style-name="P11" draw:layer="layout" svg:width="0.789cm" svg:height="0.789cm" svg:x="47.35cm" svg:y="41.571cm" svg:viewBox="0 0 790 790" svg:d="M396 790c104 0 205-42 279-116s115-174 115-278c0-105-41-205-115-280-74-74-175-116-279-116-105 0-206 42-280 116-74 75-116 175-116 280 0 104 42 204 116 278s175 116 280 116z">
            <text:p/>
          </draw:path>
          <draw:polygon draw:style-name="gr13" draw:text-style-name="P11" draw:layer="layout" svg:width="0.789cm" svg:height="0.79cm" svg:x="47.886cm" svg:y="31.481cm" svg:viewBox="0 0 790 791" draw:points="394,0 0,791 790,791">
            <text:p/>
          </draw:polygon>
          <draw:polygon draw:style-name="gr13" draw:text-style-name="P11" draw:layer="layout" svg:width="0.789cm" svg:height="0.789cm" svg:x="51.665cm" svg:y="28.877cm" svg:viewBox="0 0 790 790" draw:points="395,0 0,790 790,790">
            <text:p/>
          </draw:polygon>
          <draw:polygon draw:style-name="gr13" draw:text-style-name="P11" draw:layer="layout" svg:width="0.789cm" svg:height="0.789cm" svg:x="55.587cm" svg:y="35.658cm" svg:viewBox="0 0 790 790" draw:points="394,0 0,790 790,790">
            <text:p/>
          </draw:polygon>
          <draw:polygon draw:style-name="gr13" draw:text-style-name="P11" draw:layer="layout" svg:width="0.789cm" svg:height="0.789cm" svg:x="56.393cm" svg:y="34.86cm" svg:viewBox="0 0 790 790" draw:points="395,0 0,790 790,790">
            <text:p/>
          </draw:polygon>
          <draw:polygon draw:style-name="gr13" draw:text-style-name="P11" draw:layer="layout" svg:width="0.789cm" svg:height="0.789cm" svg:x="47.924cm" svg:y="32.705cm" svg:viewBox="0 0 790 790" draw:points="394,0 0,790 790,790">
            <text:p/>
          </draw:polygon>
          <draw:polygon draw:style-name="gr13" draw:text-style-name="P11" draw:layer="layout" svg:width="0.789cm" svg:height="0.789cm" svg:x="47.795cm" svg:y="36.918cm" svg:viewBox="0 0 790 790" draw:points="394,0 0,790 790,790">
            <text:p/>
          </draw:polygon>
          <draw:polygon draw:style-name="gr13" draw:text-style-name="P11" draw:layer="layout" svg:width="0.788cm" svg:height="0.789cm" svg:x="56.701cm" svg:y="35.852cm" svg:viewBox="0 0 789 790" draw:points="395,0 0,790 789,790">
            <text:p/>
          </draw:polygon>
          <draw:polygon draw:style-name="gr13" draw:text-style-name="P11" draw:layer="layout" svg:width="0.789cm" svg:height="0.789cm" svg:x="47.464cm" svg:y="37.949cm" svg:viewBox="0 0 790 790" draw:points="396,0 0,790 790,790">
            <text:p/>
          </draw:polygon>
          <draw:polygon draw:style-name="gr13" draw:text-style-name="P11" draw:layer="layout" svg:width="0.788cm" svg:height="0.789cm" svg:x="55.424cm" svg:y="37.96cm" svg:viewBox="0 0 789 790" draw:points="395,0 0,790 789,790">
            <text:p/>
          </draw:polygon>
          <draw:polygon draw:style-name="gr13" draw:text-style-name="P11" draw:layer="layout" svg:width="0.788cm" svg:height="0.788cm" svg:x="49.182cm" svg:y="38.316cm" svg:viewBox="0 0 789 789" draw:points="394,0 0,789 789,789">
            <text:p/>
          </draw:polygon>
          <draw:polygon draw:style-name="gr13" draw:text-style-name="P11" draw:layer="layout" svg:width="0.789cm" svg:height="0.789cm" svg:x="52.072cm" svg:y="37.952cm" svg:viewBox="0 0 790 790" draw:points="395,0 0,790 790,790">
            <text:p/>
          </draw:polygon>
          <draw:polygon draw:style-name="gr13" draw:text-style-name="P11" draw:layer="layout" svg:width="0.788cm" svg:height="0.788cm" svg:x="44.642cm" svg:y="39.369cm" svg:viewBox="0 0 789 789" draw:points="394,0 0,789 789,789">
            <text:p/>
          </draw:polygon>
          <draw:polygon draw:style-name="gr13" draw:text-style-name="P11" draw:layer="layout" svg:width="0.788cm" svg:height="0.789cm" svg:x="47.29cm" svg:y="31.24cm" svg:viewBox="0 0 789 790" draw:points="395,0 0,790 789,790">
            <text:p/>
          </draw:polygon>
          <draw:polygon draw:style-name="gr13" draw:text-style-name="P11" draw:layer="layout" svg:width="0.789cm" svg:height="0.789cm" svg:x="54.68cm" svg:y="33.396cm" svg:viewBox="0 0 790 790" draw:points="395,0 0,790 790,790">
            <text:p/>
          </draw:polygon>
          <draw:polygon draw:style-name="gr13" draw:text-style-name="P11" draw:layer="layout" svg:width="0.789cm" svg:height="0.788cm" svg:x="48.786cm" svg:y="39.369cm" svg:viewBox="0 0 790 789" draw:points="396,0 0,789 790,789">
            <text:p/>
          </draw:polygon>
          <draw:polygon draw:style-name="gr13" draw:text-style-name="P11" draw:layer="layout" svg:width="0.789cm" svg:height="0.789cm" svg:x="48.747cm" svg:y="40.441cm" svg:viewBox="0 0 790 790" draw:points="395,0 0,790 790,790">
            <text:p/>
          </draw:polygon>
          <draw:polygon draw:style-name="gr13" draw:text-style-name="P11" draw:layer="layout" svg:width="0.789cm" svg:height="0.789cm" svg:x="56.058cm" svg:y="41.406cm" svg:viewBox="0 0 790 790" draw:points="395,0 0,790 790,790">
            <text:p/>
          </draw:polygon>
          <draw:polygon draw:style-name="gr13" draw:text-style-name="P11" draw:layer="layout" svg:width="0.789cm" svg:height="0.789cm" svg:x="52.732cm" svg:y="40.996cm" svg:viewBox="0 0 790 790" draw:points="395,0 0,790 790,790">
            <text:p/>
          </draw:polygon>
          <draw:polygon draw:style-name="gr13" draw:text-style-name="P11" draw:layer="layout" svg:width="0.789cm" svg:height="0.789cm" svg:x="50.942cm" svg:y="39.701cm" svg:viewBox="0 0 790 790" draw:points="395,0 0,790 790,790">
            <text:p/>
          </draw:polygon>
          <draw:polygon draw:style-name="gr13" draw:text-style-name="P11" draw:layer="layout" svg:width="0.789cm" svg:height="0.789cm" svg:x="46.089cm" svg:y="40cm" svg:viewBox="0 0 790 790" draw:points="394,0 0,790 790,790">
            <text:p/>
          </draw:polygon>
          <draw:polygon draw:style-name="gr13" draw:text-style-name="P11" draw:layer="layout" svg:width="0.789cm" svg:height="0.789cm" svg:x="57.242cm" svg:y="36.263cm" svg:viewBox="0 0 790 790" draw:points="395,0 0,790 790,790">
            <text:p/>
          </draw:polygon>
          <draw:polygon draw:style-name="gr13" draw:text-style-name="P11" draw:layer="layout" svg:width="0.789cm" svg:height="0.789cm" svg:x="47.212cm" svg:y="33.075cm" svg:viewBox="0 0 790 790" draw:points="396,0 0,790 790,790">
            <text:p/>
          </draw:polygon>
          <draw:polygon draw:style-name="gr13" draw:text-style-name="P11" draw:layer="layout" svg:width="0.789cm" svg:height="0.789cm" svg:x="50.744cm" svg:y="32.464cm" svg:viewBox="0 0 790 790" draw:points="395,0 0,790 790,790">
            <text:p/>
          </draw:polygon>
          <draw:polygon draw:style-name="gr13" draw:text-style-name="P11" draw:layer="layout" svg:width="0.789cm" svg:height="0.788cm" svg:x="44.197cm" svg:y="35.306cm" svg:viewBox="0 0 790 789" draw:points="396,0 0,789 790,789">
            <text:p/>
          </draw:polygon>
          <draw:polygon draw:style-name="gr13" draw:text-style-name="P11" draw:layer="layout" svg:width="0.789cm" svg:height="0.789cm" svg:x="54.535cm" svg:y="41.103cm" svg:viewBox="0 0 790 790" draw:points="395,0 0,790 790,790">
            <text:p/>
          </draw:polygon>
          <draw:path draw:style-name="gr1" draw:text-style-name="P1" draw:layer="layout" svg:width="0.303cm" svg:height="0.36cm" svg:x="50.976cm" svg:y="44.168cm" svg:viewBox="0 0 304 361" svg:d="M49 40v281h59c50 0 86-11 110-34 22-23 34-59 34-107s-12-83-34-106c-24-22-60-34-110-34zM0 0h100c71 0 122 15 155 44 32 29 49 74 49 136s-17 109-50 138c-32 29-84 43-154 43h-100z">
            <text:p/>
          </draw:path>
          <draw:path draw:style-name="gr1" draw:text-style-name="P1" draw:layer="layout" svg:width="0.045cm" svg:height="0.375cm" svg:x="51.354cm" svg:y="44.153cm" svg:viewBox="0 0 46 376" svg:d="M0 105h46v271h-46zM0 0h46v56h-46z">
            <text:p/>
          </draw:path>
          <draw:path draw:style-name="gr1" draw:text-style-name="P1" draw:layer="layout" svg:width="0.394cm" svg:height="0.276cm" svg:x="51.49cm" svg:y="44.252cm" svg:viewBox="0 0 395 277" svg:d="M213 58c11-20 24-34 39-44 16-9 34-14 55-14 28 0 50 10 65 29 15 20 23 48 23 84v164h-44v-162c0-26-5-45-14-58-10-12-23-19-42-19-23 0-42 8-55 23-13 16-20 37-20 63v153h-45v-162c0-26-5-45-14-58-9-12-24-19-42-19-23 0-41 8-55 23-13 16-20 37-20 63v153h-44v-271h44v42c10-16 23-28 37-36s31-12 50-12c20 0 36 5 50 15 14 9 25 24 32 43z">
            <text:p/>
          </draw:path>
          <draw:polygon draw:style-name="gr1" draw:text-style-name="P1" draw:layer="layout" svg:width="0.215cm" svg:height="0.36cm" svg:x="52.137cm" svg:y="44.168cm" svg:viewBox="0 0 216 361" draw:points="7,320 87,320 87,45 0,62 0,18 86,0 135,0 135,320 216,320 216,361 7,361">
            <text:p/>
          </draw:polygon>
          <draw:path draw:style-name="gr1" draw:text-style-name="P1" draw:layer="layout" svg:width="0.36cm" svg:height="0.303cm" svg:x="42.45cm" svg:y="36.299cm" svg:viewBox="0 0 361 304" svg:d="M40 255h281v-59c0-50-10-86-33-110-23-22-58-34-108-34-48 0-83 12-106 34-22 24-34 60-34 110zM0 304v-100c0-71 15-122 44-155 29-32 74-49 136-49 63 0 109 17 138 50 29 32 43 84 43 154v100z">
            <text:p/>
          </draw:path>
          <draw:path draw:style-name="gr1" draw:text-style-name="P1" draw:layer="layout" svg:width="0.375cm" svg:height="0.045cm" svg:x="42.435cm" svg:y="36.179cm" svg:viewBox="0 0 376 46" svg:d="M106 46v-46h270v46zM0 46v-46h56v46z">
            <text:p/>
          </draw:path>
          <draw:path draw:style-name="gr1" draw:text-style-name="P1" draw:layer="layout" svg:width="0.276cm" svg:height="0.394cm" svg:x="42.534cm" svg:y="35.694cm" svg:viewBox="0 0 277 395" svg:d="M58 182c-20-11-34-24-44-39-9-16-14-34-14-55 0-28 10-50 30-65 19-15 47-23 83-23h164v44h-162c-26 0-45 5-58 14-12 10-19 23-19 42 0 23 8 42 24 55 15 13 36 20 62 20h153v44h-162c-26 0-45 5-58 14-12 9-19 24-19 42 0 23 8 41 24 56 15 13 36 20 62 20h153v44h-271v-44h42c-16-10-28-23-36-38-8-14-12-31-12-50 0-20 5-36 15-50s24-24 43-31z">
            <text:p/>
          </draw:path>
          <draw:path draw:style-name="gr1" draw:text-style-name="P1" draw:layer="layout" svg:width="0.366cm" svg:height="0.229cm" svg:x="42.444cm" svg:y="35.23cm" svg:viewBox="0 0 367 230" svg:d="M326 171v-171h41v230h-41c-18-18-44-44-77-76-32-32-52-53-62-61-18-16-33-27-45-33s-24-9-36-9c-19 0-35 7-47 20-12 14-18 31-18 54 0 15 3 31 8 48s13 35 24 54h-49c-8-19-14-38-18-54-4-17-6-33-6-47 0-38 9-68 28-90 19-23 44-34 75-34 15 0 29 3 42 8 13 6 29 16 48 31 5 4 18 16 40 38s53 53 93 92z">
            <text:p/>
          </draw:path>
          <draw:line draw:style-name="gr5" draw:text-style-name="P5" draw:layer="layout" svg:x1="43.178cm" svg:y1="43.888cm" svg:x2="43.178cm" svg:y2="27.943cm">
            <text:p/>
          </draw:line>
          <draw:line draw:style-name="gr5" draw:text-style-name="P5" draw:layer="layout" svg:x1="60.147cm" svg:y1="43.888cm" svg:x2="60.147cm" svg:y2="27.943cm">
            <text:p/>
          </draw:line>
          <draw:line draw:style-name="gr5" draw:text-style-name="P5" draw:layer="layout" svg:x1="43.178cm" svg:y1="43.888cm" svg:x2="60.147cm" svg:y2="43.888cm">
            <text:p/>
          </draw:line>
          <draw:line draw:style-name="gr5" draw:text-style-name="P5" draw:layer="layout" svg:x1="43.178cm" svg:y1="27.943cm" svg:x2="60.147cm" svg:y2="27.943cm">
            <text:p/>
          </draw:line>
          <draw:path draw:style-name="gr1" draw:text-style-name="P1" draw:layer="layout" svg:width="0.2cm" svg:height="0.309cm" svg:x="50.407cm" svg:y="27.422cm" svg:viewBox="0 0 201 310" svg:d="M42 35v116h53c20 0 35-5 46-15 10-10 16-25 16-43 0-19-6-33-16-43-11-10-26-15-46-15zM0 0h95c35 0 61 8 79 24s27 39 27 69-9 53-27 69c-18 15-44 23-79 23h-53v125h-42z">
            <text:p/>
          </draw:path>
          <draw:path draw:style-name="gr1" draw:text-style-name="P1" draw:layer="layout" svg:width="0.136cm" svg:height="0.237cm" svg:x="50.652cm" svg:y="27.494cm" svg:viewBox="0 0 137 238" svg:d="M137 41c-4-3-9-4-14-6-5 0-11-1-17-1-21 0-38 7-49 21-12 14-18 34-18 60v123h-39v-233h39v36c8-14 19-24 31-31 13-7 29-10 47-10 3 0 6 0 9 0 3 1 7 1 11 2z">
            <text:p/>
          </draw:path>
          <draw:path draw:style-name="gr1" draw:text-style-name="P1" draw:layer="layout" svg:width="0.215cm" svg:height="0.242cm" svg:x="50.802cm" svg:y="27.494cm" svg:viewBox="0 0 216 243" svg:d="M216 113v18h-176c2 27 9 47 24 60 14 14 33 21 59 21 14 0 28-2 42-5 14-4 29-9 42-17v36c-13 6-28 11-43 13-14 3-29 4-43 4-38 0-67-10-89-31-21-21-32-51-32-87 0-39 10-69 31-92 20-22 48-33 83-33 31 0 56 10 74 30 19 20 28 47 28 83zM177 102c-1-22-7-39-18-51-11-13-26-19-45-19-21 0-38 6-51 18-12 12-20 29-22 52z">
            <text:p/>
          </draw:path>
          <draw:path draw:style-name="gr1" draw:text-style-name="P1" draw:layer="layout" svg:width="0.207cm" svg:height="0.327cm" svg:x="51.063cm" svg:y="27.409cm" svg:viewBox="0 0 208 328" svg:d="M169 126v-126h39v323h-39v-35c-8 14-19 24-31 31-12 6-27 9-44 9-27 0-50-11-68-33s-26-52-26-89c0-36 8-65 26-88 18-22 41-33 68-33 17 0 32 3 44 10s23 17 31 31zM39 206c0 28 6 51 17 67 11 17 27 24 47 24 21 0 36-7 48-24 12-16 18-39 18-67s-6-49-18-65-27-24-48-24c-20 0-36 8-47 24s-17 37-17 65z">
            <text:p/>
          </draw:path>
          <draw:path draw:style-name="gr1" draw:text-style-name="P1" draw:layer="layout" svg:width="0.248cm" svg:height="0.319cm" svg:x="51.467cm" svg:y="27.417cm" svg:viewBox="0 0 249 320" svg:d="M249 29v44c-14-13-29-22-46-29-16-6-32-10-50-10-36 0-63 11-82 33-18 21-27 52-27 93s9 73 27 94c19 22 46 33 82 33 18 0 34-3 50-10 17-6 32-16 46-29v43c-14 10-30 18-47 22-16 5-34 7-52 7-46 0-83-13-110-42-27-28-40-68-40-118s13-89 40-117c27-29 64-43 110-43 19 0 36 2 52 7 17 5 33 12 47 22z">
            <text:p/>
          </draw:path>
          <draw:polygon draw:style-name="gr1" draw:text-style-name="P1" draw:layer="layout" svg:width="0.038cm" svg:height="0.322cm" svg:x="51.778cm" svg:y="27.409cm" svg:viewBox="0 0 39 323" draw:points="0,323 39,323 39,0 0,0">
            <text:p/>
          </draw:polygon>
          <draw:path draw:style-name="gr1" draw:text-style-name="P1" draw:layer="layout" svg:width="0.196cm" svg:height="0.242cm" svg:x="51.881cm" svg:y="27.494cm" svg:viewBox="0 0 197 243" svg:d="M120 122c-31 0-52 3-64 10s-18 19-18 36c0 14 5 25 14 32 9 8 21 12 36 12 21 0 38-7 51-22s19-35 19-60v-8zM197 106v132h-39v-35c-9 14-20 24-33 31-12 6-29 9-47 9-24 0-43-6-57-19s-21-31-21-53c0-26 9-46 27-59 17-13 43-20 78-20h53v-4c0-18-6-32-17-42-12-9-28-14-49-14-13 0-26 2-39 5-12 4-24 8-36 14v-35c14-5 27-9 41-12 13-2 25-4 38-4 34 0 58 9 75 26 18 18 26 44 26 80z">
            <text:p/>
          </draw:path>
          <draw:path draw:style-name="gr1" draw:text-style-name="P1" draw:layer="layout" svg:width="0.177cm" svg:height="0.242cm" svg:x="52.138cm" svg:y="27.494cm" svg:viewBox="0 0 178 243" svg:d="M166 12v36c-11-5-22-9-33-12-12-3-24-4-36-4-20 0-35 3-44 9-9 5-14 14-14 25 0 9 3 16 10 22 7 5 20 10 41 15l14 2c27 6 46 15 57 25 11 11 17 25 17 44 0 22-8 39-25 51-17 13-41 18-71 18-13 0-26-1-39-3-14-2-28-5-43-10v-40c14 8 28 13 42 17 13 3 27 5 40 5 19 0 33-3 43-9 9-6 14-15 14-26 0-10-3-18-10-24-7-5-22-11-47-16l-13-3c-24-5-41-12-51-23-11-10-16-25-16-43 0-22 8-38 23-50s37-18 66-18c15 0 28 1 41 3 12 2 23 5 34 9z">
            <text:p/>
          </draw:path>
          <draw:path draw:style-name="gr1" draw:text-style-name="P1" draw:layer="layout" svg:width="0.177cm" svg:height="0.242cm" svg:x="52.359cm" svg:y="27.494cm" svg:viewBox="0 0 178 243" svg:d="M166 12v36c-11-5-22-9-34-12s-24-4-36-4c-19 0-33 3-43 9-10 5-15 14-15 25 0 9 4 16 12 22 6 5 20 10 40 15l13 2c27 6 47 15 58 25 11 11 17 25 17 44 0 22-9 39-26 51-16 13-40 18-70 18-13 0-25-1-40-3-13-2-27-5-42-10v-40c14 8 28 13 41 17 15 3 28 5 42 5 18 0 32-3 42-9 9-6 14-15 14-26 0-10-4-18-11-24-6-5-22-11-45-16l-14-3c-24-5-42-12-52-23-10-10-15-25-15-43 0-22 7-38 22-50 16-12 39-18 68-18 13 0 27 1 39 3 13 2 24 5 35 9z">
            <text:p/>
          </draw:path>
          <draw:path draw:style-name="gr1" draw:text-style-name="P1" draw:layer="layout" svg:width="0.212cm" svg:height="0.319cm" svg:x="52.72cm" svg:y="27.417cm" svg:viewBox="0 0 213 320" svg:d="M106 167c-20 0-36 6-47 17-12 10-17 25-17 44s5 34 17 44c11 11 27 16 47 16s36-5 47-16c12-11 18-25 18-44s-6-34-17-44c-12-11-27-17-48-17zM64 150c-18-5-32-13-42-25-10-13-15-27-15-45 0-25 9-44 26-59 18-14 42-21 73-21s55 7 73 21c18 15 26 34 26 59 0 18-5 32-15 45-10 12-23 20-41 25 20 4 35 14 47 27 11 14 17 31 17 51 0 30-10 53-28 69s-45 23-80 23c-33 0-60-7-78-23s-27-39-27-69c0-20 6-37 17-51 11-13 27-23 47-27zM49 84c0 16 4 28 15 37 10 9 24 13 42 13 19 0 33-4 43-13s15-21 15-37-5-29-15-38c-10-8-24-13-43-13-18 0-32 5-42 13-11 9-15 22-15 38z">
            <text:p/>
          </draw:path>
          <draw:polygon draw:style-name="gr2" draw:text-style-name="P2" draw:layer="layout" svg:width="16.022cm" svg:height="17.78cm" svg:x="64.015cm" svg:y="27.026cm" svg:viewBox="0 0 16023 17781" draw:points="0,17781 16023,17781 16023,0 0,0">
            <text:p/>
          </draw:polygon>
          <draw:path draw:style-name="gr14" draw:text-style-name="P12" draw:layer="layout" svg:width="0.789cm" svg:height="0.789cm" svg:x="69.649cm" svg:y="39.82cm" svg:viewBox="0 0 790 790" svg:d="M394 790c105 0 205-42 279-115 74-74 117-175 117-279 0-106-43-206-117-280s-174-116-279-116c-104 0-205 42-279 116s-115 174-115 280c0 104 41 205 115 279 74 73 175 115 279 115z">
            <text:p/>
          </draw:path>
          <draw:path draw:style-name="gr14" draw:text-style-name="P12" draw:layer="layout" svg:width="0.789cm" svg:height="0.788cm" svg:x="75.496cm" svg:y="33.781cm" svg:viewBox="0 0 790 789" svg:d="M395 789c105 0 206-41 280-115s115-174 115-279-41-205-115-279c-74-75-175-116-280-116s-205 41-279 116c-74 74-116 174-116 279s42 205 116 279 174 115 279 115z">
            <text:p/>
          </draw:path>
          <draw:path draw:style-name="gr14" draw:text-style-name="P12" draw:layer="layout" svg:width="0.788cm" svg:height="0.789cm" svg:x="65.731cm" svg:y="34.65cm" svg:viewBox="0 0 789 790" svg:d="M394 790c105 0 205-43 279-117 75-74 116-174 116-279 0-104-41-205-116-279-74-74-174-115-279-115s-205 41-279 115-115 175-115 279c0 105 41 205 115 279s174 117 279 117z">
            <text:p/>
          </draw:path>
          <draw:path draw:style-name="gr14" draw:text-style-name="P12" draw:layer="layout" svg:width="0.789cm" svg:height="0.788cm" svg:x="76.136cm" svg:y="35.794cm" svg:viewBox="0 0 790 789" svg:d="M394 789c105 0 206-41 280-115s116-174 116-280c0-105-42-205-116-279s-175-115-280-115c-104 0-205 41-278 115-74 74-116 174-116 279 0 106 42 206 116 280 73 74 174 115 278 115z">
            <text:p/>
          </draw:path>
          <draw:path draw:style-name="gr14" draw:text-style-name="P12" draw:layer="layout" svg:width="0.789cm" svg:height="0.789cm" svg:x="72.341cm" svg:y="39.084cm" svg:viewBox="0 0 790 790" svg:d="M395 790c105 0 206-42 279-116 74-74 116-174 116-279 0-104-42-206-116-280-73-74-174-115-279-115s-205 41-279 115-116 176-116 280c0 105 42 205 116 279s174 116 279 116z">
            <text:p/>
          </draw:path>
          <draw:path draw:style-name="gr14" draw:text-style-name="P12" draw:layer="layout" svg:width="0.789cm" svg:height="0.789cm" svg:x="65.929cm" svg:y="32.233cm" svg:viewBox="0 0 790 790" svg:d="M395 790c104 0 206-41 280-115s115-175 115-279c0-105-41-205-115-279s-176-117-280-117c-105 0-205 43-279 117s-116 174-116 279c0 104 42 205 116 279s174 115 279 115z">
            <text:p/>
          </draw:path>
          <draw:path draw:style-name="gr14" draw:text-style-name="P12" draw:layer="layout" svg:width="0.789cm" svg:height="0.788cm" svg:x="70.974cm" svg:y="36.767cm" svg:viewBox="0 0 790 789" svg:d="M396 789c105 0 205-41 279-115s115-174 115-279-41-206-115-280-174-115-279-115-206 41-280 115-116 175-116 280 42 205 116 279 175 115 280 115z">
            <text:p/>
          </draw:path>
          <draw:path draw:style-name="gr14" draw:text-style-name="P12" draw:layer="layout" svg:width="0.789cm" svg:height="0.789cm" svg:x="78.308cm" svg:y="33.086cm" svg:viewBox="0 0 790 790" svg:d="M394 790c105 0 205-43 279-117s117-174 117-278c0-105-43-205-117-279s-174-116-279-116c-104 0-205 42-279 116s-115 174-115 279c0 104 41 204 115 278s175 117 279 117z">
            <text:p/>
          </draw:path>
          <draw:path draw:style-name="gr14" draw:text-style-name="P12" draw:layer="layout" svg:width="0.789cm" svg:height="0.789cm" svg:x="73.609cm" svg:y="35.343cm" svg:viewBox="0 0 790 790" svg:d="M395 790c104 0 205-42 279-116 75-74 116-174 116-279 0-104-41-204-116-278-74-75-175-117-279-117-105 0-205 42-279 117-74 74-116 174-116 278 0 105 42 205 116 279s174 116 279 116z">
            <text:p/>
          </draw:path>
          <draw:path draw:style-name="gr14" draw:text-style-name="P12" draw:layer="layout" svg:width="0.789cm" svg:height="0.789cm" svg:x="77.01cm" svg:y="30.135cm" svg:viewBox="0 0 790 790" svg:d="M394 790c106 0 206-41 280-115s116-176 116-280c0-105-42-205-116-279s-174-116-280-116c-104 0-205 42-279 116s-115 174-115 279c0 104 41 206 115 280s175 115 279 115z">
            <text:p/>
          </draw:path>
          <draw:path draw:style-name="gr14" draw:text-style-name="P12" draw:layer="layout" svg:width="0.789cm" svg:height="0.788cm" svg:x="76.186cm" svg:y="32.865cm" svg:viewBox="0 0 790 789" svg:d="M394 789c105 0 206-41 280-115s116-174 116-279-42-206-116-280-175-115-280-115c-104 0-205 41-279 115s-115 175-115 280 41 205 115 279 175 115 279 115z">
            <text:p/>
          </draw:path>
          <draw:path draw:style-name="gr14" draw:text-style-name="P12" draw:layer="layout" svg:width="0.789cm" svg:height="0.789cm" svg:x="64.956cm" svg:y="35.869cm" svg:viewBox="0 0 790 790" svg:d="M394 790c105 0 205-42 279-116 75-74 117-174 117-279s-42-206-117-280c-74-74-174-115-279-115-104 0-205 41-279 115s-115 175-115 280 41 205 115 279 175 116 279 116z">
            <text:p/>
          </draw:path>
          <draw:path draw:style-name="gr14" draw:text-style-name="P12" draw:layer="layout" svg:width="0.789cm" svg:height="0.789cm" svg:x="71.578cm" svg:y="34.681cm" svg:viewBox="0 0 790 790" svg:d="M395 790c105 0 206-42 280-117 74-74 115-174 115-279 0-104-41-205-115-279s-175-115-280-115-205 41-279 115-116 175-116 279c0 105 42 205 116 279 74 75 174 117 279 117z">
            <text:p/>
          </draw:path>
          <draw:path draw:style-name="gr14" draw:text-style-name="P12" draw:layer="layout" svg:width="0.789cm" svg:height="0.789cm" svg:x="74.691cm" svg:y="42.929cm" svg:viewBox="0 0 790 790" svg:d="M395 790c105 0 206-41 280-115 73-74 115-175 115-279 0-106-42-206-115-280-74-74-175-116-280-116s-205 42-279 116-116 174-116 280c0 104 42 205 116 279s174 115 279 115z">
            <text:p/>
          </draw:path>
          <draw:path draw:style-name="gr14" draw:text-style-name="P12" draw:layer="layout" svg:width="0.789cm" svg:height="0.789cm" svg:x="69.172cm" svg:y="33.799cm" svg:viewBox="0 0 790 790" svg:d="M395 790c105 0 205-41 279-115s116-175 116-279c0-105-42-205-116-279-74-75-174-117-279-117s-205 42-279 117c-74 74-116 174-116 279 0 104 42 205 116 279s174 115 279 115z">
            <text:p/>
          </draw:path>
          <draw:path draw:style-name="gr14" draw:text-style-name="P12" draw:layer="layout" svg:width="0.789cm" svg:height="0.788cm" svg:x="70.047cm" svg:y="41.564cm" svg:viewBox="0 0 790 789" svg:d="M396 789c104 0 205-41 279-115s115-174 115-279-41-205-115-280c-74-74-175-115-279-115-106 0-206 41-280 115-74 75-116 175-116 280s42 205 116 279 174 115 280 115z">
            <text:p/>
          </draw:path>
          <draw:path draw:style-name="gr14" draw:text-style-name="P12" draw:layer="layout" svg:width="0.788cm" svg:height="0.789cm" svg:x="75.898cm" svg:y="34.864cm" svg:viewBox="0 0 789 790" svg:d="M395 790c105 0 205-42 279-116s115-175 115-280c0-104-41-205-115-278-74-74-174-116-279-116s-205 42-279 116c-74 73-116 174-116 278 0 105 42 206 116 280s174 116 279 116z">
            <text:p/>
          </draw:path>
          <draw:path draw:style-name="gr14" draw:text-style-name="P12" draw:layer="layout" svg:width="0.789cm" svg:height="0.788cm" svg:x="67.441cm" svg:y="33.981cm" svg:viewBox="0 0 790 789" svg:d="M395 789c104 0 206-41 280-115 74-75 115-175 115-280s-41-205-115-279-176-115-280-115c-105 0-205 41-279 115s-116 174-116 279 42 205 116 280c74 74 174 115 279 115z">
            <text:p/>
          </draw:path>
          <draw:path draw:style-name="gr14" draw:text-style-name="P12" draw:layer="layout" svg:width="0.788cm" svg:height="0.789cm" svg:x="75.542cm" svg:y="35.977cm" svg:viewBox="0 0 789 790" svg:d="M395 790c105 0 205-42 279-116s115-174 115-279c0-104-41-205-115-279s-174-116-279-116c-106 0-206 42-280 116s-115 175-115 279c0 105 41 205 115 279s174 116 280 116z">
            <text:p/>
          </draw:path>
          <draw:path draw:style-name="gr14" draw:text-style-name="P12" draw:layer="layout" svg:width="0.789cm" svg:height="0.789cm" svg:x="75.696cm" svg:y="35.385cm" svg:viewBox="0 0 790 790" svg:d="M395 790c105 0 205-42 279-116s116-174 116-279c0-104-42-205-116-279s-174-116-279-116c-104 0-206 42-280 116s-115 175-115 279c0 105 41 205 115 279s176 116 280 116z">
            <text:p/>
          </draw:path>
          <draw:path draw:style-name="gr14" draw:text-style-name="P12" draw:layer="layout" svg:width="0.789cm" svg:height="0.789cm" svg:x="70.613cm" svg:y="40.368cm" svg:viewBox="0 0 790 790" svg:d="M395 790c104 0 206-41 280-115s115-176 115-280c0-105-41-205-115-279s-176-116-280-116c-105 0-205 42-279 116s-116 174-116 279c0 104 42 206 116 280s174 115 279 115z">
            <text:p/>
          </draw:path>
          <draw:path draw:style-name="gr14" draw:text-style-name="P12" draw:layer="layout" svg:width="0.789cm" svg:height="0.789cm" svg:x="71.074cm" svg:y="34.865cm" svg:viewBox="0 0 790 790" svg:d="M396 790c104 0 204-42 278-116s116-175 116-279c0-105-42-205-116-279s-174-116-278-116c-105 0-205 42-280 116-74 74-116 174-116 279 0 104 42 205 116 279 75 74 175 116 280 116z">
            <text:p/>
          </draw:path>
          <draw:path draw:style-name="gr14" draw:text-style-name="P12" draw:layer="layout" svg:width="0.789cm" svg:height="0.789cm" svg:x="75.954cm" svg:y="36.4cm" svg:viewBox="0 0 790 790" svg:d="M395 790c104 0 205-41 279-115s116-176 116-280c0-105-42-205-116-279s-175-116-279-116c-105 0-205 42-279 116s-116 174-116 279c0 104 42 206 116 280s174 115 279 115z">
            <text:p/>
          </draw:path>
          <draw:path draw:style-name="gr14" draw:text-style-name="P12" draw:layer="layout" svg:width="0.789cm" svg:height="0.789cm" svg:x="74.369cm" svg:y="39.557cm" svg:viewBox="0 0 790 790" svg:d="M394 790c105 0 205-41 279-115s117-176 117-280c0-105-43-205-117-279s-174-116-279-116c-104 0-205 42-279 116-73 74-115 174-115 279 0 104 42 206 115 280 74 74 175 115 279 115z">
            <text:p/>
          </draw:path>
          <draw:path draw:style-name="gr14" draw:text-style-name="P12" draw:layer="layout" svg:width="0.789cm" svg:height="0.789cm" svg:x="68.256cm" svg:y="36.13cm" svg:viewBox="0 0 790 790" svg:d="M394 790c105 0 206-42 280-116s116-174 116-279c0-104-42-205-116-279-74-75-175-116-280-116-104 0-204 41-278 116-74 74-116 175-116 279 0 105 42 205 116 279s174 116 278 116z">
            <text:p/>
          </draw:path>
          <draw:polygon draw:style-name="gr14" draw:text-style-name="P12" draw:layer="layout" svg:width="0.789cm" svg:height="0.789cm" svg:x="73.694cm" svg:y="34.774cm" svg:viewBox="0 0 790 790" draw:points="394,0 0,790 790,790">
            <text:p/>
          </draw:polygon>
          <draw:polygon draw:style-name="gr14" draw:text-style-name="P12" draw:layer="layout" svg:width="0.789cm" svg:height="0.789cm" svg:x="69.035cm" svg:y="29.33cm" svg:viewBox="0 0 790 790" draw:points="395,0 0,790 790,790">
            <text:p/>
          </draw:polygon>
          <draw:polygon draw:style-name="gr14" draw:text-style-name="P12" draw:layer="layout" svg:width="0.789cm" svg:height="0.789cm" svg:x="69.632cm" svg:y="40.953cm" svg:viewBox="0 0 790 790" draw:points="395,0 0,790 790,790">
            <text:p/>
          </draw:polygon>
          <draw:polygon draw:style-name="gr14" draw:text-style-name="P12" draw:layer="layout" svg:width="0.788cm" svg:height="0.789cm" svg:x="76.251cm" svg:y="30.541cm" svg:viewBox="0 0 789 790" draw:points="394,0 0,790 789,790">
            <text:p/>
          </draw:polygon>
          <draw:polygon draw:style-name="gr14" draw:text-style-name="P12" draw:layer="layout" svg:width="0.789cm" svg:height="0.789cm" svg:x="68.933cm" svg:y="40.901cm" svg:viewBox="0 0 790 790" draw:points="394,0 0,790 790,790">
            <text:p/>
          </draw:polygon>
          <draw:polygon draw:style-name="gr14" draw:text-style-name="P12" draw:layer="layout" svg:width="0.788cm" svg:height="0.789cm" svg:x="75.669cm" svg:y="41.778cm" svg:viewBox="0 0 789 790" draw:points="395,0 0,790 789,790">
            <text:p/>
          </draw:polygon>
          <draw:polygon draw:style-name="gr14" draw:text-style-name="P12" draw:layer="layout" svg:width="0.789cm" svg:height="0.789cm" svg:x="67.165cm" svg:y="31.534cm" svg:viewBox="0 0 790 790" draw:points="395,0 0,790 790,790">
            <text:p/>
          </draw:polygon>
          <draw:polygon draw:style-name="gr14" draw:text-style-name="P12" draw:layer="layout" svg:width="0.789cm" svg:height="0.789cm" svg:x="72.113cm" svg:y="36.589cm" svg:viewBox="0 0 790 790" draw:points="395,0 0,790 790,790">
            <text:p/>
          </draw:polygon>
          <draw:polygon draw:style-name="gr14" draw:text-style-name="P12" draw:layer="layout" svg:width="0.789cm" svg:height="0.788cm" svg:x="73.63cm" svg:y="36.874cm" svg:viewBox="0 0 790 789" draw:points="394,0 0,789 790,789">
            <text:p/>
          </draw:polygon>
          <draw:polygon draw:style-name="gr14" draw:text-style-name="P12" draw:layer="layout" svg:width="0.788cm" svg:height="0.788cm" svg:x="66.581cm" svg:y="30.917cm" svg:viewBox="0 0 789 789" draw:points="394,0 0,789 789,789">
            <text:p/>
          </draw:polygon>
          <draw:polygon draw:style-name="gr14" draw:text-style-name="P12" draw:layer="layout" svg:width="0.789cm" svg:height="0.789cm" svg:x="78.142cm" svg:y="35.178cm" svg:viewBox="0 0 790 790" draw:points="396,0 0,790 790,790">
            <text:p/>
          </draw:polygon>
          <draw:polygon draw:style-name="gr14" draw:text-style-name="P12" draw:layer="layout" svg:width="0.789cm" svg:height="0.789cm" svg:x="72.122cm" svg:y="28.113cm" svg:viewBox="0 0 790 790" draw:points="395,0 0,790 790,790">
            <text:p/>
          </draw:polygon>
          <draw:polygon draw:style-name="gr14" draw:text-style-name="P12" draw:layer="layout" svg:width="0.789cm" svg:height="0.789cm" svg:x="71.518cm" svg:y="36.63cm" svg:viewBox="0 0 790 790" draw:points="394,0 0,790 790,790">
            <text:p/>
          </draw:polygon>
          <draw:polygon draw:style-name="gr14" draw:text-style-name="P12" draw:layer="layout" svg:width="0.788cm" svg:height="0.789cm" svg:x="73.671cm" svg:y="30.081cm" svg:viewBox="0 0 789 790" draw:points="394,0 0,790 789,790">
            <text:p/>
          </draw:polygon>
          <draw:polygon draw:style-name="gr14" draw:text-style-name="P12" draw:layer="layout" svg:width="0.789cm" svg:height="0.789cm" svg:x="78.203cm" svg:y="36.983cm" svg:viewBox="0 0 790 790" draw:points="396,0 0,790 790,790">
            <text:p/>
          </draw:polygon>
          <draw:polygon draw:style-name="gr14" draw:text-style-name="P12" draw:layer="layout" svg:width="0.789cm" svg:height="0.789cm" svg:x="73.29cm" svg:y="41.087cm" svg:viewBox="0 0 790 790" draw:points="396,0 0,790 790,790">
            <text:p/>
          </draw:polygon>
          <draw:polygon draw:style-name="gr14" draw:text-style-name="P12" draw:layer="layout" svg:width="0.789cm" svg:height="0.789cm" svg:x="71.181cm" svg:y="39.25cm" svg:viewBox="0 0 790 790" draw:points="395,0 0,790 790,790">
            <text:p/>
          </draw:polygon>
          <draw:polygon draw:style-name="gr14" draw:text-style-name="P12" draw:layer="layout" svg:width="0.789cm" svg:height="0.789cm" svg:x="68.325cm" svg:y="29.733cm" svg:viewBox="0 0 790 790" draw:points="395,0 0,790 790,790">
            <text:p/>
          </draw:polygon>
          <draw:polygon draw:style-name="gr14" draw:text-style-name="P12" draw:layer="layout" svg:width="0.789cm" svg:height="0.788cm" svg:x="68.146cm" svg:y="38.343cm" svg:viewBox="0 0 790 789" draw:points="394,0 0,789 790,789">
            <text:p/>
          </draw:polygon>
          <draw:polygon draw:style-name="gr14" draw:text-style-name="P12" draw:layer="layout" svg:width="0.788cm" svg:height="0.789cm" svg:x="74.101cm" svg:y="30.636cm" svg:viewBox="0 0 789 790" draw:points="395,0 0,790 789,790">
            <text:p/>
          </draw:polygon>
          <draw:polygon draw:style-name="gr14" draw:text-style-name="P12" draw:layer="layout" svg:width="0.788cm" svg:height="0.789cm" svg:x="74.411cm" svg:y="28.396cm" svg:viewBox="0 0 789 790" draw:points="394,0 0,790 789,790">
            <text:p/>
          </draw:polygon>
          <draw:polygon draw:style-name="gr14" draw:text-style-name="P12" draw:layer="layout" svg:width="0.789cm" svg:height="0.789cm" svg:x="71.518cm" svg:y="34.141cm" svg:viewBox="0 0 790 790" draw:points="395,0 0,790 790,790">
            <text:p/>
          </draw:polygon>
          <draw:polygon draw:style-name="gr14" draw:text-style-name="P12" draw:layer="layout" svg:width="0.789cm" svg:height="0.789cm" svg:x="72.965cm" svg:y="30.141cm" svg:viewBox="0 0 790 790" draw:points="394,0 0,790 790,790">
            <text:p/>
          </draw:polygon>
          <draw:polygon draw:style-name="gr14" draw:text-style-name="P12" draw:layer="layout" svg:width="0.789cm" svg:height="0.789cm" svg:x="74.78cm" svg:y="36.698cm" svg:viewBox="0 0 790 790" draw:points="396,0 0,790 790,790">
            <text:p/>
          </draw:polygon>
          <draw:polygon draw:style-name="gr14" draw:text-style-name="P12" draw:layer="layout" svg:width="0.789cm" svg:height="0.789cm" svg:x="67.093cm" svg:y="34.529cm" svg:viewBox="0 0 790 790" draw:points="395,0 0,790 790,790">
            <text:p/>
          </draw:polygon>
          <draw:path draw:style-name="gr1" draw:text-style-name="P1" draw:layer="layout" svg:width="0.302cm" svg:height="0.36cm" svg:x="71.34cm" svg:y="45.085cm" svg:viewBox="0 0 303 361" svg:d="M50 40v281h58c50 0 86-10 109-33s35-58 35-107c0-48-12-83-35-107-23-22-59-34-109-34zM0 0h101c70 0 121 15 153 44 33 29 49 75 49 137s-16 108-49 137-84 43-153 43h-101z">
            <text:p/>
          </draw:path>
          <draw:path draw:style-name="gr1" draw:text-style-name="P1" draw:layer="layout" svg:width="0.044cm" svg:height="0.375cm" svg:x="71.718cm" svg:y="45.07cm" svg:viewBox="0 0 45 376" svg:d="M0 106h45v270h-45zM0 0h45v56h-45z">
            <text:p/>
          </draw:path>
          <draw:path draw:style-name="gr1" draw:text-style-name="P1" draw:layer="layout" svg:width="0.394cm" svg:height="0.276cm" svg:x="71.854cm" svg:y="45.169cm" svg:viewBox="0 0 395 277" svg:d="M212 59c11-20 24-35 39-45 15-9 34-14 55-14 29 0 50 10 66 30 15 20 23 48 23 84v163h-45v-161c0-26-5-45-13-58-10-12-25-19-43-19-24 0-42 8-55 24-14 15-20 36-20 62v152h-44v-161c0-26-5-45-14-58-10-12-24-19-43-19-22 0-41 8-54 24-13 15-20 36-20 62v152h-44v-271h44v43c10-17 22-29 37-37 14-8 30-12 50-12s36 5 50 15 24 25 31 44z">
            <text:p/>
          </draw:path>
          <draw:polygon draw:style-name="gr1" draw:text-style-name="P1" draw:layer="layout" svg:width="0.215cm" svg:height="0.36cm" svg:x="72.501cm" svg:y="45.085cm" svg:viewBox="0 0 216 361" draw:points="7,320 87,320 87,45 0,62 0,18 86,0 136,0 136,320 216,320 216,361 7,361">
            <text:p/>
          </draw:polygon>
          <draw:path draw:style-name="gr1" draw:text-style-name="P1" draw:layer="layout" svg:width="0.36cm" svg:height="0.303cm" svg:x="63.288cm" svg:y="36.299cm" svg:viewBox="0 0 361 304" svg:d="M40 255h281v-59c0-50-11-86-34-110-23-22-59-34-107-34-49 0-84 12-106 34-23 24-34 60-34 110zM0 304v-100c0-71 15-122 43-155 30-32 75-49 137-49s108 17 138 50c29 32 43 84 43 154v100z">
            <text:p/>
          </draw:path>
          <draw:path draw:style-name="gr1" draw:text-style-name="P1" draw:layer="layout" svg:width="0.375cm" svg:height="0.045cm" svg:x="63.273cm" svg:y="36.179cm" svg:viewBox="0 0 376 46" svg:d="M105 46v-46h271v46zM0 46v-46h56v46z">
            <text:p/>
          </draw:path>
          <draw:path draw:style-name="gr1" draw:text-style-name="P1" draw:layer="layout" svg:width="0.277cm" svg:height="0.394cm" svg:x="63.371cm" svg:y="35.694cm" svg:viewBox="0 0 278 395" svg:d="M60 182c-21-11-35-24-45-39-10-16-15-34-15-55 0-28 10-50 30-65 21-15 49-23 85-23h163v44h-161c-26 0-45 5-58 14-13 10-20 23-20 42 0 23 9 42 24 55s36 20 62 20h153v44h-161c-26 0-45 5-58 14s-20 24-20 42c0 23 9 41 24 56 15 13 36 20 62 20h153v44h-271v-44h43c-17-10-30-23-38-38-8-14-12-31-12-50 0-20 5-36 15-50s25-24 45-31z">
            <text:p/>
          </draw:path>
          <draw:path draw:style-name="gr1" draw:text-style-name="P1" draw:layer="layout" svg:width="0.366cm" svg:height="0.229cm" svg:x="63.282cm" svg:y="35.23cm" svg:viewBox="0 0 367 230" svg:d="M326 171v-171h41v230h-41c-19-18-44-44-77-76-32-32-54-53-63-61-18-16-32-27-45-33-12-6-24-9-36-9-19 0-34 7-46 20-12 14-18 31-18 54 0 15 3 31 7 48 6 17 14 35 25 54h-50c-8-19-14-38-18-54-3-17-5-33-5-47 0-38 9-68 28-90 18-23 43-34 74-34 15 0 29 3 42 8 14 6 29 16 47 31 5 4 18 16 42 38 22 22 53 53 93 92z">
            <text:p/>
          </draw:path>
          <draw:line draw:style-name="gr5" draw:text-style-name="P5" draw:layer="layout" svg:x1="64.015cm" svg:y1="44.806cm" svg:x2="64.015cm" svg:y2="27.026cm">
            <text:p/>
          </draw:line>
          <draw:line draw:style-name="gr5" draw:text-style-name="P5" draw:layer="layout" svg:x1="80.037cm" svg:y1="44.806cm" svg:x2="80.037cm" svg:y2="27.026cm">
            <text:p/>
          </draw:line>
          <draw:line draw:style-name="gr5" draw:text-style-name="P5" draw:layer="layout" svg:x1="64.015cm" svg:y1="44.806cm" svg:x2="80.037cm" svg:y2="44.806cm">
            <text:p/>
          </draw:line>
          <draw:line draw:style-name="gr5" draw:text-style-name="P5" draw:layer="layout" svg:x1="64.015cm" svg:y1="27.026cm" svg:x2="80.037cm" svg:y2="27.026cm">
            <text:p/>
          </draw:line>
          <draw:path draw:style-name="gr1" draw:text-style-name="P1" draw:layer="layout" svg:width="0.199cm" svg:height="0.309cm" svg:x="70.771cm" svg:y="26.505cm" svg:viewBox="0 0 200 310" svg:d="M43 35v116h52c20 0 35-5 45-15 11-10 16-25 16-43 0-19-5-33-16-43-10-10-25-15-45-15zM0 0h95c35 0 61 8 79 24s26 38 26 69c0 30-8 53-26 69-18 15-44 24-79 24h-52v124h-43z">
            <text:p/>
          </draw:path>
          <draw:path draw:style-name="gr1" draw:text-style-name="P1" draw:layer="layout" svg:width="0.136cm" svg:height="0.237cm" svg:x="71.016cm" svg:y="26.577cm" svg:viewBox="0 0 137 238" svg:d="M137 41c-5-3-9-4-14-6-5-1-11-1-17-1-21 0-38 7-49 21-12 14-18 34-18 60v123h-39v-233h39v36c8-14 18-24 31-31s29-10 47-10c3 0 6 0 9 0 3 1 6 1 11 2z">
            <text:p/>
          </draw:path>
          <draw:path draw:style-name="gr1" draw:text-style-name="P1" draw:layer="layout" svg:width="0.215cm" svg:height="0.242cm" svg:x="71.166cm" svg:y="26.577cm" svg:viewBox="0 0 216 243" svg:d="M216 113v18h-176c2 26 9 47 24 60 14 14 33 21 58 21 15 0 29-2 44-5 13-4 27-9 41-17v36c-14 6-28 11-42 13-15 3-30 4-45 4-37 0-66-10-88-31-21-22-32-51-32-88s10-67 31-91c20-22 48-33 83-33 31 0 56 10 75 30 17 21 27 48 27 83zM178 102c-1-21-7-38-18-50-12-13-27-20-46-20-21 0-38 7-51 19s-20 29-22 51z">
            <text:p/>
          </draw:path>
          <draw:path draw:style-name="gr1" draw:text-style-name="P1" draw:layer="layout" svg:width="0.207cm" svg:height="0.327cm" svg:x="71.426cm" svg:y="26.492cm" svg:viewBox="0 0 208 328" svg:d="M170 125v-125h38v323h-38v-35c-8 14-18 24-30 31-12 6-27 9-45 9-28 0-51-11-68-33-18-22-27-51-27-88s9-66 27-89c17-22 40-33 68-33 18 0 33 3 45 10s22 17 30 30zM40 207c0 28 5 50 17 66 11 16 27 24 48 24 20 0 36-8 48-24 11-16 17-38 17-66 0-29-6-50-17-66-12-16-28-24-48-24-21 0-37 8-48 24-12 16-17 37-17 66z">
            <text:p/>
          </draw:path>
          <draw:path draw:style-name="gr1" draw:text-style-name="P1" draw:layer="layout" svg:width="0.249cm" svg:height="0.319cm" svg:x="71.83cm" svg:y="26.5cm" svg:viewBox="0 0 250 320" svg:d="M250 29v44c-14-13-29-22-45-29s-34-10-51-10c-36 0-63 11-82 33-18 21-28 52-28 93s10 73 28 94c19 22 46 32 82 32 17 0 35-2 51-9s31-16 45-29v43c-15 10-30 17-46 22s-35 7-53 7c-47 0-83-14-110-42-28-28-41-67-41-118 0-50 13-89 41-118 27-28 63-42 110-42 19 0 37 2 53 7s32 12 46 22z">
            <text:p/>
          </draw:path>
          <draw:polygon draw:style-name="gr1" draw:text-style-name="P1" draw:layer="layout" svg:width="0.038cm" svg:height="0.322cm" svg:x="72.142cm" svg:y="26.492cm" svg:viewBox="0 0 39 323" draw:points="0,323 39,323 39,0 0,0">
            <text:p/>
          </draw:polygon>
          <draw:path draw:style-name="gr1" draw:text-style-name="P1" draw:layer="layout" svg:width="0.196cm" svg:height="0.242cm" svg:x="72.245cm" svg:y="26.577cm" svg:viewBox="0 0 197 243" svg:d="M121 121c-32 0-53 4-65 11s-18 19-18 36c0 14 5 25 13 32 9 8 22 12 37 12 22 0 39-7 52-22 12-15 19-35 19-60v-9zM197 106v132h-38v-35c-9 14-20 24-33 31-13 6-29 9-48 9-24 0-43-6-57-19s-21-31-21-53c0-26 9-46 26-59 18-13 44-20 79-20h54v-4c0-17-6-31-18-41-11-9-27-15-48-15-15 0-27 2-40 6-13 3-24 8-36 14v-36c14-5 27-9 40-12s26-4 40-4c33 0 58 9 75 26 16 18 25 45 25 80z">
            <text:p/>
          </draw:path>
          <draw:path draw:style-name="gr1" draw:text-style-name="P1" draw:layer="layout" svg:width="0.177cm" svg:height="0.242cm" svg:x="72.502cm" svg:y="26.577cm" svg:viewBox="0 0 178 243" svg:d="M166 12v37c-11-5-23-9-35-12-11-4-23-5-36-5-19 0-33 2-42 9-10 6-14 15-14 26 0 9 3 16 10 21s20 10 40 14l14 3c27 6 47 15 58 25s17 25 17 44c0 22-8 38-25 51-18 12-42 18-72 18-12 0-25-1-39-3-13-2-27-6-42-11v-39c14 8 28 13 42 17 13 3 27 5 40 5 18 0 32-3 42-9 9-6 14-15 14-26 0-10-4-18-10-24-7-5-22-11-46-16l-13-3c-24-5-41-13-52-23-10-10-15-24-15-42 0-22 7-40 23-51 15-12 37-18 66-18 14 0 27 1 40 3 12 2 24 5 35 9z">
            <text:p/>
          </draw:path>
          <draw:path draw:style-name="gr1" draw:text-style-name="P1" draw:layer="layout" svg:width="0.177cm" svg:height="0.242cm" svg:x="72.723cm" svg:y="26.577cm" svg:viewBox="0 0 178 243" svg:d="M165 12v37c-11-5-22-9-33-12-12-4-24-5-37-5-19 0-34 2-43 9-9 6-14 15-14 26 0 9 4 16 10 21 7 5 21 10 41 14l14 3c27 6 46 15 58 25 11 10 17 25 17 44 0 22-9 38-26 51-17 12-40 18-71 18-13 0-25-1-39-3s-27-6-42-11v-39c14 8 28 13 41 17 14 3 27 5 41 5 19 0 33-3 42-9 10-6 15-15 15-26 0-10-4-18-11-24-7-5-22-11-47-16l-13-3c-23-5-41-13-51-23-11-10-16-24-16-42 0-22 8-40 23-51 15-12 37-18 66-18 15 0 28 1 41 3 12 2 24 5 34 9z">
            <text:p/>
          </draw:path>
          <draw:path draw:style-name="gr1" draw:text-style-name="P1" draw:layer="layout" svg:width="0.213cm" svg:height="0.319cm" svg:x="73.082cm" svg:y="26.5cm" svg:viewBox="0 0 214 320" svg:d="M20 308v-38c10 5 20 9 31 12 11 2 21 4 32 4 27 0 48-9 64-28 14-19 23-46 25-86-8 13-19 23-30 29-14 6-27 9-42 9-31 0-56-9-74-28-17-19-26-45-26-77s9-57 28-76c18-20 43-29 75-29 36 0 64 14 82 41 19 27 29 67 29 119 0 50-12 88-35 117s-55 43-94 43c-11 0-21-1-32-3-11-1-22-4-33-9zM103 178c18 0 34-8 45-20 11-13 17-31 17-53s-6-40-17-53c-11-12-27-19-45-19-19 0-34 7-45 19-11 13-16 31-16 53s5 40 16 53c11 12 26 20 45 20z">
            <text:p/>
          </draw:path>
          <draw:polygon draw:style-name="gr2" draw:text-style-name="P2" draw:layer="layout" svg:width="15.212cm" svg:height="17.78cm" svg:x="84.784cm" svg:y="27.026cm" svg:viewBox="0 0 15213 17781" draw:points="0,17781 15213,17781 15213,0 0,0">
            <text:p/>
          </draw:polygon>
          <draw:path draw:style-name="gr15" draw:text-style-name="P13" draw:layer="layout" svg:width="0.789cm" svg:height="0.789cm" svg:x="91.464cm" svg:y="29.552cm" svg:viewBox="0 0 790 790" svg:d="M395 790c105 0 205-42 279-115 74-74 116-175 116-279 0-106-42-206-116-280s-174-116-279-116c-104 0-206 42-280 116s-115 174-115 280c0 104 41 205 115 279 74 73 176 115 280 115z">
            <text:p/>
          </draw:path>
          <draw:path draw:style-name="gr16" draw:text-style-name="P5" draw:layer="layout" svg:width="0.789cm" svg:height="0.789cm" svg:x="91.464cm" svg:y="29.552cm" svg:viewBox="0 0 790 790" svg:d="M395 790c105 0 205-42 279-115 74-74 116-175 116-279 0-106-42-206-116-280s-174-116-279-116c-104 0-206 42-280 116s-115 174-115 280c0 104 41 205 115 279 74 73 176 115 280 115z">
            <text:p/>
          </draw:path>
          <draw:path draw:style-name="gr17" draw:text-style-name="P13" draw:layer="layout" svg:width="0.789cm" svg:height="0.789cm" svg:x="89.24cm" svg:y="38.758cm" svg:viewBox="0 0 790 790" svg:d="M395 790c105 0 205-42 279-116 74-75 116-175 116-280 0-104-42-205-116-279s-174-115-279-115c-104 0-205 41-279 115-75 74-116 175-116 279 0 105 41 205 116 280 74 74 175 116 279 116z">
            <text:p/>
          </draw:path>
          <draw:path draw:style-name="gr17" draw:text-style-name="P13" draw:layer="layout" svg:width="0.789cm" svg:height="0.789cm" svg:x="92.252cm" svg:y="38.277cm" svg:viewBox="0 0 790 790" svg:d="M396 790c104 0 205-42 278-116 74-74 116-174 116-279s-42-206-116-280c-73-74-174-115-278-115-105 0-206 41-280 115s-116 175-116 280 42 205 116 279 175 116 280 116z">
            <text:p/>
          </draw:path>
          <draw:path draw:style-name="gr17" draw:text-style-name="P13" draw:layer="layout" svg:width="0.789cm" svg:height="0.789cm" svg:x="97.233cm" svg:y="40.061cm" svg:viewBox="0 0 790 790" svg:d="M394 790c105 0 205-42 279-116 74-73 117-174 117-278 0-105-43-205-117-279-74-75-174-117-279-117-104 0-205 42-279 117-74 74-115 174-115 279 0 104 41 205 115 278 74 74 175 116 279 116z">
            <text:p/>
          </draw:path>
          <draw:path draw:style-name="gr17" draw:text-style-name="P13" draw:layer="layout" svg:width="0.789cm" svg:height="0.789cm" svg:x="87.476cm" svg:y="36.986cm" svg:viewBox="0 0 790 790" svg:d="M395 790c105 0 205-42 279-116s116-174 116-278c0-105-42-205-116-279s-174-117-279-117c-104 0-206 43-280 117s-115 174-115 279c0 104 41 204 115 278s176 116 280 116z">
            <text:p/>
          </draw:path>
          <draw:path draw:style-name="gr17" draw:text-style-name="P13" draw:layer="layout" svg:width="0.789cm" svg:height="0.789cm" svg:x="91.012cm" svg:y="28.845cm" svg:viewBox="0 0 790 790" svg:d="M395 790c104 0 205-41 280-115 74-74 115-175 115-279 0-105-41-206-115-280-75-74-176-116-280-116-105 0-205 42-279 116s-116 175-116 280c0 104 42 205 116 279s174 115 279 115z">
            <text:p/>
          </draw:path>
          <draw:path draw:style-name="gr17" draw:text-style-name="P13" draw:layer="layout" svg:width="0.789cm" svg:height="0.789cm" svg:x="96.496cm" svg:y="34.992cm" svg:viewBox="0 0 790 790" svg:d="M394 790c105 0 205-42 279-116 75-74 117-174 117-280 0-104-42-205-117-279-74-73-174-115-279-115-104 0-205 42-279 115-74 74-115 175-115 279 0 106 41 206 115 280s175 116 279 116z">
            <text:p/>
          </draw:path>
          <draw:path draw:style-name="gr17" draw:text-style-name="P13" draw:layer="layout" svg:width="0.789cm" svg:height="0.789cm" svg:x="87.233cm" svg:y="32.081cm" svg:viewBox="0 0 790 790" svg:d="M394 790c105 0 206-42 280-115 74-74 116-175 116-279 0-105-42-205-116-280-74-74-175-116-280-116-104 0-205 42-279 116-74 75-115 175-115 280 0 104 41 205 115 279 74 73 175 115 279 115z">
            <text:p/>
          </draw:path>
          <draw:path draw:style-name="gr17" draw:text-style-name="P13" draw:layer="layout" svg:width="0.789cm" svg:height="0.789cm" svg:x="88.257cm" svg:y="40.979cm" svg:viewBox="0 0 790 790" svg:d="M395 790c105 0 205-42 279-117 74-74 116-174 116-279 0-104-42-205-116-279s-174-115-279-115c-104 0-206 41-280 115s-115 175-115 279c0 105 41 205 115 279 74 75 176 117 280 117z">
            <text:p/>
          </draw:path>
          <draw:path draw:style-name="gr17" draw:text-style-name="P13" draw:layer="layout" svg:width="0.789cm" svg:height="0.788cm" svg:x="97.428cm" svg:y="34.056cm" svg:viewBox="0 0 790 789" svg:d="M395 789c104 0 205-41 279-115s116-175 116-280-42-205-116-279-175-115-279-115c-105 0-205 41-279 115s-116 174-116 279 42 206 116 280 174 115 279 115z">
            <text:p/>
          </draw:path>
          <draw:path draw:style-name="gr17" draw:text-style-name="P13" draw:layer="layout" svg:width="0.789cm" svg:height="0.789cm" svg:x="96.53cm" svg:y="34.36cm" svg:viewBox="0 0 790 790" svg:d="M395 790c104 0 205-42 280-116 74-74 115-174 115-279 0-104-41-206-115-280-75-74-176-115-280-115-105 0-205 41-279 115s-116 176-116 280c0 105 42 205 116 279s174 116 279 116z">
            <text:p/>
          </draw:path>
          <draw:path draw:style-name="gr17" draw:text-style-name="P13" draw:layer="layout" svg:width="0.788cm" svg:height="0.789cm" svg:x="95.94cm" svg:y="38.327cm" svg:viewBox="0 0 789 790" svg:d="M394 790c106 0 206-42 280-115 74-74 115-175 115-279 0-105-41-206-115-280s-174-116-280-116c-105 0-205 42-279 116s-115 175-115 280c0 104 41 205 115 279 74 73 174 115 279 115z">
            <text:p/>
          </draw:path>
          <draw:path draw:style-name="gr17" draw:text-style-name="P13" draw:layer="layout" svg:width="0.789cm" svg:height="0.789cm" svg:x="88.241cm" svg:y="32.749cm" svg:viewBox="0 0 790 790" svg:d="M395 790c105 0 205-42 279-116s116-174 116-278c0-106-42-206-116-280s-174-116-279-116c-104 0-206 42-280 116s-115 174-115 280c0 104 41 204 115 278s176 116 280 116z">
            <text:p/>
          </draw:path>
          <draw:path draw:style-name="gr17" draw:text-style-name="P13" draw:layer="layout" svg:width="0.788cm" svg:height="0.789cm" svg:x="88.677cm" svg:y="38.632cm" svg:viewBox="0 0 789 790" svg:d="M394 790c105 0 205-42 280-117 74-74 115-174 115-279 0-104-41-205-115-279-75-74-175-115-280-115s-205 41-279 115-115 175-115 279c0 105 41 205 115 279 74 75 174 117 279 117z">
            <text:p/>
          </draw:path>
          <draw:path draw:style-name="gr17" draw:text-style-name="P13" draw:layer="layout" svg:width="0.789cm" svg:height="0.789cm" svg:x="90.608cm" svg:y="35.415cm" svg:viewBox="0 0 790 790" svg:d="M395 790c105 0 205-42 279-116s116-174 116-279c0-104-42-205-116-278-74-74-174-117-279-117-104 0-206 43-280 117-74 73-115 174-115 278 0 105 41 205 115 279s176 116 280 116z">
            <text:p/>
          </draw:path>
          <draw:path draw:style-name="gr17" draw:text-style-name="P13" draw:layer="layout" svg:width="0.789cm" svg:height="0.789cm" svg:x="91.056cm" svg:y="41.003cm" svg:viewBox="0 0 790 790" svg:d="M394 790c105 0 205-42 280-117 74-74 116-174 116-279 0-104-42-205-116-279-75-74-175-115-280-115-104 0-205 41-278 115-74 74-116 175-116 279 0 105 42 205 116 279 73 75 174 117 278 117z">
            <text:p/>
          </draw:path>
          <draw:path draw:style-name="gr17" draw:text-style-name="P13" draw:layer="layout" svg:width="0.789cm" svg:height="0.789cm" svg:x="89.864cm" svg:y="42.498cm" svg:viewBox="0 0 790 790" svg:d="M395 790c105 0 205-42 279-116s116-174 116-279c0-104-42-205-116-279s-174-116-279-116c-104 0-206 42-280 116s-115 175-115 279c0 105 41 205 115 279s176 116 280 116z">
            <text:p/>
          </draw:path>
          <draw:path draw:style-name="gr17" draw:text-style-name="P13" draw:layer="layout" svg:width="0.789cm" svg:height="0.788cm" svg:x="94.563cm" svg:y="41.032cm" svg:viewBox="0 0 790 789" svg:d="M396 789c104 0 205-41 279-116 74-74 115-174 115-279s-41-205-115-279-175-115-279-115c-105 0-206 41-280 115s-116 174-116 279 42 205 116 279c74 75 175 116 280 116z">
            <text:p/>
          </draw:path>
          <draw:path draw:style-name="gr17" draw:text-style-name="P13" draw:layer="layout" svg:width="0.789cm" svg:height="0.789cm" svg:x="87.254cm" svg:y="34.924cm" svg:viewBox="0 0 790 790" svg:d="M395 790c105 0 206-41 279-115 74-74 116-175 116-280s-42-205-116-279c-73-74-174-116-279-116s-205 42-279 116-116 174-116 279 42 206 116 280 174 115 279 115z">
            <text:p/>
          </draw:path>
          <draw:path draw:style-name="gr17" draw:text-style-name="P13" draw:layer="layout" svg:width="0.789cm" svg:height="0.789cm" svg:x="89.413cm" svg:y="30.061cm" svg:viewBox="0 0 790 790" svg:d="M394 790c105 0 205-41 279-115 75-75 117-176 117-280 0-105-42-205-117-279-74-74-174-116-279-116-104 0-205 42-279 116-73 74-115 174-115 279 0 104 42 205 115 280 74 74 175 115 279 115z">
            <text:p/>
          </draw:path>
          <draw:path draw:style-name="gr17" draw:text-style-name="P13" draw:layer="layout" svg:width="0.789cm" svg:height="0.789cm" svg:x="86.932cm" svg:y="34.394cm" svg:viewBox="0 0 790 790" svg:d="M396 790c104 0 205-41 279-115s115-175 115-279c0-105-41-206-115-280s-175-116-279-116c-105 0-205 42-279 116s-117 175-117 280c0 104 43 205 117 279s174 115 279 115z">
            <text:p/>
          </draw:path>
          <draw:path draw:style-name="gr17" draw:text-style-name="P13" draw:layer="layout" svg:width="0.789cm" svg:height="0.789cm" svg:x="92.898cm" svg:y="40.794cm" svg:viewBox="0 0 790 790" svg:d="M395 790c105 0 205-41 279-115s116-174 116-279-42-205-116-280c-74-74-174-116-279-116s-206 42-279 116c-74 75-116 175-116 280s42 205 116 279c73 74 174 115 279 115z">
            <text:p/>
          </draw:path>
          <draw:path draw:style-name="gr17" draw:text-style-name="P13" draw:layer="layout" svg:width="0.789cm" svg:height="0.789cm" svg:x="94.421cm" svg:y="36.52cm" svg:viewBox="0 0 790 790" svg:d="M395 790c105 0 206-42 279-116 74-74 116-174 116-279s-42-205-116-279c-73-74-174-116-279-116s-205 42-279 116-116 174-116 279 42 205 116 279 174 116 279 116z">
            <text:p/>
          </draw:path>
          <draw:path draw:style-name="gr17" draw:text-style-name="P13" draw:layer="layout" svg:width="0.789cm" svg:height="0.789cm" svg:x="95.877cm" svg:y="32.344cm" svg:viewBox="0 0 790 790" svg:d="M395 790c104 0 206-42 280-117 74-73 115-174 115-278 0-105-41-205-115-279s-176-116-280-116c-105 0-205 42-279 116s-116 174-116 279c0 104 42 205 116 278 74 75 174 117 279 117z">
            <text:p/>
          </draw:path>
          <draw:path draw:style-name="gr17" draw:text-style-name="P13" draw:layer="layout" svg:width="0.789cm" svg:height="0.789cm" svg:x="98.334cm" svg:y="31.44cm" svg:viewBox="0 0 790 790" svg:d="M394 790c106 0 206-42 280-116s116-174 116-279c0-104-42-205-116-279-74-75-174-116-280-116-105 0-205 41-279 116-74 74-115 175-115 279 0 105 41 205 115 279s174 116 279 116z">
            <text:p/>
          </draw:path>
          <draw:polygon draw:style-name="gr17" draw:text-style-name="P13" draw:layer="layout" svg:width="0.789cm" svg:height="0.789cm" svg:x="94.061cm" svg:y="33.08cm" svg:viewBox="0 0 790 790" draw:points="394,0 0,790 790,790">
            <text:p/>
          </draw:polygon>
          <draw:polygon draw:style-name="gr17" draw:text-style-name="P13" draw:layer="layout" svg:width="0.789cm" svg:height="0.789cm" svg:x="93.438cm" svg:y="33.132cm" svg:viewBox="0 0 790 790" draw:points="395,0 0,790 790,790">
            <text:p/>
          </draw:polygon>
          <draw:polygon draw:style-name="gr17" draw:text-style-name="P13" draw:layer="layout" svg:width="0.789cm" svg:height="0.789cm" svg:x="92.293cm" svg:y="40.832cm" svg:viewBox="0 0 790 790" draw:points="396,0 0,790 790,790">
            <text:p/>
          </draw:polygon>
          <draw:polygon draw:style-name="gr17" draw:text-style-name="P13" draw:layer="layout" svg:width="0.789cm" svg:height="0.788cm" svg:x="91.576cm" svg:y="39.893cm" svg:viewBox="0 0 790 789" draw:points="395,0 0,789 790,789">
            <text:p/>
          </draw:polygon>
          <draw:polygon draw:style-name="gr17" draw:text-style-name="P13" draw:layer="layout" svg:width="0.789cm" svg:height="0.789cm" svg:x="88.413cm" svg:y="39.736cm" svg:viewBox="0 0 790 790" draw:points="395,0 0,790 790,790">
            <text:p/>
          </draw:polygon>
          <draw:polygon draw:style-name="gr17" draw:text-style-name="P13" draw:layer="layout" svg:width="0.789cm" svg:height="0.789cm" svg:x="94.363cm" svg:y="35.122cm" svg:viewBox="0 0 790 790" draw:points="395,0 0,790 790,790">
            <text:p/>
          </draw:polygon>
          <draw:polygon draw:style-name="gr17" draw:text-style-name="P13" draw:layer="layout" svg:width="0.788cm" svg:height="0.789cm" svg:x="90.146cm" svg:y="38.374cm" svg:viewBox="0 0 789 790" draw:points="394,0 0,790 789,790">
            <text:p/>
          </draw:polygon>
          <draw:polygon draw:style-name="gr17" draw:text-style-name="P13" draw:layer="layout" svg:width="0.789cm" svg:height="0.789cm" svg:x="92.415cm" svg:y="30.753cm" svg:viewBox="0 0 790 790" draw:points="395,0 0,790 790,790">
            <text:p/>
          </draw:polygon>
          <draw:polygon draw:style-name="gr17" draw:text-style-name="P13" draw:layer="layout" svg:width="0.788cm" svg:height="0.788cm" svg:x="85.658cm" svg:y="34.144cm" svg:viewBox="0 0 789 789" draw:points="394,0 0,789 789,789">
            <text:p/>
          </draw:polygon>
          <draw:polygon draw:style-name="gr17" draw:text-style-name="P13" draw:layer="layout" svg:width="0.788cm" svg:height="0.789cm" svg:x="90.614cm" svg:y="42.155cm" svg:viewBox="0 0 789 790" draw:points="395,0 0,790 789,790">
            <text:p/>
          </draw:polygon>
          <draw:polygon draw:style-name="gr17" draw:text-style-name="P13" draw:layer="layout" svg:width="0.789cm" svg:height="0.789cm" svg:x="86.276cm" svg:y="38.215cm" svg:viewBox="0 0 790 790" draw:points="394,0 0,790 790,790">
            <text:p/>
          </draw:polygon>
          <draw:polygon draw:style-name="gr17" draw:text-style-name="P13" draw:layer="layout" svg:width="0.789cm" svg:height="0.789cm" svg:x="93.274cm" svg:y="33.697cm" svg:viewBox="0 0 790 790" draw:points="394,0 0,790 790,790">
            <text:p/>
          </draw:polygon>
          <draw:polygon draw:style-name="gr17" draw:text-style-name="P13" draw:layer="layout" svg:width="0.789cm" svg:height="0.789cm" svg:x="89.005cm" svg:y="32.374cm" svg:viewBox="0 0 790 790" draw:points="396,0 0,790 790,790">
            <text:p/>
          </draw:polygon>
          <draw:polygon draw:style-name="gr17" draw:text-style-name="P13" draw:layer="layout" svg:width="0.788cm" svg:height="0.788cm" svg:x="98.14cm" svg:y="34.194cm" svg:viewBox="0 0 789 789" draw:points="394,0 0,789 789,789">
            <text:p/>
          </draw:polygon>
          <draw:polygon draw:style-name="gr17" draw:text-style-name="P13" draw:layer="layout" svg:width="0.789cm" svg:height="0.789cm" svg:x="89.992cm" svg:y="30.999cm" svg:viewBox="0 0 790 790" draw:points="396,0 0,790 790,790">
            <text:p/>
          </draw:polygon>
          <draw:polygon draw:style-name="gr17" draw:text-style-name="P13" draw:layer="layout" svg:width="0.789cm" svg:height="0.789cm" svg:x="95.594cm" svg:y="31.695cm" svg:viewBox="0 0 790 790" draw:points="395,0 0,790 790,790">
            <text:p/>
          </draw:polygon>
          <draw:polygon draw:style-name="gr17" draw:text-style-name="P13" draw:layer="layout" svg:width="0.789cm" svg:height="0.789cm" svg:x="90.687cm" svg:y="42.929cm" svg:viewBox="0 0 790 790" draw:points="396,0 0,790 790,790">
            <text:p/>
          </draw:polygon>
          <draw:polygon draw:style-name="gr17" draw:text-style-name="P13" draw:layer="layout" svg:width="0.789cm" svg:height="0.789cm" svg:x="97.997cm" svg:y="40.217cm" svg:viewBox="0 0 790 790" draw:points="395,0 0,790 790,790">
            <text:p/>
          </draw:polygon>
          <draw:polygon draw:style-name="gr17" draw:text-style-name="P13" draw:layer="layout" svg:width="0.789cm" svg:height="0.789cm" svg:x="91.497cm" svg:y="28.113cm" svg:viewBox="0 0 790 790" draw:points="395,0 0,790 790,790">
            <text:p/>
          </draw:polygon>
          <draw:polygon draw:style-name="gr17" draw:text-style-name="P13" draw:layer="layout" svg:width="0.789cm" svg:height="0.789cm" svg:x="93.733cm" svg:y="31.685cm" svg:viewBox="0 0 790 790" draw:points="396,0 0,790 790,790">
            <text:p/>
          </draw:polygon>
          <draw:polygon draw:style-name="gr17" draw:text-style-name="P13" draw:layer="layout" svg:width="0.789cm" svg:height="0.789cm" svg:x="87.506cm" svg:y="40.857cm" svg:viewBox="0 0 790 790" draw:points="395,0 0,790 790,790">
            <text:p/>
          </draw:polygon>
          <draw:polygon draw:style-name="gr17" draw:text-style-name="P13" draw:layer="layout" svg:width="0.788cm" svg:height="0.789cm" svg:x="90.506cm" svg:y="31.285cm" svg:viewBox="0 0 789 790" draw:points="395,0 0,790 789,790">
            <text:p/>
          </draw:polygon>
          <draw:polygon draw:style-name="gr17" draw:text-style-name="P13" draw:layer="layout" svg:width="0.789cm" svg:height="0.789cm" svg:x="91.176cm" svg:y="38.417cm" svg:viewBox="0 0 790 790" draw:points="395,0 0,790 790,790">
            <text:p/>
          </draw:polygon>
          <draw:polygon draw:style-name="gr17" draw:text-style-name="P13" draw:layer="layout" svg:width="0.789cm" svg:height="0.788cm" svg:x="92.785cm" svg:y="31.257cm" svg:viewBox="0 0 790 789" draw:points="395,0 0,789 790,789">
            <text:p/>
          </draw:polygon>
          <draw:polygon draw:style-name="gr17" draw:text-style-name="P13" draw:layer="layout" svg:width="0.789cm" svg:height="0.789cm" svg:x="86.649cm" svg:y="39.667cm" svg:viewBox="0 0 790 790" draw:points="395,0 0,790 790,790">
            <text:p/>
          </draw:polygon>
          <draw:path draw:style-name="gr1" draw:text-style-name="P1" draw:layer="layout" svg:width="0.303cm" svg:height="0.36cm" svg:x="91.703cm" svg:y="45.085cm" svg:viewBox="0 0 304 361" svg:d="M49 40v281h59c49 0 86-10 110-33 23-23 35-58 35-107 0-48-12-83-35-107-24-22-61-34-110-34zM0 0h101c69 0 122 15 154 44 33 29 49 75 49 137s-17 108-49 137c-33 29-85 43-154 43h-101z">
            <text:p/>
          </draw:path>
          <draw:path draw:style-name="gr1" draw:text-style-name="P1" draw:layer="layout" svg:width="0.044cm" svg:height="0.375cm" svg:x="92.082cm" svg:y="45.07cm" svg:viewBox="0 0 45 376" svg:d="M0 106h45v270h-45zM0 0h45v56h-45z">
            <text:p/>
          </draw:path>
          <draw:path draw:style-name="gr1" draw:text-style-name="P1" draw:layer="layout" svg:width="0.394cm" svg:height="0.276cm" svg:x="92.218cm" svg:y="45.169cm" svg:viewBox="0 0 395 277" svg:d="M212 59c11-20 25-35 40-45 15-9 34-14 55-14 27 0 49 10 64 30 16 20 24 48 24 84v163h-45v-161c0-26-5-45-14-58-9-12-23-19-42-19-23 0-41 8-54 24-14 15-20 36-20 62v152h-45v-161c0-26-5-45-13-58-10-12-24-19-43-19-23 0-41 8-54 24-15 15-21 36-21 62v152h-44v-271h44v43c11-17 23-29 38-37 13-8 30-12 50-12s36 5 50 15 24 25 30 44z">
            <text:p/>
          </draw:path>
          <draw:polygon draw:style-name="gr1" draw:text-style-name="P1" draw:layer="layout" svg:width="0.214cm" svg:height="0.36cm" svg:x="92.865cm" svg:y="45.085cm" svg:viewBox="0 0 215 361" draw:points="7,320 87,320 87,45 0,62 0,18 87,0 136,0 136,320 215,320 215,361 7,361">
            <text:p/>
          </draw:polygon>
          <draw:path draw:style-name="gr1" draw:text-style-name="P1" draw:layer="layout" svg:width="0.36cm" svg:height="0.303cm" svg:x="84.057cm" svg:y="36.299cm" svg:viewBox="0 0 361 304" svg:d="M41 255h280v-59c0-50-11-86-33-110-23-22-59-34-107-34s-83 12-106 34c-22 24-34 60-34 110zM0 304v-100c0-71 15-122 45-155 29-32 74-49 136-49s108 17 137 50c29 32 43 84 43 154v100z">
            <text:p/>
          </draw:path>
          <draw:path draw:style-name="gr1" draw:text-style-name="P1" draw:layer="layout" svg:width="0.375cm" svg:height="0.045cm" svg:x="84.042cm" svg:y="36.179cm" svg:viewBox="0 0 376 46" svg:d="M106 46v-46h270v46zM0 46v-46h56v46z">
            <text:p/>
          </draw:path>
          <draw:path draw:style-name="gr1" draw:text-style-name="P1" draw:layer="layout" svg:width="0.276cm" svg:height="0.394cm" svg:x="84.141cm" svg:y="35.694cm" svg:viewBox="0 0 277 395" svg:d="M58 182c-20-11-34-24-44-39-9-16-14-34-14-55 0-28 10-50 29-65 20-15 48-23 84-23h164v44h-162c-26 0-45 5-58 14-12 10-19 23-19 42 0 23 8 42 24 55 15 13 36 20 62 20h153v44h-162c-26 0-45 5-58 14-12 9-19 24-19 42 0 23 8 41 24 56 15 13 36 20 62 20h153v44h-271v-44h42c-16-10-28-23-36-38-8-14-12-31-12-50 0-20 5-36 15-50 9-14 24-24 43-31z">
            <text:p/>
          </draw:path>
          <draw:path draw:style-name="gr1" draw:text-style-name="P1" draw:layer="layout" svg:width="0.366cm" svg:height="0.229cm" svg:x="84.051cm" svg:y="35.23cm" svg:viewBox="0 0 367 230" svg:d="M326 171v-171h41v230h-41c-18-18-45-44-78-76-32-32-53-53-62-61-17-16-32-27-44-33s-25-9-36-9c-19 0-35 7-47 20-12 14-18 31-18 54 0 15 3 31 8 48s13 35 24 54h-49c-8-19-14-38-18-54-4-17-6-33-6-47 0-38 9-68 28-90 19-23 43-34 75-34 14 0 29 3 42 8 13 6 29 16 47 31 4 4 18 16 40 38s53 53 94 92z">
            <text:p/>
          </draw:path>
          <draw:line draw:style-name="gr5" draw:text-style-name="P5" draw:layer="layout" svg:x1="84.784cm" svg:y1="44.806cm" svg:x2="84.784cm" svg:y2="27.026cm">
            <text:p/>
          </draw:line>
          <draw:line draw:style-name="gr5" draw:text-style-name="P5" draw:layer="layout" svg:x1="99.996cm" svg:y1="44.806cm" svg:x2="99.996cm" svg:y2="27.026cm">
            <text:p/>
          </draw:line>
          <draw:line draw:style-name="gr5" draw:text-style-name="P5" draw:layer="layout" svg:x1="84.784cm" svg:y1="44.806cm" svg:x2="99.996cm" svg:y2="44.806cm">
            <text:p/>
          </draw:line>
          <draw:line draw:style-name="gr5" draw:text-style-name="P5" draw:layer="layout" svg:x1="84.784cm" svg:y1="27.026cm" svg:x2="99.996cm" svg:y2="27.026cm">
            <text:p/>
          </draw:line>
          <draw:path draw:style-name="gr1" draw:text-style-name="P1" draw:layer="layout" svg:width="0.199cm" svg:height="0.309cm" svg:x="91cm" svg:y="26.505cm" svg:viewBox="0 0 200 310" svg:d="M42 35v116h52c21 0 36-5 46-15 11-10 16-25 16-43 0-19-5-33-16-43-10-10-25-15-46-15zM0 0h94c36 0 62 8 80 24s26 38 26 69c0 30-8 53-26 69-18 15-44 24-80 24h-52v124h-42z">
            <text:p/>
          </draw:path>
          <draw:path draw:style-name="gr1" draw:text-style-name="P1" draw:layer="layout" svg:width="0.136cm" svg:height="0.237cm" svg:x="91.245cm" svg:y="26.577cm" svg:viewBox="0 0 137 238" svg:d="M137 41c-5-3-9-4-14-6-5-1-11-1-17-1-21 0-38 7-49 21-13 14-19 34-19 60v123h-38v-233h38v36c8-14 19-24 32-31s29-10 47-10c3 0 6 0 9 0 3 1 6 1 11 2z">
            <text:p/>
          </draw:path>
          <draw:path draw:style-name="gr1" draw:text-style-name="P1" draw:layer="layout" svg:width="0.215cm" svg:height="0.242cm" svg:x="91.395cm" svg:y="26.577cm" svg:viewBox="0 0 216 243" svg:d="M216 113v18h-176c2 26 10 47 25 60 14 14 33 21 58 21 15 0 29-2 43-5 13-4 27-9 41-17v36c-14 6-28 11-42 13-14 3-29 4-44 4-37 0-66-10-89-31-21-22-32-51-32-88s10-67 31-91c21-22 49-33 84-33 31 0 55 10 74 30 17 21 27 48 27 83zM178 102c-1-21-7-38-18-50-11-13-26-20-45-20-21 0-38 7-51 19s-21 29-23 51z">
            <text:p/>
          </draw:path>
          <draw:path draw:style-name="gr1" draw:text-style-name="P1" draw:layer="layout" svg:width="0.207cm" svg:height="0.327cm" svg:x="91.655cm" svg:y="26.492cm" svg:viewBox="0 0 208 328" svg:d="M170 125v-125h38v323h-38v-35c-8 14-19 24-31 31-12 6-27 9-44 9-28 0-51-11-68-33-18-22-27-51-27-88s9-66 27-89c17-22 40-33 68-33 17 0 32 3 44 10s23 17 31 30zM40 207c0 28 5 50 17 66 11 16 27 24 47 24s36-8 48-24 18-38 18-66c0-29-6-50-18-66s-28-24-48-24-36 8-47 24c-12 16-17 37-17 66z">
            <text:p/>
          </draw:path>
          <draw:path draw:style-name="gr1" draw:text-style-name="P1" draw:layer="layout" svg:width="0.249cm" svg:height="0.319cm" svg:x="92.059cm" svg:y="26.5cm" svg:viewBox="0 0 250 320" svg:d="M250 29v44c-14-13-29-22-45-29s-33-10-50-10c-36 0-63 11-82 33-18 21-28 52-28 93s10 73 28 94c19 22 46 32 82 32 17 0 34-2 50-9s31-16 45-29v43c-15 10-30 17-46 22s-34 7-52 7c-47 0-83-14-110-42-29-28-42-67-42-118 0-50 13-89 42-118 27-28 63-42 110-42 19 0 36 2 52 7s32 12 46 22z">
            <text:p/>
          </draw:path>
          <draw:polygon draw:style-name="gr1" draw:text-style-name="P1" draw:layer="layout" svg:width="0.038cm" svg:height="0.322cm" svg:x="92.371cm" svg:y="26.492cm" svg:viewBox="0 0 39 323" draw:points="0,323 39,323 39,0 0,0">
            <text:p/>
          </draw:polygon>
          <draw:path draw:style-name="gr1" draw:text-style-name="P1" draw:layer="layout" svg:width="0.196cm" svg:height="0.242cm" svg:x="92.474cm" svg:y="26.577cm" svg:viewBox="0 0 197 243" svg:d="M120 121c-31 0-52 4-64 11s-18 19-18 36c0 14 5 25 13 32 9 8 22 12 37 12 21 0 38-7 51-22s20-35 20-60v-9zM197 106v132h-38v-35c-9 14-21 24-34 31-13 6-29 9-47 9-24 0-43-6-57-19s-21-31-21-53c0-26 9-46 26-59 18-13 44-20 78-20h55v-4c0-17-6-31-19-41-11-9-27-15-48-15-13 0-26 2-39 6-13 3-24 8-36 14v-36c14-5 27-9 40-12s26-4 39-4c33 0 59 9 76 26 16 18 25 45 25 80z">
            <text:p/>
          </draw:path>
          <draw:path draw:style-name="gr1" draw:text-style-name="P1" draw:layer="layout" svg:width="0.177cm" svg:height="0.242cm" svg:x="92.731cm" svg:y="26.577cm" svg:viewBox="0 0 178 243" svg:d="M166 12v37c-12-5-23-9-35-12-11-4-23-5-36-5-19 0-33 2-42 9-10 6-14 15-14 26 0 9 3 16 10 21s20 10 40 14l14 3c27 6 46 15 58 25 11 10 17 25 17 44 0 22-8 38-26 51-17 12-41 18-71 18-12 0-25-1-39-3-13-2-27-6-42-11v-39c14 8 28 13 42 17 13 3 27 5 40 5 18 0 32-3 42-9 9-6 14-15 14-26 0-10-4-18-10-24-7-5-22-11-46-16l-13-3c-24-5-41-13-51-23-11-10-16-24-16-42 0-22 7-40 23-51 15-12 37-18 66-18 14 0 27 1 40 3 12 2 23 5 35 9z">
            <text:p/>
          </draw:path>
          <draw:path draw:style-name="gr1" draw:text-style-name="P1" draw:layer="layout" svg:width="0.177cm" svg:height="0.242cm" svg:x="92.952cm" svg:y="26.577cm" svg:viewBox="0 0 178 243" svg:d="M165 12v37c-11-5-22-9-33-12-12-4-25-5-37-5-19 0-33 2-43 9-9 6-14 15-14 26 0 9 4 16 10 21 7 5 21 10 41 14l13 3c28 6 47 15 59 25 11 10 17 25 17 44 0 22-9 38-26 51-17 12-40 18-71 18-13 0-25-1-39-3s-27-6-42-11v-39c14 8 28 13 41 17 14 3 27 5 41 5 18 0 33-3 42-9 10-6 15-15 15-26 0-10-4-18-11-24-7-5-23-11-47-16l-13-3c-23-5-41-13-51-23-11-10-16-24-16-42 0-22 8-40 23-51 16-12 38-18 66-18 14 0 28 1 41 3 12 2 24 5 34 9z">
            <text:p/>
          </draw:path>
          <draw:polygon draw:style-name="gr1" draw:text-style-name="P1" draw:layer="layout" svg:width="0.183cm" svg:height="0.309cm" svg:x="93.331cm" svg:y="26.505cm" svg:viewBox="0 0 184 310" draw:points="6,275 74,275 74,38 0,53 0,15 73,0 116,0 116,275 184,275 184,310 6,310">
            <text:p/>
          </draw:polygon>
          <draw:path draw:style-name="gr1" draw:text-style-name="P1" draw:layer="layout" svg:width="0.214cm" svg:height="0.319cm" svg:x="93.581cm" svg:y="26.5cm" svg:viewBox="0 0 215 320" svg:d="M107 33c-22 0-38 10-49 31-11 22-16 53-16 96s5 75 16 96 27 32 49 32c21 0 38-11 49-32 10-21 16-53 16-96s-6-74-16-96c-11-21-28-31-49-31zM107 0c34 0 60 14 79 41 18 27 29 67 29 119 0 53-11 93-29 120-19 27-45 40-80 40-34 0-60-13-79-40-18-27-27-67-27-120 0-52 9-92 27-119 19-27 45-41 80-41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9.579cm" fo:page-height="45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4:05:06.109418258</dc:date>
    <meta:editing-duration>PT3M7S</meta:editing-duration>
    <meta:editing-cycles>2</meta:editing-cycles>
    <meta:generator>LibreOffice/7.4.2.3$MacOSX_X86_64 LibreOffice_project/382eef1f22670f7f4118c8c2dd222ec7ad009daf</meta:generator>
    <meta:document-statistic meta:object-count="734"/>
  </office:meta>
</office:document-meta>
</file>